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Cambria" svg:font-family="Cambria"/>
    <style:font-face style:name="StarSymbol" svg:font-family="StarSymbol"/>
    <style:font-face style:name="Tahoma3" svg:font-family="Tahoma"/>
    <style:font-face style:name="Courier New1" svg:font-family="'Courier New'" style:font-family-generic="modern"/>
    <style:font-face style:name="LiberationSerif-Bold" svg:font-family="LiberationSerif-Bold" style:font-family-generic="roma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1"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3"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Text_20_Body_20_Single">
      <style:paragraph-properties fo:margin-left="0in" fo:margin-right="0in" fo:text-indent="0in" style:auto-text-indent="false"/>
    </style:style>
    <style:style style:name="P26"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style:font-name="Times New Roman" style:font-name-complex="Times New Roman"/>
    </style:style>
    <style:style style:name="P29"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30"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31"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32"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3" style:family="paragraph" style:parent-style-name="Standard">
      <style:paragraph-properties fo:margin-left="0in" fo:margin-right="0in" fo:text-indent="0in" style:auto-text-indent="false"/>
      <style:text-properties style:language-asian="zh" style:country-asian="CN"/>
    </style:style>
    <style:style style:name="P34" style:family="paragraph" style:parent-style-name="Standard">
      <style:paragraph-properties fo:margin-left="0in" fo:margin-right="0in" fo:text-indent="0in" style:auto-text-indent="false"/>
      <style:text-properties style:font-name="Times New Roman2" fo:font-size="12pt" fo:font-weight="normal" style:font-name-asian="LiberationSerif-Bold" style:font-size-asian="16pt" style:font-weight-asian="bold" style:font-name-complex="LiberationSerif-Bold" style:font-size-complex="16pt" style:font-weight-complex="bold"/>
    </style:style>
    <style:style style:name="P35" style:family="paragraph" style:parent-style-name="Code">
      <style:paragraph-properties fo:margin-left="0in" fo:margin-right="0in" fo:text-indent="0in" style:auto-text-indent="false"/>
    </style:style>
    <style:style style:name="P36" style:family="paragraph" style:parent-style-name="List_20_Paragraph">
      <style:paragraph-properties fo:margin-left="0in" fo:margin-right="0in" fo:text-indent="0in" style:auto-text-indent="false"/>
      <style:text-properties style:font-name="Times New Roman" style:font-name-complex="Times New Roman"/>
    </style:style>
    <style:style style:name="P37" style:family="paragraph" style:parent-style-name="Heading_20_3">
      <style:paragraph-properties fo:margin-left="0in" fo:margin-right="0in" fo:text-indent="0in" style:auto-text-indent="false"/>
    </style:style>
    <style:style style:name="P38"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9" style:family="paragraph" style:parent-style-name="Text_20_Body_20_Indent">
      <style:paragraph-properties fo:margin-left="0in" fo:margin-right="0in" fo:text-indent="0in" style:auto-text-indent="false"/>
    </style:style>
    <style:style style:name="P40" style:family="paragraph" style:parent-style-name="Heading_20_1">
      <style:paragraph-properties fo:margin-left="0in" fo:margin-right="0in" fo:text-indent="0in" style:auto-text-indent="false"/>
    </style:style>
    <style:style style:name="P41"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42" style:family="paragraph" style:parent-style-name="Heading_20_3">
      <style:text-properties fo:font-size="12pt" style:font-size-asian="12pt" style:font-size-complex="12pt"/>
    </style:style>
    <style:style style:name="P43" style:family="paragraph" style:parent-style-name="Heading_20_3">
      <style:text-properties fo:font-size="10pt" style:font-size-asian="10pt" style:font-size-complex="10pt"/>
    </style:style>
    <style:style style:name="P44" style:family="paragraph" style:parent-style-name="Heading_20_3">
      <style:text-properties fo:color="#000000" style:font-name="Helv1" fo:font-size="10pt" style:font-name-asian="Helv1" style:font-size-asian="10pt" style:font-name-complex="Helv1" style:font-size-complex="10pt"/>
    </style:style>
    <style:style style:name="P45" style:family="paragraph" style:parent-style-name="Heading_20_3">
      <style:text-properties fo:color="#000000" style:language-asian="zh" style:country-asian="CN"/>
    </style:style>
    <style:style style:name="P46"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7" style:family="paragraph" style:parent-style-name="Standard">
      <style:paragraph-properties fo:margin-left="0.25in" fo:margin-right="0in" fo:margin-top="0in" fo:margin-bottom="0in" fo:line-height="100%" fo:text-indent="0in" style:auto-text-indent="false" style:text-autospace="none" style:writing-mode="lr-tb"/>
    </style:style>
    <style:style style:name="P48" style:family="paragraph" style:parent-style-name="Standard">
      <style:text-properties style:font-weight-complex="bold"/>
    </style:style>
    <style:style style:name="P49" style:family="paragraph" style:parent-style-name="Standard">
      <style:paragraph-properties style:text-autospace="none"/>
    </style:style>
    <style:style style:name="P50" style:family="paragraph" style:parent-style-name="Standard">
      <style:text-properties fo:color="#000000"/>
    </style:style>
    <style:style style:name="P51" style:family="paragraph" style:parent-style-name="Standard">
      <style:text-properties fo:color="#000000" fo:font-weight="bold" style:font-weight-asian="bold" style:font-weight-complex="bold"/>
    </style:style>
    <style:style style:name="P52" style:family="paragraph" style:parent-style-name="Standard">
      <style:text-properties fo:color="#000000" style:font-name="Times New Roman" fo:font-size="12pt" style:font-name-asian="Helv1" style:font-size-asian="12pt" style:font-name-complex="Helv1" style:font-size-complex="12pt"/>
    </style:style>
    <style:style style:name="P53" style:family="paragraph" style:parent-style-name="Standard">
      <style:text-properties fo:color="#000000" style:font-name="Times New Roman" fo:font-size="12pt" fo:font-weight="normal" style:font-name-asian="Helv1" style:font-size-asian="12pt" style:font-name-complex="Helv1" style:font-size-complex="12pt"/>
    </style:style>
    <style:style style:name="P54"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5" style:family="paragraph" style:parent-style-name="Standard">
      <style:text-properties fo:color="#000000" style:font-name="Helv" fo:font-size="10pt" style:font-size-asian="10pt" style:font-name-complex="Helv" style:font-size-complex="10pt"/>
    </style:style>
    <style:style style:name="P56" style:family="paragraph" style:parent-style-name="Standard">
      <style:text-properties fo:color="#000000" fo:font-size="12pt" style:font-size-asian="12pt" style:language-asian="zh" style:country-asian="CN" style:font-size-complex="12pt"/>
    </style:style>
    <style:style style:name="P57" style:family="paragraph" style:parent-style-name="Standard">
      <style:text-properties fo:color="#000000" style:font-name="Helv1" fo:font-size="10pt" style:font-name-asian="Helv1" style:font-size-asian="10pt" style:font-name-complex="Helv1" style:font-size-complex="10pt"/>
    </style:style>
    <style:style style:name="P58" style:family="paragraph" style:parent-style-name="Standard">
      <style:text-properties fo:color="#000000" style:font-name="Helv1" fo:font-size="10pt" fo:font-weight="bold" style:font-name-asian="Helv1" style:font-size-asian="10pt" style:font-name-complex="Helv1" style:font-size-complex="10pt"/>
    </style:style>
    <style:style style:name="P59"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60" style:family="paragraph" style:parent-style-name="Standard">
      <style:text-properties fo:color="#000000" style:font-name="Helv1" fo:font-size="10pt" fo:font-weight="normal" style:font-name-asian="Helv1" style:font-size-asian="10pt" style:font-name-complex="Helv1" style:font-size-complex="10pt"/>
    </style:style>
    <style:style style:name="P61" style:family="paragraph" style:parent-style-name="Standard">
      <style:text-properties fo:color="#000000" style:font-name-complex="Helv"/>
    </style:style>
    <style:style style:name="P62" style:family="paragraph" style:parent-style-name="Standard">
      <style:text-properties fo:color="#000000" style:font-name="Times New Roman1" fo:font-size="16pt" fo:font-style="normal" fo:font-weight="bold" style:font-name-asian="Helv1" style:font-size-asian="16pt" style:language-asian="zh" style:country-asian="CN" style:font-style-asian="italic" style:font-weight-asian="bold" style:font-name-complex="Helv1" style:font-size-complex="16pt" style:font-weight-complex="normal"/>
    </style:style>
    <style:style style:name="P63" style:family="paragraph" style:parent-style-name="Standard">
      <style:text-properties fo:font-weight="bold"/>
    </style:style>
    <style:style style:name="P64" style:family="paragraph" style:parent-style-name="Standard">
      <style:text-properties fo:font-weight="bold" style:font-weight-asian="bold" style:font-weight-complex="bold"/>
    </style:style>
    <style:style style:name="P65" style:family="paragraph" style:parent-style-name="Standard">
      <style:text-properties fo:font-weight="bold" style:language-asian="zh" style:country-asian="CN" style:font-weight-asian="bold" style:font-weight-complex="bold"/>
    </style:style>
    <style:style style:name="P66" style:family="paragraph" style:parent-style-name="Standard">
      <style:text-properties style:font-name="Times New Roman" fo:font-size="12pt" style:font-size-asian="12pt" style:font-size-complex="12pt"/>
    </style:style>
    <style:style style:name="P67" style:family="paragraph" style:parent-style-name="Standard">
      <style:text-properties style:font-name="Times New Roman" fo:font-size="12pt" fo:font-weight="normal" style:font-size-asian="12pt" style:font-size-complex="12pt"/>
    </style:style>
    <style:style style:name="P68" style:family="paragraph" style:parent-style-name="Standard">
      <style:text-properties style:font-name="Times New Roman" fo:font-size="12pt" fo:font-style="normal" fo:font-weight="normal" style:font-size-asian="14pt" style:font-size-complex="14pt"/>
    </style:style>
    <style:style style:name="P69" style:family="paragraph" style:parent-style-name="Standard">
      <style:text-properties style:font-name="Times New Roman" fo:font-weight="bold" style:language-asian="zh" style:country-asian="CN" style:font-weight-asian="bold" style:font-name-complex="Times New Roman" style:font-weight-complex="bold"/>
    </style:style>
    <style:style style:name="P70" style:family="paragraph" style:parent-style-name="Standard">
      <style:text-properties style:font-name="Times New Roman" style:font-name-complex="Times New Roman"/>
    </style:style>
    <style:style style:name="P71" style:family="paragraph" style:parent-style-name="Standard">
      <style:text-properties style:font-name="Times New Roman" fo:font-style="normal" style:font-style-asian="italic" style:font-name-complex="Times New Roman" style:font-style-complex="italic"/>
    </style:style>
    <style:style style:name="P72" style:family="paragraph" style:parent-style-name="Standard">
      <style:text-properties fo:font-size="12pt" style:font-size-asian="12pt" style:font-size-complex="12pt"/>
    </style:style>
    <style:style style:name="P73" style:family="paragraph" style:parent-style-name="Standard">
      <style:text-properties fo:font-size="12pt" fo:font-style="normal" fo:font-weight="bold" style:font-size-asian="12pt" style:language-asian="zh" style:country-asian="CN" style:font-style-asian="normal" style:font-weight-asian="bold" style:font-size-complex="12pt" style:font-style-complex="normal" style:font-weight-complex="bold"/>
    </style:style>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Standard">
      <style:text-properties fo:font-style="italic" fo:font-weight="bold" style:font-weight-asian="normal" style:font-weight-complex="normal"/>
    </style:style>
    <style:style style:name="P77" style:family="paragraph" style:parent-style-name="Standard">
      <style:text-properties fo:font-style="italic" fo:font-weight="normal" style:font-style-asian="italic" style:font-weight-asian="normal" style:font-style-complex="italic" style:font-weight-complex="normal"/>
    </style:style>
    <style:style style:name="P78" style:family="paragraph" style:parent-style-name="Standard">
      <style:text-properties style:language-asian="zh" style:country-asian="CN"/>
    </style:style>
    <style:style style:name="P79"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80" style:family="paragraph" style:parent-style-name="Standard">
      <style:text-properties fo:font-weight="normal" style:font-weight-asian="normal" style:font-weight-complex="normal"/>
    </style:style>
    <style:style style:name="P81" style:family="paragraph" style:parent-style-name="Standard">
      <style:text-properties style:text-line-through-style="none" style:font-name="Times New Roman" fo:font-style="italic" style:font-style-asian="italic" style:font-name-complex="Times New Roman" style:font-style-complex="italic"/>
    </style:style>
    <style:style style:name="P82"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83"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84"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5" style:family="paragraph" style:parent-style-name="Standard">
      <style:text-properties style:use-window-font-color="true" style:font-name="Times New Roma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86" style:family="paragraph" style:parent-style-name="Standard">
      <style:text-properties fo:font-size="14pt" style:font-size-asian="14pt" style:font-size-complex="14pt"/>
    </style:style>
    <style:style style:name="P87" style:family="paragraph" style:parent-style-name="Standard">
      <style:text-properties style:font-name="Cambria" fo:font-size="12pt" style:font-name-asian="Cambria" style:font-size-asian="12pt" style:font-name-complex="Cambria" style:font-size-complex="12pt"/>
    </style:style>
    <style:style style:name="P88"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9" style:family="paragraph" style:parent-style-name="Standard">
      <style:text-properties style:font-name="Helv1" fo:font-size="10pt" style:font-size-asian="10pt" style:language-asian="zh" style:country-asian="CN" style:font-size-complex="10pt"/>
    </style:style>
    <style:style style:name="P90"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91" style:family="paragraph" style:parent-style-name="Standard">
      <style:paragraph-properties fo:margin-left="0.5in" fo:margin-right="0in" fo:text-indent="0in" style:auto-text-indent="false"/>
    </style:style>
    <style:style style:name="P92"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93"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94"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95"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96" style:family="paragraph" style:parent-style-name="Code">
      <style:paragraph-properties fo:margin-left="0.5in" fo:margin-right="0in" fo:text-indent="0in" style:auto-text-indent="false"/>
    </style:style>
    <style:style style:name="P97" style:family="paragraph" style:parent-style-name="List_20_Number_20_2">
      <style:paragraph-properties fo:margin-left="0.5in" fo:margin-right="0in" fo:text-indent="0in" style:auto-text-indent="false"/>
      <style:text-properties fo:font-size="12pt" style:font-size-asian="12pt" style:font-size-complex="12pt"/>
    </style:style>
    <style:style style:name="P98"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9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0"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01"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102" style:family="paragraph" style:parent-style-name="Standard">
      <style:paragraph-properties fo:orphans="2" fo:widows="2" style:writing-mode="lr-tb"/>
    </style:style>
    <style:style style:name="P103" style:family="paragraph" style:parent-style-name="Code">
      <style:paragraph-properties fo:orphans="2" fo:widows="2" style:writing-mode="lr-tb"/>
    </style:style>
    <style:style style:name="P104"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5"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6"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7"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8"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9"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10"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11"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2"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3"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14" style:family="paragraph" style:parent-style-name="Heading_20_4">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15"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16"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17" style:family="paragraph" style:parent-style-name="Heading_20_1">
      <style:paragraph-properties fo:orphans="2" fo:widows="2" style:writing-mode="lr-tb"/>
      <style:text-properties style:use-window-font-color="true" style:font-name="Times-Roman" fo:language="en" fo:country="US" style:font-name-asian="Times-Roman" style:font-name-complex="Times-Roman" style:language-complex="ar" style:country-complex="SA"/>
    </style:style>
    <style:style style:name="P118"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19"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20" style:family="paragraph" style:parent-style-name="Code">
      <style:paragraph-properties fo:margin-left="1in" fo:margin-right="0in" fo:text-indent="0in" style:auto-text-indent="false"/>
    </style:style>
    <style:style style:name="P121" style:family="paragraph" style:parent-style-name="Code">
      <style:paragraph-properties fo:margin-left="1in" fo:margin-right="0in" fo:text-indent="0in" style:auto-text-indent="false"/>
      <style:text-properties style:language-asian="zh" style:country-asian="CN"/>
    </style:style>
    <style:style style:name="P122" style:family="paragraph" style:parent-style-name="Standard">
      <style:paragraph-properties fo:margin-left="1in" fo:margin-right="0in" fo:text-indent="0in" style:auto-text-indent="false"/>
    </style:style>
    <style:style style:name="P123"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124"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25" style:family="paragraph" style:parent-style-name="Code">
      <style:text-properties style:language-asian="zh" style:country-asian="CN"/>
    </style:style>
    <style:style style:name="P126" style:family="paragraph" style:parent-style-name="Code">
      <style:text-properties fo:font-weight="normal" style:font-weight-asian="normal" style:font-weight-complex="normal"/>
    </style:style>
    <style:style style:name="P127" style:family="paragraph" style:parent-style-name="Code">
      <style:text-properties style:font-name="Tms Rmn1" fo:font-size="10pt" style:font-name-asian="Tms Rmn1" style:font-size-asian="10pt" style:font-name-complex="Tms Rmn1" style:font-size-complex="10pt"/>
    </style:style>
    <style:style style:name="P128"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29" style:family="paragraph" style:parent-style-name="Code">
      <style:text-properties style:font-name="Times New Roman" fo:font-size="10pt" style:font-size-asian="10pt" style:language-asian="zh" style:country-asian="CN" style:font-size-complex="10pt"/>
    </style:style>
    <style:style style:name="P130" style:family="paragraph" style:parent-style-name="Code">
      <style:text-properties fo:font-size="10pt" style:font-size-asian="10pt" style:font-size-complex="10pt"/>
    </style:style>
    <style:style style:name="P131" style:family="paragraph" style:parent-style-name="Text_20_body_20_indent">
      <style:text-properties style:font-name="Times-Roman" style:font-name-asian="Times-Roman" style:font-name-complex="Times-Roman"/>
    </style:style>
    <style:style style:name="P132" style:family="paragraph" style:parent-style-name="Text_20_body_20_indent">
      <style:text-properties fo:font-size="10pt"/>
    </style:style>
    <style:style style:name="P133" style:family="paragraph" style:parent-style-name="Text_20_body_20_indent">
      <style:text-properties style:font-name="Times New Roman" fo:font-size="12pt" style:font-size-asian="12pt" style:font-size-complex="12pt"/>
    </style:style>
    <style:style style:name="P134"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35" style:family="paragraph" style:parent-style-name="Text_20_body">
      <style:text-properties fo:font-weight="bold" style:font-weight-asian="bold" style:font-weight-complex="bold"/>
    </style:style>
    <style:style style:name="P136" style:family="paragraph" style:parent-style-name="Text_20_body">
      <style:text-properties style:font-name="Times New Roman" style:font-name-asian="Times New Roman"/>
    </style:style>
    <style:style style:name="P137" style:family="paragraph" style:parent-style-name="Text_20_body">
      <style:text-properties style:font-name="Tms Rmn" fo:font-weight="bold" style:font-weight-asian="bold" style:font-weight-complex="bold"/>
    </style:style>
    <style:style style:name="P138" style:family="paragraph" style:parent-style-name="Text_20_body">
      <style:text-properties fo:color="#ff0000" fo:font-weight="bold" style:font-weight-asian="bold" style:font-weight-complex="bold"/>
    </style:style>
    <style:style style:name="P139"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40"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41" style:family="paragraph" style:parent-style-name="Text_20_body">
      <style:text-properties fo:font-weight="normal" style:font-weight-asian="bold" style:font-weight-complex="bold"/>
    </style:style>
    <style:style style:name="P142" style:family="paragraph" style:parent-style-name="Text_20_body">
      <style:text-properties fo:font-weight="normal" style:language-asian="zh" style:country-asian="CN" style:font-weight-asian="bold" style:font-weight-complex="bold"/>
    </style:style>
    <style:style style:name="P143" style:family="paragraph" style:parent-style-name="Text_20_body">
      <style:text-properties fo:font-size="8pt"/>
    </style:style>
    <style:style style:name="P144"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45"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46" style:family="paragraph" style:parent-style-name="Body_20_Text_20_First_20_Indent">
      <style:paragraph-properties fo:margin-top="0in" fo:margin-bottom="0.0835in" fo:orphans="2" fo:widows="2" style:writing-mode="lr-tb"/>
    </style:style>
    <style:style style:name="P147"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8"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49" style:family="paragraph" style:parent-style-name="Heading_20_1">
      <style:paragraph-properties fo:margin-left="-0.022in" fo:margin-right="0in" fo:text-indent="0in" style:auto-text-indent="false"/>
      <style:text-properties fo:color="#000000" style:font-name="Arial" fo:font-size="16pt" fo:font-style="normal" fo:font-weight="bold" style:font-name-asian="Times New Roman" style:font-size-asian="16pt" style:language-asian="zh" style:country-asian="CN" style:font-style-asian="normal" style:font-weight-asian="normal" style:font-name-complex="TimesNewRomanPSMT" style:font-size-complex="16pt" style:font-style-complex="normal" style:font-weight-complex="normal"/>
    </style:style>
    <style:style style:name="P150"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51" style:family="paragraph" style:parent-style-name="Default_20_Text">
      <style:text-properties fo:color="#000000" style:font-name="Times New Roman" fo:font-size="12pt" style:font-name-asian="Helv1" style:font-size-asian="12pt" style:font-name-complex="Helv1" style:font-size-complex="12pt"/>
    </style:style>
    <style:style style:name="P152" style:family="paragraph" style:parent-style-name="Default_20_Text">
      <style:text-properties style:font-name="Times New Roman"/>
    </style:style>
    <style:style style:name="P153" style:family="paragraph" style:parent-style-name="Heading_20_4">
      <style:text-properties style:font-name="Times New Roman" fo:font-size="12pt" fo:font-weight="bold" style:font-size-asian="12pt" style:font-size-complex="12pt"/>
    </style:style>
    <style:style style:name="P154" style:family="paragraph" style:parent-style-name="Standard">
      <style:paragraph-properties fo:margin-left="0.0193in" fo:margin-right="0in" fo:margin-top="0.1665in" fo:margin-bottom="0.0417in" fo:orphans="2" fo:widows="2" fo:text-indent="0in" style:auto-text-indent="false" style:writing-mode="lr-tb"/>
    </style:style>
    <style:style style:name="P15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5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57" style:family="paragraph" style:parent-style-name="Text_20_Body_20_Indent">
      <style:text-properties style:font-name="Times-Roman" style:font-name-asian="Times-Roman" style:font-name-complex="Times-Roman"/>
    </style:style>
    <style:style style:name="P158" style:family="paragraph" style:parent-style-name="Heading_20_1">
      <style:text-properties style:font-name="Times New Roman" fo:font-size="16pt" style:font-size-asian="16pt" style:font-size-complex="16pt"/>
    </style:style>
    <style:style style:name="P159"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60" style:family="paragraph" style:parent-style-name="Heading_20_1">
      <style:text-properties style:font-name="Times New Roman" fo:font-size="14pt" style:font-size-asian="14pt" style:font-size-complex="14pt"/>
    </style:style>
    <style:style style:name="P161" style:family="paragraph" style:parent-style-name="Heading_20_1">
      <style:text-properties fo:font-size="16pt" style:font-size-asian="16pt" style:font-size-complex="16pt"/>
    </style:style>
    <style:style style:name="P162" style:family="paragraph" style:parent-style-name="Heading_20_1">
      <style:text-properties style:font-name="Times-Roman" fo:font-size="14pt" style:font-name-asian="Times-Roman" style:font-size-asian="14pt" style:font-name-complex="Times-Roman" style:font-size-complex="14pt"/>
    </style:style>
    <style:style style:name="P163" style:family="paragraph" style:parent-style-name="Heading_20_1">
      <style:text-properties fo:font-size="14pt" style:font-size-asian="14pt" style:font-size-complex="14pt"/>
    </style:style>
    <style:style style:name="P164" style:family="paragraph" style:parent-style-name="Heading_20_1">
      <style:text-properties style:font-name="Arial" fo:font-size="16pt" style:font-name-asian="Times-Roman" style:font-size-asian="16pt" style:font-name-complex="Times-Roman" style:font-size-complex="16pt"/>
    </style:style>
    <style:style style:name="P165" style:family="paragraph" style:parent-style-name="Heading_20_1">
      <style:text-properties style:font-name="Arial" fo:font-size="16pt" style:font-size-asian="16pt" style:font-size-complex="16pt"/>
    </style:style>
    <style:style style:name="P166"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67" style:family="paragraph" style:parent-style-name="Heading_20_2">
      <style:text-properties fo:color="#000000" style:font-name-complex="Helv"/>
    </style:style>
    <style:style style:name="P168"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69" style:family="paragraph" style:parent-style-name="Heading_20_2">
      <style:text-properties fo:font-size="14pt" style:font-size-asian="14pt" style:font-size-complex="14pt"/>
    </style:style>
    <style:style style:name="P170" style:family="paragraph" style:parent-style-name="Heading_20_2">
      <style:text-properties fo:font-size="12pt"/>
    </style:style>
    <style:style style:name="P171" style:family="paragraph" style:parent-style-name="List_20_Number_20_2">
      <style:text-properties fo:font-size="12pt" style:font-size-asian="12pt" style:font-size-complex="12pt"/>
    </style:style>
    <style:style style:name="P172" style:family="paragraph" style:parent-style-name="List_20_Number_20_4">
      <style:paragraph-properties fo:margin-left="-1in" fo:margin-right="0in" fo:text-indent="0in" style:auto-text-indent="false"/>
    </style:style>
    <style:style style:name="P173" style:family="paragraph" style:parent-style-name="Contents_20_1">
      <style:paragraph-properties>
        <style:tab-stops>
          <style:tab-stop style:position="6.9in" style:type="right" style:leader-style="dotted" style:leader-text="."/>
        </style:tab-stops>
      </style:paragraph-properties>
    </style:style>
    <style:style style:name="P174" style:family="paragraph" style:parent-style-name="Contents_20_2">
      <style:paragraph-properties>
        <style:tab-stops>
          <style:tab-stop style:position="6.7335in" style:type="right" style:leader-style="dotted" style:leader-text="."/>
        </style:tab-stops>
      </style:paragraph-properties>
    </style:style>
    <style:style style:name="P175" style:family="paragraph" style:parent-style-name="Text_20_body" style:list-style-name="L12"/>
    <style:style style:name="P176" style:family="paragraph" style:parent-style-name="Text_20_body" style:list-style-name="L12"/>
    <style:style style:name="P177" style:family="paragraph" style:parent-style-name="Text_20_body" style:list-style-name="L12"/>
    <style:style style:name="P178" style:family="paragraph" style:parent-style-name="Text_20_body" style:list-style-name="L12"/>
    <style:style style:name="P179" style:family="paragraph" style:parent-style-name="Text_20_body" style:list-style-name="L37">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80"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81"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82" style:family="paragraph" style:parent-style-name="Text_20_Body_20_Indent" style:list-style-name="L11">
      <style:text-properties style:font-name="Times-Roman" style:font-name-asian="Times-Roman" style:font-name-complex="Times-Roman"/>
    </style:style>
    <style:style style:name="P183" style:family="paragraph" style:parent-style-name="Text_20_Body_20_Indent" style:list-style-name="L11">
      <style:text-properties style:font-name="Times-Roman" style:font-name-asian="Times-Roman" style:font-name-complex="Times-Roman"/>
    </style:style>
    <style:style style:name="P184" style:family="paragraph" style:parent-style-name="Text_20_Body_20_Indent" style:list-style-name="L11">
      <style:text-properties style:font-name="Times-Roman" style:font-name-asian="Times-Roman" style:font-name-complex="Times-Roman"/>
    </style:style>
    <style:style style:name="P185" style:family="paragraph" style:parent-style-name="Text_20_Body_20_Indent" style:list-style-name="L11">
      <style:text-properties style:font-name="Times-Roman" style:font-name-asian="Times-Roman" style:font-name-complex="Times-Roman"/>
    </style:style>
    <style:style style:name="P186" style:family="paragraph" style:parent-style-name="Text_20_Body_20_Indent" style:list-style-name="L11">
      <style:text-properties style:font-name="Times-Roman" style:font-name-asian="Times-Roman" style:font-name-complex="Times-Roman"/>
    </style:style>
    <style:style style:name="P187" style:family="paragraph" style:parent-style-name="Text_20_Body_20_Indent" style:list-style-name="L11">
      <style:text-properties style:font-name="Times-Roman" style:font-name-asian="Times-Roman" style:font-name-complex="Times-Roman"/>
    </style:style>
    <style:style style:name="P188" style:family="paragraph" style:parent-style-name="Text_20_Body_20_Indent" style:list-style-name="L11">
      <style:text-properties style:font-name="Times-Roman" style:font-name-asian="Times-Roman" style:font-name-complex="Times-Roman"/>
    </style:style>
    <style:style style:name="P189" style:family="paragraph" style:parent-style-name="Text_20_Body_20_Indent" style:list-style-name="L11">
      <style:text-properties style:font-name="Times-Roman" style:font-name-asian="Times-Roman" style:font-name-complex="Times-Roman"/>
    </style:style>
    <style:style style:name="P190" style:family="paragraph" style:parent-style-name="Text_20_Body_20_Indent" style:list-style-name="L11">
      <style:text-properties style:font-name="Times-Roman" style:font-name-asian="Times-Roman" style:font-name-complex="Times-Roman"/>
    </style:style>
    <style:style style:name="P191" style:family="paragraph" style:parent-style-name="Text_20_Body_20_Indent" style:list-style-name="L11">
      <style:text-properties style:font-name="Times-Roman" style:font-name-asian="Times-Roman" style:font-name-complex="Times-Roman"/>
    </style:style>
    <style:style style:name="P192" style:family="paragraph" style:parent-style-name="Code" style:list-style-name="L3">
      <style:paragraph-properties fo:margin-left="1in" fo:margin-right="0in" fo:text-indent="0in" style:auto-text-indent="false"/>
    </style:style>
    <style:style style:name="P193" style:family="paragraph" style:parent-style-name="Code" style:list-style-name="L3">
      <style:paragraph-properties fo:margin-left="1in" fo:margin-right="0in" fo:text-indent="0in" style:auto-text-indent="false"/>
    </style:style>
    <style:style style:name="P194" style:family="paragraph" style:parent-style-name="Code" style:list-style-name="L3">
      <style:paragraph-properties fo:margin-left="1in" fo:margin-right="0in" fo:text-indent="0in" style:auto-text-indent="false"/>
    </style:style>
    <style:style style:name="P195" style:family="paragraph" style:parent-style-name="Code" style:list-style-name="L9">
      <style:paragraph-properties fo:margin-left="1in" fo:margin-right="0in" fo:text-indent="0in" style:auto-text-indent="false"/>
      <style:text-properties style:language-asian="zh" style:country-asian="CN"/>
    </style:style>
    <style:style style:name="P196" style:family="paragraph" style:parent-style-name="Code" style:list-style-name="L6">
      <style:paragraph-properties fo:margin-left="0in" fo:margin-right="0in" fo:text-indent="0in" style:auto-text-indent="false"/>
    </style:style>
    <style:style style:name="P197" style:family="paragraph" style:parent-style-name="Code" style:list-style-name="L6">
      <style:paragraph-properties fo:margin-left="0in" fo:margin-right="0in" fo:text-indent="0in" style:auto-text-indent="false"/>
    </style:style>
    <style:style style:name="P198" style:family="paragraph" style:parent-style-name="List_20_Number_20_4">
      <style:paragraph-properties fo:margin-left="0in" fo:margin-right="0in" fo:text-indent="0in" style:auto-text-indent="false"/>
    </style:style>
    <style:style style:name="P199" style:family="paragraph" style:parent-style-name="Standard" style:list-style-name="L1"/>
    <style:style style:name="P200" style:family="paragraph" style:parent-style-name="Standard" style:list-style-name="L1"/>
    <style:style style:name="P201" style:family="paragraph" style:parent-style-name="Standard" style:list-style-name="L1"/>
    <style:style style:name="P202" style:family="paragraph" style:parent-style-name="Standard" style:list-style-name="L2">
      <style:text-properties fo:font-weight="bold" style:font-weight-asian="bold" style:font-weight-complex="bold"/>
    </style:style>
    <style:style style:name="P203" style:family="paragraph" style:parent-style-name="Standard" style:list-style-name="L2">
      <style:text-properties fo:font-weight="bold" style:font-weight-asian="bold" style:font-weight-complex="bold"/>
    </style:style>
    <style:style style:name="P204" style:family="paragraph" style:parent-style-name="Standard" style:list-style-name="L2">
      <style:text-properties fo:font-weight="bold" style:font-weight-asian="bold" style:font-weight-complex="bold"/>
    </style:style>
    <style:style style:name="P205" style:family="paragraph" style:parent-style-name="Standard" style:list-style-name="L2">
      <style:text-properties fo:font-weight="normal" style:font-weight-asian="normal" style:font-weight-complex="normal"/>
    </style:style>
    <style:style style:name="P206" style:family="paragraph" style:parent-style-name="Standard" style:list-style-name="L4">
      <style:paragraph-properties>
        <style:tab-stops>
          <style:tab-stop style:position="2.7953in"/>
        </style:tab-stops>
      </style:paragraph-properties>
    </style:style>
    <style:style style:name="P207" style:family="paragraph" style:parent-style-name="Standard" style:list-style-name="L4"/>
    <style:style style:name="P208" style:family="paragraph" style:parent-style-name="Standard" style:list-style-name="L4"/>
    <style:style style:name="P209" style:family="paragraph" style:parent-style-name="Standard" style:list-style-name="L4"/>
    <style:style style:name="P210" style:family="paragraph" style:parent-style-name="Standard" style:list-style-name="L4"/>
    <style:style style:name="P211" style:family="paragraph" style:parent-style-name="Standard" style:list-style-name="L4"/>
    <style:style style:name="P212" style:family="paragraph" style:parent-style-name="Standard" style:list-style-name="L4"/>
    <style:style style:name="P213" style:family="paragraph" style:parent-style-name="Standard" style:list-style-name="L4"/>
    <style:style style:name="P214" style:family="paragraph" style:parent-style-name="Standard" style:list-style-name="L5"/>
    <style:style style:name="P215" style:family="paragraph" style:parent-style-name="Standard" style:list-style-name="L5">
      <style:text-properties style:language-asian="zh" style:country-asian="CN"/>
    </style:style>
    <style:style style:name="P216" style:family="paragraph" style:parent-style-name="Standard" style:list-style-name="L10"/>
    <style:style style:name="P217" style:family="paragraph" style:parent-style-name="Standard" style:list-style-name="L10"/>
    <style:style style:name="P218" style:family="paragraph" style:parent-style-name="Standard" style:list-style-name="L13"/>
    <style:style style:name="P219" style:family="paragraph" style:parent-style-name="Standard" style:list-style-name="L13"/>
    <style:style style:name="P220" style:family="paragraph" style:parent-style-name="Standard" style:list-style-name="L13"/>
    <style:style style:name="P221" style:family="paragraph" style:parent-style-name="Standard" style:list-style-name="L13"/>
    <style:style style:name="P222" style:family="paragraph" style:parent-style-name="Standard" style:list-style-name="L13"/>
    <style:style style:name="P223" style:family="paragraph" style:parent-style-name="Standard" style:list-style-name="L13"/>
    <style:style style:name="P224" style:family="paragraph" style:parent-style-name="Standard" style:list-style-name="L13"/>
    <style:style style:name="P225" style:family="paragraph" style:parent-style-name="Standard" style:list-style-name="L13"/>
    <style:style style:name="P226" style:family="paragraph" style:parent-style-name="Standard" style:list-style-name="L13"/>
    <style:style style:name="P227" style:family="paragraph" style:parent-style-name="Standard" style:list-style-name="L13"/>
    <style:style style:name="P228" style:family="paragraph" style:parent-style-name="Standard" style:list-style-name="L13"/>
    <style:style style:name="P229" style:family="paragraph" style:parent-style-name="Standard" style:list-style-name="L13"/>
    <style:style style:name="P230" style:family="paragraph" style:parent-style-name="Standard" style:list-style-name="L13"/>
    <style:style style:name="P231" style:family="paragraph" style:parent-style-name="Standard" style:list-style-name="L13"/>
    <style:style style:name="P232" style:family="paragraph" style:parent-style-name="Standard" style:list-style-name="L13"/>
    <style:style style:name="P233" style:family="paragraph" style:parent-style-name="Standard" style:list-style-name="L13"/>
    <style:style style:name="P234" style:family="paragraph" style:parent-style-name="Standard" style:list-style-name="L13"/>
    <style:style style:name="P235" style:family="paragraph" style:parent-style-name="Standard" style:list-style-name="L13"/>
    <style:style style:name="P236" style:family="paragraph" style:parent-style-name="Standard" style:list-style-name="L13"/>
    <style:style style:name="P237" style:family="paragraph" style:parent-style-name="Standard" style:list-style-name="L13"/>
    <style:style style:name="P238" style:family="paragraph" style:parent-style-name="Standard" style:list-style-name="L13"/>
    <style:style style:name="P239" style:family="paragraph" style:parent-style-name="Standard" style:list-style-name="L13"/>
    <style:style style:name="P240" style:family="paragraph" style:parent-style-name="Standard" style:list-style-name="L13"/>
    <style:style style:name="P241" style:family="paragraph" style:parent-style-name="Standard" style:list-style-name="L13"/>
    <style:style style:name="P242" style:family="paragraph" style:parent-style-name="Standard" style:list-style-name="L13"/>
    <style:style style:name="P243" style:family="paragraph" style:parent-style-name="Standard" style:list-style-name="L14"/>
    <style:style style:name="P244" style:family="paragraph" style:parent-style-name="Standard" style:list-style-name="L14"/>
    <style:style style:name="P245" style:family="paragraph" style:parent-style-name="Standard" style:list-style-name="L14"/>
    <style:style style:name="P246" style:family="paragraph" style:parent-style-name="Standard" style:list-style-name="L14"/>
    <style:style style:name="P247" style:family="paragraph" style:parent-style-name="Standard" style:list-style-name="L14"/>
    <style:style style:name="P248" style:family="paragraph" style:parent-style-name="Standard" style:list-style-name="L14"/>
    <style:style style:name="P249" style:family="paragraph" style:parent-style-name="Standard" style:list-style-name="L15"/>
    <style:style style:name="P250" style:family="paragraph" style:parent-style-name="Standard" style:list-style-name="L15"/>
    <style:style style:name="P251" style:family="paragraph" style:parent-style-name="Standard" style:list-style-name="L15"/>
    <style:style style:name="P252" style:family="paragraph" style:parent-style-name="Standard" style:list-style-name="L15"/>
    <style:style style:name="P253" style:family="paragraph" style:parent-style-name="Standard" style:list-style-name="L15"/>
    <style:style style:name="P254" style:family="paragraph" style:parent-style-name="Standard" style:list-style-name="L15"/>
    <style:style style:name="P255" style:family="paragraph" style:parent-style-name="Standard" style:list-style-name="L15"/>
    <style:style style:name="P256" style:family="paragraph" style:parent-style-name="Standard" style:list-style-name="L15"/>
    <style:style style:name="P257" style:family="paragraph" style:parent-style-name="Standard" style:list-style-name="L15"/>
    <style:style style:name="P258" style:family="paragraph" style:parent-style-name="Standard" style:list-style-name="L16"/>
    <style:style style:name="P259" style:family="paragraph" style:parent-style-name="Standard" style:list-style-name="L17"/>
    <style:style style:name="P260" style:family="paragraph" style:parent-style-name="Standard" style:list-style-name="L17"/>
    <style:style style:name="P261" style:family="paragraph" style:parent-style-name="Standard" style:list-style-name="L17"/>
    <style:style style:name="P262" style:family="paragraph" style:parent-style-name="Standard" style:list-style-name="L17"/>
    <style:style style:name="P263" style:family="paragraph" style:parent-style-name="Standard" style:list-style-name="L17"/>
    <style:style style:name="P264" style:family="paragraph" style:parent-style-name="Standard" style:list-style-name="L17"/>
    <style:style style:name="P265" style:family="paragraph" style:parent-style-name="Standard" style:list-style-name="L17"/>
    <style:style style:name="P266" style:family="paragraph" style:parent-style-name="Standard" style:list-style-name="L17"/>
    <style:style style:name="P267" style:family="paragraph" style:parent-style-name="Standard" style:list-style-name="L18"/>
    <style:style style:name="P268" style:family="paragraph" style:parent-style-name="Standard" style:list-style-name="L18"/>
    <style:style style:name="P269" style:family="paragraph" style:parent-style-name="Standard" style:list-style-name="L18"/>
    <style:style style:name="P270" style:family="paragraph" style:parent-style-name="Standard" style:list-style-name="L18"/>
    <style:style style:name="P271" style:family="paragraph" style:parent-style-name="Standard" style:list-style-name="L18"/>
    <style:style style:name="P272" style:family="paragraph" style:parent-style-name="Standard" style:list-style-name="L18"/>
    <style:style style:name="P273" style:family="paragraph" style:parent-style-name="Standard" style:list-style-name="L18"/>
    <style:style style:name="P274" style:family="paragraph" style:parent-style-name="Standard" style:list-style-name="L19"/>
    <style:style style:name="P275" style:family="paragraph" style:parent-style-name="Standard" style:list-style-name="L19"/>
    <style:style style:name="P276" style:family="paragraph" style:parent-style-name="Standard" style:list-style-name="L20"/>
    <style:style style:name="P277" style:family="paragraph" style:parent-style-name="Standard" style:list-style-name="L20"/>
    <style:style style:name="P278" style:family="paragraph" style:parent-style-name="Standard" style:list-style-name="L20"/>
    <style:style style:name="P279" style:family="paragraph" style:parent-style-name="Standard" style:list-style-name="L21"/>
    <style:style style:name="P280" style:family="paragraph" style:parent-style-name="Standard" style:list-style-name="L21"/>
    <style:style style:name="P281" style:family="paragraph" style:parent-style-name="Standard" style:list-style-name="L21"/>
    <style:style style:name="P282" style:family="paragraph" style:parent-style-name="Standard" style:list-style-name="L21"/>
    <style:style style:name="P283" style:family="paragraph" style:parent-style-name="Standard" style:list-style-name="L21"/>
    <style:style style:name="P284" style:family="paragraph" style:parent-style-name="Standard" style:list-style-name="L21"/>
    <style:style style:name="P285" style:family="paragraph" style:parent-style-name="Standard" style:list-style-name="L21"/>
    <style:style style:name="P286" style:family="paragraph" style:parent-style-name="Standard" style:list-style-name="L21"/>
    <style:style style:name="P287" style:family="paragraph" style:parent-style-name="Standard" style:list-style-name="L21"/>
    <style:style style:name="P288" style:family="paragraph" style:parent-style-name="Standard" style:list-style-name="L22"/>
    <style:style style:name="P289" style:family="paragraph" style:parent-style-name="Standard" style:list-style-name="L23"/>
    <style:style style:name="P290" style:family="paragraph" style:parent-style-name="Standard" style:list-style-name="L23"/>
    <style:style style:name="P291" style:family="paragraph" style:parent-style-name="Standard" style:list-style-name="L24"/>
    <style:style style:name="P292" style:family="paragraph" style:parent-style-name="Standard" style:list-style-name="L24"/>
    <style:style style:name="P293" style:family="paragraph" style:parent-style-name="Standard" style:list-style-name="L24"/>
    <style:style style:name="P294" style:family="paragraph" style:parent-style-name="Standard" style:list-style-name="L24">
      <style:text-properties fo:color="#000000" style:font-name="Tms Rmn1" fo:font-size="12pt" style:font-name-asian="Tms Rmn1" style:font-size-asian="12pt" style:font-name-complex="Tms Rmn1" style:font-size-complex="12pt"/>
    </style:style>
    <style:style style:name="P295" style:family="paragraph" style:parent-style-name="Standard" style:list-style-name="WW8Num17">
      <style:text-properties fo:color="#000000"/>
    </style:style>
    <style:style style:name="P296" style:family="paragraph" style:parent-style-name="Standard" style:list-style-name="WW8Num17">
      <style:text-properties fo:color="#000000"/>
    </style:style>
    <style:style style:name="P297" style:family="paragraph" style:parent-style-name="Standard" style:list-style-name="WW8Num17">
      <style:text-properties fo:color="#000000" fo:font-weight="bold" style:font-weight-asian="bold" style:font-weight-complex="bold"/>
    </style:style>
    <style:style style:name="P298" style:family="paragraph" style:parent-style-name="Standard" style:list-style-name="WW8Num17">
      <style:text-properties fo:color="#000000" fo:font-weight="bold" style:font-weight-asian="bold" style:font-weight-complex="bold"/>
    </style:style>
    <style:style style:name="P299" style:family="paragraph" style:parent-style-name="Standard" style:list-style-name="L24"/>
    <style:style style:name="P300" style:family="paragraph" style:parent-style-name="Standard" style:list-style-name="L24"/>
    <style:style style:name="P301" style:family="paragraph" style:parent-style-name="Standard" style:list-style-name="L24"/>
    <style:style style:name="P302" style:family="paragraph" style:parent-style-name="Standard" style:list-style-name="L24"/>
    <style:style style:name="P303" style:family="paragraph" style:parent-style-name="Standard" style:list-style-name="L24"/>
    <style:style style:name="P304" style:family="paragraph" style:parent-style-name="Standard" style:list-style-name="L24"/>
    <style:style style:name="P305" style:family="paragraph" style:parent-style-name="Standard" style:list-style-name="L24"/>
    <style:style style:name="P306" style:family="paragraph" style:parent-style-name="Standard" style:list-style-name="L24"/>
    <style:style style:name="P307" style:family="paragraph" style:parent-style-name="Standard" style:list-style-name="L25"/>
    <style:style style:name="P308" style:family="paragraph" style:parent-style-name="Standard" style:list-style-name="L25"/>
    <style:style style:name="P309" style:family="paragraph" style:parent-style-name="Standard" style:list-style-name="L25"/>
    <style:style style:name="P310" style:family="paragraph" style:parent-style-name="Standard" style:list-style-name="L25"/>
    <style:style style:name="P311" style:family="paragraph" style:parent-style-name="Standard" style:list-style-name="L25"/>
    <style:style style:name="P312" style:family="paragraph" style:parent-style-name="Standard" style:list-style-name="L25"/>
    <style:style style:name="P313" style:family="paragraph" style:parent-style-name="Standard" style:list-style-name="L25"/>
    <style:style style:name="P314" style:family="paragraph" style:parent-style-name="Standard" style:list-style-name="L25"/>
    <style:style style:name="P315" style:family="paragraph" style:parent-style-name="Standard" style:list-style-name="L25"/>
    <style:style style:name="P316" style:family="paragraph" style:parent-style-name="Standard" style:list-style-name="L25"/>
    <style:style style:name="P317" style:family="paragraph" style:parent-style-name="Standard" style:list-style-name="L25"/>
    <style:style style:name="P318" style:family="paragraph" style:parent-style-name="Standard" style:list-style-name="L25"/>
    <style:style style:name="P319" style:family="paragraph" style:parent-style-name="Standard" style:list-style-name="L25"/>
    <style:style style:name="P320" style:family="paragraph" style:parent-style-name="Standard" style:list-style-name="L25"/>
    <style:style style:name="P321" style:family="paragraph" style:parent-style-name="Standard" style:list-style-name="L26">
      <style:text-properties fo:font-size="12pt" style:font-size-asian="12pt" style:font-size-complex="12pt"/>
    </style:style>
    <style:style style:name="P322" style:family="paragraph" style:parent-style-name="Standard" style:list-style-name="L26">
      <style:text-properties fo:font-size="12pt" style:font-size-asian="12pt" style:font-size-complex="12pt"/>
    </style:style>
    <style:style style:name="P323" style:family="paragraph" style:parent-style-name="Standard" style:list-style-name="L26">
      <style:text-properties fo:font-size="12pt" style:font-size-asian="12pt" style:font-size-complex="12pt"/>
    </style:style>
    <style:style style:name="P324" style:family="paragraph" style:parent-style-name="Standard" style:list-style-name="L27"/>
    <style:style style:name="P325" style:family="paragraph" style:parent-style-name="Standard" style:list-style-name="L27"/>
    <style:style style:name="P326" style:family="paragraph" style:parent-style-name="Standard" style:list-style-name="L27"/>
    <style:style style:name="P327" style:family="paragraph" style:parent-style-name="Standard" style:list-style-name="L27"/>
    <style:style style:name="P328" style:family="paragraph" style:parent-style-name="Standard" style:list-style-name="L27"/>
    <style:style style:name="P329" style:family="paragraph" style:parent-style-name="Standard" style:list-style-name="L27"/>
    <style:style style:name="P330" style:family="paragraph" style:parent-style-name="Standard" style:list-style-name="L27"/>
    <style:style style:name="P331" style:family="paragraph" style:parent-style-name="Standard" style:list-style-name="L28"/>
    <style:style style:name="P332" style:family="paragraph" style:parent-style-name="Standard" style:list-style-name="L28"/>
    <style:style style:name="P333" style:family="paragraph" style:parent-style-name="Standard" style:list-style-name="L28"/>
    <style:style style:name="P334" style:family="paragraph" style:parent-style-name="Standard" style:list-style-name="L28"/>
    <style:style style:name="P335" style:family="paragraph" style:parent-style-name="Standard" style:list-style-name="L29"/>
    <style:style style:name="P336" style:family="paragraph" style:parent-style-name="Standard" style:list-style-name="L29"/>
    <style:style style:name="P337" style:family="paragraph" style:parent-style-name="Standard" style:list-style-name="L27"/>
    <style:style style:name="P338" style:family="paragraph" style:parent-style-name="Standard" style:list-style-name="L27"/>
    <style:style style:name="P339" style:family="paragraph" style:parent-style-name="Standard" style:list-style-name="L30"/>
    <style:style style:name="P340" style:family="paragraph" style:parent-style-name="Standard" style:list-style-name="L22"/>
    <style:style style:name="P341" style:family="paragraph" style:parent-style-name="Standard" style:list-style-name="L31"/>
    <style:style style:name="P342" style:family="paragraph" style:parent-style-name="Standard" style:list-style-name="WW8Num17"/>
    <style:style style:name="P343" style:family="paragraph" style:parent-style-name="Standard" style:list-style-name="WW8Num17"/>
    <style:style style:name="P344" style:family="paragraph" style:parent-style-name="Standard" style:list-style-name="WW8Num17"/>
    <style:style style:name="P345" style:family="paragraph" style:parent-style-name="Standard" style:list-style-name="WW8Num17"/>
    <style:style style:name="P346" style:family="paragraph" style:parent-style-name="Standard" style:list-style-name="WW8Num17">
      <style:paragraph-properties style:text-autospace="none"/>
    </style:style>
    <style:style style:name="P347" style:family="paragraph" style:parent-style-name="Standard" style:list-style-name="WW8Num17"/>
    <style:style style:name="P348" style:family="paragraph" style:parent-style-name="Standard" style:list-style-name="L32"/>
    <style:style style:name="P349" style:family="paragraph" style:parent-style-name="Standard" style:list-style-name="L32"/>
    <style:style style:name="P350" style:family="paragraph" style:parent-style-name="Standard" style:list-style-name="L32"/>
    <style:style style:name="P351" style:family="paragraph" style:parent-style-name="Standard" style:list-style-name="L32"/>
    <style:style style:name="P352" style:family="paragraph" style:parent-style-name="Standard" style:list-style-name="L32"/>
    <style:style style:name="P353" style:family="paragraph" style:parent-style-name="Standard" style:list-style-name="L32"/>
    <style:style style:name="P354" style:family="paragraph" style:parent-style-name="Standard" style:list-style-name="L32"/>
    <style:style style:name="P355" style:family="paragraph" style:parent-style-name="Standard" style:list-style-name="L32"/>
    <style:style style:name="P356" style:family="paragraph" style:parent-style-name="Standard" style:list-style-name="L32"/>
    <style:style style:name="P357" style:family="paragraph" style:parent-style-name="Standard" style:list-style-name="L33"/>
    <style:style style:name="P358" style:family="paragraph" style:parent-style-name="Standard" style:list-style-name="L33"/>
    <style:style style:name="P359" style:family="paragraph" style:parent-style-name="Standard" style:list-style-name="L28"/>
    <style:style style:name="P360" style:family="paragraph" style:parent-style-name="Standard" style:list-style-name="WW8Num10">
      <style:paragraph-properties fo:margin-top="0in" fo:margin-bottom="0in"/>
      <style:text-properties fo:color="#000000"/>
    </style:style>
    <style:style style:name="P361" style:family="paragraph" style:parent-style-name="Standard" style:list-style-name="WW8Num10">
      <style:paragraph-properties fo:margin-top="0in" fo:margin-bottom="0in"/>
      <style:text-properties fo:color="#000000"/>
    </style:style>
    <style:style style:name="P362" style:family="paragraph" style:parent-style-name="Standard" style:list-style-name="WW8Num15">
      <style:paragraph-properties fo:margin-top="0in" fo:margin-bottom="0in"/>
    </style:style>
    <style:style style:name="P363" style:family="paragraph" style:parent-style-name="Standard" style:list-style-name="WW8Num15">
      <style:paragraph-properties fo:margin-top="0in" fo:margin-bottom="0in"/>
    </style:style>
    <style:style style:name="P36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6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6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6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6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69" style:family="paragraph" style:parent-style-name="Standard" style:list-style-name="L7">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370"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71"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72" style:family="paragraph" style:parent-style-name="Standard" style:list-style-name="L8">
      <style:paragraph-properties fo:margin-left="1in" fo:margin-right="0in" fo:text-indent="-0.25in" style:auto-text-indent="false"/>
    </style:style>
    <style:style style:name="P373" style:family="paragraph" style:parent-style-name="Standard" style:list-style-name="L8">
      <style:paragraph-properties fo:margin-left="1in" fo:margin-right="0in" fo:text-indent="-0.25in" style:auto-text-indent="false"/>
    </style:style>
    <style:style style:name="P374" style:family="paragraph" style:parent-style-name="Standard" style:list-style-name="L8">
      <style:paragraph-properties fo:margin-left="1in" fo:margin-right="0in" fo:text-indent="-0.25in" style:auto-text-indent="false"/>
      <style:text-properties style:language-asian="zh" style:country-asian="CN"/>
    </style:style>
    <style:style style:name="P375" style:family="paragraph" style:parent-style-name="Standard" style:list-style-name="L8">
      <style:paragraph-properties fo:margin-left="1in" fo:margin-right="0in" fo:text-indent="-0.25in" style:auto-text-indent="false"/>
      <style:text-properties style:language-asian="zh" style:country-asian="CN"/>
    </style:style>
    <style:style style:name="P376" style:family="paragraph" style:parent-style-name="Standard" style:list-style-name="WW8Num15">
      <style:paragraph-properties fo:margin-top="0.1945in" fo:margin-bottom="0in"/>
    </style:style>
    <style:style style:name="P377" style:family="paragraph" style:parent-style-name="Standard" style:list-style-name="WW8Num15">
      <style:paragraph-properties fo:margin-top="0in" fo:margin-bottom="0.1945in"/>
    </style:style>
    <style:style style:name="P378" style:family="paragraph" style:parent-style-name="Text_20_body_20_indent" style:list-style-name="L34">
      <style:text-properties style:font-name="Times New Roman" fo:font-size="12pt" style:font-size-asian="12pt" style:font-size-complex="12pt"/>
    </style:style>
    <style:style style:name="P379" style:family="paragraph" style:parent-style-name="Text_20_body_20_indent" style:list-style-name="L35">
      <style:text-properties style:font-name="Times New Roman" fo:font-size="12pt" style:font-size-asian="12pt" style:font-size-complex="12pt"/>
    </style:style>
    <style:style style:name="P380" style:family="paragraph" style:parent-style-name="Text_20_body_20_indent" style:list-style-name="L35">
      <style:text-properties style:font-name="Times New Roman" fo:font-size="12pt" style:font-size-asian="12pt" style:font-size-complex="12pt"/>
    </style:style>
    <style:style style:name="P381" style:family="paragraph" style:parent-style-name="Text_20_body_20_indent" style:list-style-name="L36">
      <style:text-properties style:font-name="Times New Roman" fo:font-size="12pt" style:font-size-asian="12pt" style:font-size-complex="12pt"/>
    </style:style>
    <style:style style:name="P382" style:family="paragraph" style:parent-style-name="Text_20_body_20_indent" style:list-style-name="L36">
      <style:text-properties style:font-name="Times New Roman" fo:font-size="12pt" style:font-size-asian="12pt" style:font-size-complex="12pt"/>
    </style:style>
    <style:style style:name="P383" style:family="paragraph" style:parent-style-name="Text_20_body_20_indent" style:list-style-name="L36">
      <style:text-properties style:font-name="Times New Roman" fo:font-size="12pt" style:font-size-asian="12pt" style:font-size-complex="12pt"/>
    </style:style>
    <style:style style:name="P38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85" style:family="paragraph" style:parent-style-name="Body_20_Text_20_First_20_Indent" style:list-style-name="L3"/>
    <style:style style:name="P386"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387" style:family="paragraph" style:parent-style-name="Body_20_Text_20_First_20_Indent" style:list-style-name="L3"/>
    <style:style style:name="P388"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89"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90"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91"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92" style:family="paragraph" style:parent-style-name="Body_20_Text_20_First_20_Indent" style:list-style-name="L3">
      <style:paragraph-properties fo:margin-left="0.5in" fo:margin-right="0in" fo:text-indent="0.1457in" style:auto-text-indent="false"/>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color="#000000" style:font-name="Times-Roman" fo:font-size="16pt" style:text-underline-style="none" style:font-name-asian="Times-Roman" style:font-size-asian="16pt" style:font-name-complex="Times-Roman" style:font-size-complex="16pt"/>
    </style:style>
    <style:style style:name="T30" style:family="text">
      <style:text-properties fo:color="#000000" style:font-name="Courier1" fo:font-size="10pt" style:text-underline-style="none" style:font-name-asian="Courier1" style:font-size-asian="10pt" style:font-name-complex="Courier1" style:font-size-complex="10pt"/>
    </style:style>
    <style:style style:name="T31" style:family="text">
      <style:text-properties fo:font-weight="bold"/>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fo:font-weight="bold" style:language-asian="zh" style:country-asian="CN"/>
    </style:style>
    <style:style style:name="T35" style:family="text">
      <style:text-properties fo:font-weight="bold" style:language-asian="zh" style:country-asian="CN" style:font-weight-asian="bold" style:font-weight-complex="bold"/>
    </style:style>
    <style:style style:name="T36" style:family="text">
      <style:text-properties style:font-weight-complex="bold"/>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style:font-name="Times New Roman"/>
    </style:style>
    <style:style style:name="T40" style:family="text">
      <style:text-properties style:font-name="Times New Roman" fo:font-size="12pt" style:font-size-asian="12pt" style:font-size-complex="12pt"/>
    </style:style>
    <style:style style:name="T41" style:family="text">
      <style:text-properties style:font-name="Times New Roman" fo:font-size="12pt" style:font-size-asian="12pt" style:language-asian="zh" style:country-asian="CN" style:font-size-complex="12pt"/>
    </style:style>
    <style:style style:name="T42" style:family="text">
      <style:text-properties style:font-name="Times New Roman" fo:font-size="12pt" fo:font-weight="bold" style:font-size-asian="12pt" style:font-size-complex="12pt"/>
    </style:style>
    <style:style style:name="T43" style:family="text">
      <style:text-properties style:font-name="Times New Roman" fo:font-size="12pt" fo:font-weight="normal" style:font-size-asian="12pt" style:font-size-complex="12pt"/>
    </style:style>
    <style:style style:name="T44" style:family="text">
      <style:text-properties style:font-name="Times New Roman" fo:font-size="12pt" fo:font-weight="normal" style:font-size-asian="12pt" style:language-asian="zh" style:country-asian="CN" style:font-size-complex="12pt"/>
    </style:style>
    <style:style style:name="T45" style:family="text">
      <style:text-properties style:font-name="Times New Roman" fo:font-size="12pt" fo:font-weight="normal" style:font-size-asian="12pt" style:font-weight-asian="normal" style:font-size-complex="12pt" style:font-weight-complex="normal"/>
    </style:style>
    <style:style style:name="T46" style:family="text">
      <style:text-properties style:font-name="Times New Roman" fo:font-size="12pt" fo:font-weight="normal" style:font-name-complex="Times New Roman"/>
    </style:style>
    <style:style style:name="T47" style:family="text">
      <style:text-properties style:font-name="Times New Roman" fo:font-size="12pt" fo:font-weight="normal" style:font-name-asian="Arial-BoldMT" style:font-size-asian="12pt" style:font-weight-asian="bold" style:font-name-complex="Arial-BoldMT" style:font-size-complex="12pt" style:font-weight-complex="bold"/>
    </style:style>
    <style:style style:name="T48" style:family="text">
      <style:text-properties style:font-name="Times New Roman" fo:font-size="12pt" fo:font-style="normal" fo:font-weight="normal" style:font-size-asian="12pt" style:font-size-complex="12pt"/>
    </style:style>
    <style:style style:name="T49" style:family="text">
      <style:text-properties style:font-name="Times New Roman" fo:font-weight="normal"/>
    </style:style>
    <style:style style:name="T50" style:family="text">
      <style:text-properties style:font-name="Times New Roman" fo:font-style="normal" fo:font-weight="normal"/>
    </style:style>
    <style:style style:name="T51" style:family="text">
      <style:text-properties fo:font-size="12pt"/>
    </style:style>
    <style:style style:name="T52" style:family="text">
      <style:text-properties fo:font-size="12pt" fo:font-style="italic" style:font-size-asian="12pt" style:font-style-asian="italic" style:font-size-complex="12pt"/>
    </style:style>
    <style:style style:name="T53" style:family="text">
      <style:text-properties fo:font-size="12pt" style:font-size-asian="12pt" style:font-size-complex="12pt"/>
    </style:style>
    <style:style style:name="T54" style:family="text">
      <style:text-properties fo:font-size="12pt" style:font-size-asian="12pt" style:language-asian="zh" style:country-asian="CN" style:font-size-complex="12pt"/>
    </style:style>
    <style:style style:name="T55" style:family="text">
      <style:text-properties fo:font-size="12pt" fo:font-weight="bold" style:font-size-asian="12pt" style:language-asian="zh" style:country-asian="CN" style:font-weight-asian="bold" style:font-size-complex="12pt" style:font-weight-complex="bold"/>
    </style:style>
    <style:style style:name="T56" style:family="text">
      <style:text-properties fo:font-size="12pt" style:font-size-asian="16pt" style:font-size-complex="16pt"/>
    </style:style>
    <style:style style:name="T57" style:family="text">
      <style:text-properties fo:font-size="12pt" style:font-size-asian="14pt" style:font-size-complex="14pt"/>
    </style:style>
    <style:style style:name="T58" style:family="text">
      <style:text-properties fo:font-style="normal" style:font-style-asian="normal" style:font-style-complex="normal"/>
    </style:style>
    <style:style style:name="T59" style:family="text">
      <style:text-properties fo:font-style="normal" fo:font-weight="normal"/>
    </style:style>
    <style:style style:name="T60" style:family="text">
      <style:text-properties style:font-name="Courier New"/>
    </style:style>
    <style:style style:name="T61" style:family="text">
      <style:text-properties style:font-name="Courier New" fo:font-size="10pt" fo:font-weight="normal" style:font-size-asian="10pt" style:language-asian="zh" style:country-asian="CN" style:font-name-complex="Times New Roman" style:font-size-complex="10pt"/>
    </style:style>
    <style:style style:name="T62" style:family="text">
      <style:text-properties style:font-name="Courier New" fo:font-size="10pt" style:font-size-asian="10pt" style:font-size-complex="10pt"/>
    </style:style>
    <style:style style:name="T63" style:family="text">
      <style:text-properties style:font-name="Courier New" fo:font-size="10pt" style:font-size-asian="10pt" style:language-asian="zh" style:country-asian="CN" style:font-size-complex="10pt"/>
    </style:style>
    <style:style style:name="T64" style:family="text">
      <style:text-properties style:font-name="Courier New" fo:font-size="10pt" fo:font-weight="bold" style:font-size-asian="10pt" style:language-asian="zh" style:country-asian="CN" style:font-weight-asian="bold" style:font-size-complex="10pt" style:font-weight-complex="bold"/>
    </style:style>
    <style:style style:name="T65" style:family="text">
      <style:text-properties style:font-name="Courier New" style:language-asian="zh" style:country-asian="CN" style:font-name-complex="Times New Roman"/>
    </style:style>
    <style:style style:name="T66" style:family="text">
      <style:text-properties fo:font-size="10pt" style:font-size-asian="10pt" style:font-size-complex="10pt"/>
    </style:style>
    <style:style style:name="T67" style:family="text">
      <style:text-properties fo:font-size="10pt" fo:font-style="normal" fo:font-weight="normal" style:font-size-asian="10pt" style:font-size-complex="10pt"/>
    </style:style>
    <style:style style:name="T68"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9"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70"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71"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7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3" style:family="text">
      <style:text-properties style:font-name="Tms Rmn"/>
    </style:style>
    <style:style style:name="T74" style:family="text">
      <style:text-properties style:font-name="Tms Rmn" fo:font-weight="bold" style:font-weight-asian="bold" style:font-weight-complex="bold"/>
    </style:style>
    <style:style style:name="T75" style:family="text">
      <style:text-properties fo:font-size="14pt" style:font-size-asian="14pt" style:font-size-complex="14pt"/>
    </style:style>
    <style:style style:name="T76"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7" style:family="text">
      <style:text-properties fo:color="#0000ff" style:text-underline-style="solid" style:text-underline-width="auto" style:text-underline-color="font-color"/>
    </style:style>
    <style:style style:name="T78" style:family="text">
      <style:text-properties fo:color="#333333"/>
    </style:style>
    <style:style style:name="T79"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0" style:family="text">
      <style:text-properties style:font-name="Times-Roman" fo:font-size="12pt" style:font-name-asian="Times-Roman" style:font-size-asian="12pt" style:font-name-complex="Times-Roman" style:font-size-complex="12pt"/>
    </style:style>
    <style:style style:name="T81" style:family="text">
      <style:text-properties style:font-name="Times-Roman" style:font-name-asian="Times-Roman" style:font-name-complex="Times-Roman"/>
    </style:style>
    <style:style style:name="T82" style:family="text">
      <style:text-properties fo:font-size="16pt" style:font-size-asian="16pt" style:font-size-complex="16pt"/>
    </style:style>
    <style:style style:name="T83" style:family="text">
      <style:text-properties fo:font-size="16pt" fo:font-weight="bold" style:font-size-asian="16pt" style:font-size-complex="16pt"/>
    </style:style>
    <style:style style:name="T84" style:family="text">
      <style:text-properties style:text-underline-style="solid" style:text-underline-width="auto" style:text-underline-color="font-color"/>
    </style:style>
    <style:style style:name="T85" style:family="text">
      <style:text-properties style:font-name-asian="Times New Roman" style:language-asian="zh" style:country-asian="CN"/>
    </style:style>
    <style:style style:name="T86" style:family="text">
      <style:text-properties style:font-name="Cambria" fo:font-size="12pt" style:font-name-asian="Cambria" style:font-size-asian="12pt" style:font-name-complex="Cambria" style:font-size-complex="12pt"/>
    </style:style>
    <style:style style:name="T87"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88" style:family="text">
      <style:text-properties style:font-name="Arial" fo:font-size="16pt" style:font-size-asian="16pt" style:font-size-complex="16pt"/>
    </style:style>
    <style:style style:name="T89" style:family="text">
      <style:text-properties style:font-name="Arial" fo:font-size="16pt" style:font-size-asian="16pt" style:language-asian="zh" style:country-asian="CN" style:font-size-complex="16pt"/>
    </style:style>
    <style:style style:name="T90" style:family="text">
      <style:text-properties style:font-name="Times New Roman3" fo:font-size="12pt" fo:font-weight="normal" style:font-name-asian="Arial-BoldMT" style:font-size-asian="12pt" style:font-weight-asian="bold" style:font-name-complex="Arial-BoldMT" style:font-size-complex="12pt"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9">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4">xCAT2 Top Doc <text:s text:c="3"/></text:p>
      <text:p text:style-name="P5"><text:date style:data-style-name="N5036" text:date-value="2010-09-24T12:21:28.65">09/24/2010</text:date>, <text:time style:data-style-name="N116" text:time-value="2010-09-24T12:21:28.65">PM 12:21:29</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3"><text:a xlink:type="simple" xlink:href="#1.Overview of xCAT |outline" text:style-name="Internet_20_link" text:visited-style-name="Internet_20_link">1.0 Overview of xCAT </text:a><text:tab/>2</text:p>
          <text:p text:style-name="P174"><text:a xlink:type="simple" xlink:href="#1.1.xCAT  Architecture|outline" text:style-name="Internet_20_link" text:visited-style-name="Internet_20_link">1.1 xCAT <text:s/>Architecture</text:a><text:tab/>3</text:p>
          <text:p text:style-name="P174"><text:a xlink:type="simple" xlink:href="#1.2.Supported Operating Systems|outline" text:style-name="Internet_20_link" text:visited-style-name="Internet_20_link">1.2 Supported Operating Systems</text:a><text:tab/>3</text:p>
          <text:p text:style-name="P174"><text:a xlink:type="simple" xlink:href="#1.3.Stateless, Statelite and Stateful Choices|outline" text:style-name="Internet_20_link" text:visited-style-name="Internet_20_link">1.3 Stateless, Statelite and Stateful Choices</text:a><text:tab/>3</text:p>
          <text:p text:style-name="P174"><text:a xlink:type="simple" xlink:href="#1.4. Defining Hostnames in  xCAT |outline" text:style-name="Internet_20_link" text:visited-style-name="Internet_20_link">1.4 <text:s/>Defining Hostnames in <text:s/>xCAT </text:a><text:tab/>4</text:p>
          <text:p text:style-name="P174"><text:a xlink:type="simple" xlink:href="#1.5.xCAT  Features|outline" text:style-name="Internet_20_link" text:visited-style-name="Internet_20_link">1.5 xCAT <text:s/>Features</text:a><text:tab/>4</text:p>
          <text:p text:style-name="P174"><text:a xlink:type="simple" xlink:href="#1.6.xCAT  license|outline" text:style-name="Internet_20_link" text:visited-style-name="Internet_20_link">1.6 xCAT <text:s/>license</text:a><text:tab/>5</text:p>
          <text:p text:style-name="P174"><text:a xlink:type="simple" xlink:href="#1.7.xCAT  support|outline" text:style-name="Internet_20_link" text:visited-style-name="Internet_20_link">1.7 xCAT <text:s/>support</text:a><text:tab/>5</text:p>
          <text:p text:style-name="P173"><text:a xlink:type="simple" xlink:href="#2.Installing an xCAT Management Node|outline" text:style-name="Internet_20_link" text:visited-style-name="Internet_20_link">2.0 Installing an xCAT Management Node</text:a><text:tab/>7</text:p>
          <text:p text:style-name="P174"><text:a xlink:type="simple" xlink:href="#2.1. Hardware features required|outline" text:style-name="Internet_20_link" text:visited-style-name="Internet_20_link">2.1 <text:s/>Hardware features required</text:a><text:tab/>7</text:p>
          <text:p text:style-name="P174"><text:a xlink:type="simple" xlink:href="#2.2.Install an AIX Management Node |outline" text:style-name="Internet_20_link" text:visited-style-name="Internet_20_link">2.2 Install an AIX Management Node </text:a><text:tab/>7</text:p>
          <text:p text:style-name="P174"><text:a xlink:type="simple" xlink:href="#2.3. Install a Linux Management Node |outline" text:style-name="Internet_20_link" text:visited-style-name="Internet_20_link">2.3 <text:s/>Install a Linux Management Node </text:a><text:tab/>7</text:p>
          <text:p text:style-name="P174"><text:a xlink:type="simple" xlink:href="#2.4. Download and Install xCAT 2 From an MN That Has Internet Access|outline" text:style-name="Internet_20_link" text:visited-style-name="Internet_20_link">2.4 <text:s/>Download and Install xCAT 2 From an MN That Has Internet Access</text:a><text:tab/>11</text:p>
          <text:p text:style-name="P174"><text:a xlink:type="simple" xlink:href="#2.5. Download and Install xCAT 2 For an MN That Does Not Have Internet Access|outline" text:style-name="Internet_20_link" text:visited-style-name="Internet_20_link">2.5 <text:s/>Download and Install xCAT 2 For an MN That Does Not Have Internet Access</text:a><text:tab/>11</text:p>
          <text:p text:style-name="P174"><text:a xlink:type="simple" xlink:href="#2.6. Get the Requisite Packages From the Distro|outline" text:style-name="Internet_20_link" text:visited-style-name="Internet_20_link">2.6 <text:s/>Get the Requisite Packages From the Distro</text:a><text:tab/>12</text:p>
          <text:p text:style-name="P174"><text:a xlink:type="simple" xlink:href="#2.7. Install  xCAT and Dependencies on the MN ( yum/zypper)|outline" text:style-name="Internet_20_link" text:visited-style-name="Internet_20_link">2.7 <text:s/>Install <text:s/>xCAT and Dependencies on the MN ( yum/zypper)</text:a><text:tab/>16</text:p>
          <text:p text:style-name="P174"><text:a xlink:type="simple" xlink:href="#2.8. Install/Update  xCAT and Deps on the MN ( without yum/zypper)|outline" text:style-name="Internet_20_link" text:visited-style-name="Internet_20_link">2.8 <text:s/>Install/Update <text:s/>xCAT and Deps on the MN ( without yum/zypper)</text:a><text:tab/>16</text:p>
          <text:p text:style-name="P174"><text:a xlink:type="simple" xlink:href="#2.9. Install Yaboot on the MN for pLinux(pre2.3) |outline" text:style-name="Internet_20_link" text:visited-style-name="Internet_20_link">2.9 <text:s/>Install Yaboot on the MN for pLinux(pre2.3) </text:a><text:tab/>18</text:p>
          <text:p text:style-name="P174"><text:a xlink:type="simple" xlink:href="#2.10. Update xCAT Software after Installation|outline" text:style-name="Internet_20_link" text:visited-style-name="Internet_20_link">2.10 <text:s/>Update xCAT Software after Installation</text:a><text:tab/>18</text:p>
          <text:p text:style-name="P173"><text:a xlink:type="simple" xlink:href="#3.Deploying and Maintaining Cluster Nodes |outline" text:style-name="Internet_20_link" text:visited-style-name="Internet_20_link">3.0 Deploying and Maintaining Cluster Nodes </text:a><text:tab/>19</text:p>
          <text:p text:style-name="P174"><text:a xlink:type="simple" xlink:href="#3.1.Linux Nodes|outline" text:style-name="Internet_20_link" text:visited-style-name="Internet_20_link">3.1 Linux Nodes</text:a><text:tab/>19</text:p>
          <text:p text:style-name="P174"><text:a xlink:type="simple" xlink:href="#3.2.pLinux Cookbook|outline" text:style-name="Internet_20_link" text:visited-style-name="Internet_20_link">3.2 pLinux Cookbook</text:a><text:tab/>19</text:p>
          <text:p text:style-name="P174"><text:a xlink:type="simple" xlink:href="#3.3.Linux BladeCenter How-To|outline" text:style-name="Internet_20_link" text:visited-style-name="Internet_20_link">3.3 Linux BladeCenter How-To</text:a><text:tab/>19</text:p>
          <text:p text:style-name="P174"><text:a xlink:type="simple" xlink:href="#3.4.IdataPlex How-To|outline" text:style-name="Internet_20_link" text:visited-style-name="Internet_20_link">3.4 IdataPlex How-To</text:a><text:tab/>19</text:p>
          <text:p text:style-name="P174"><text:a xlink:type="simple" xlink:href="#3.5.SLES 10.1 notes|outline" text:style-name="Internet_20_link" text:visited-style-name="Internet_20_link">3.5 SLES 10.1 notes</text:a><text:tab/>19</text:p>
          <text:p text:style-name="P173"><text:a xlink:type="simple" xlink:href="#4.AIX Nodes|outline" text:style-name="Internet_20_link" text:visited-style-name="Internet_20_link">4.0 AIX Nodes</text:a><text:tab/>19</text:p>
          <text:p text:style-name="P174"><text:a xlink:type="simple" xlink:href="#4.1.Installing AIX standalone nodes (using standard NIM rte method)|outline" text:style-name="Internet_20_link" text:visited-style-name="Internet_20_link">4.1 Installing AIX standalone nodes (using standard NIM rte method)</text:a><text:tab/>20</text:p>
          <text:p text:style-name="P174"><text:a xlink:type="simple" xlink:href="#4.2.Booting AIX diskless nodes|outline" text:style-name="Internet_20_link" text:visited-style-name="Internet_20_link">4.2 Booting AIX diskless nodes</text:a><text:tab/>20</text:p>
          <text:p text:style-name="P174"><text:a xlink:type="simple" xlink:href="#4.3.Cloning AIX nodes (using an AIX mksysb image)|outline" text:style-name="Internet_20_link" text:visited-style-name="Internet_20_link">4.3 Cloning AIX nodes (using an AIX mksysb image)</text:a><text:tab/>20</text:p>
          <text:p text:style-name="P174"><text:a xlink:type="simple" xlink:href="#4.4.AIX on JS blade installation|outline" text:style-name="Internet_20_link" text:visited-style-name="Internet_20_link">4.4 AIX on JS blade installation</text:a><text:tab/>20</text:p>
          <text:p text:style-name="P173"><text:a xlink:type="simple" xlink:href="#5.Updating the  xCAT Cluster|outline" text:style-name="Internet_20_link" text:visited-style-name="Internet_20_link">5.0 Updating the <text:s/>xCAT Cluster</text:a><text:tab/>20</text:p>
          <text:p text:style-name="P174"><text:a xlink:type="simple" xlink:href="#5.1.Updating Linux |outline" text:style-name="Internet_20_link" text:visited-style-name="Internet_20_link">5.1 Updating Linux </text:a><text:tab/>20</text:p>
          <text:p text:style-name="P174"><text:a xlink:type="simple" xlink:href="#5.2.Updating AIX cluster nodes|outline" text:style-name="Internet_20_link" text:visited-style-name="Internet_20_link">5.2 Updating AIX cluster nodes</text:a><text:tab/>20</text:p>
          <text:p text:style-name="P173"><text:a xlink:type="simple" xlink:href="#6.Node Discovery|outline" text:style-name="Internet_20_link" text:visited-style-name="Internet_20_link">6.0 Node Discovery</text:a><text:tab/>20</text:p>
          <text:p text:style-name="P173"><text:a xlink:type="simple" xlink:href="#7.Using Hierarchy |outline" text:style-name="Internet_20_link" text:visited-style-name="Internet_20_link">7.0 Using Hierarchy </text:a><text:tab/>21</text:p>
          <text:p text:style-name="P174"><text:a xlink:type="simple" xlink:href="#7.1.Setting up a hierarchical cluster |outline" text:style-name="Internet_20_link" text:visited-style-name="Internet_20_link">7.1 Setting up a hierarchical cluster </text:a><text:tab/>21</text:p>
          <text:p text:style-name="P173"><text:a xlink:type="simple" xlink:href="#8.Setting up alternate databases|outline" text:style-name="Internet_20_link" text:visited-style-name="Internet_20_link">8.0 Setting up alternate databases</text:a><text:tab/>21</text:p>
          <text:p text:style-name="P174"><text:a xlink:type="simple" xlink:href="#8.1.SQLite|outline" text:style-name="Internet_20_link" text:visited-style-name="Internet_20_link">8.1 SQLite</text:a><text:tab/>21</text:p>
          <text:p text:style-name="P174"><text:a xlink:type="simple" xlink:href="#8.2.PostgreSQL|outline" text:style-name="Internet_20_link" text:visited-style-name="Internet_20_link">8.2 PostgreSQL</text:a><text:tab/>21</text:p>
          <text:p text:style-name="P174"><text:a xlink:type="simple" xlink:href="#8.3.MySQL|outline" text:style-name="Internet_20_link" text:visited-style-name="Internet_20_link">8.3 MySQL</text:a><text:tab/>21</text:p>
          <text:p text:style-name="P174"><text:soft-page-break/><text:a xlink:type="simple" xlink:href="#8.4.DB2 |outline" text:style-name="Internet_20_link" text:visited-style-name="Internet_20_link">8.4 DB2 </text:a><text:tab/>22</text:p>
          <text:p text:style-name="P173"><text:a xlink:type="simple" xlink:href="#9.Synchronizing files from the MN to the nodes|outline" text:style-name="Internet_20_link" text:visited-style-name="Internet_20_link">9.0 Synchronizing files from the MN to the nodes</text:a><text:tab/>22</text:p>
          <text:p text:style-name="P173"><text:a xlink:type="simple" xlink:href="#10. Monitoring |outline" text:style-name="Internet_20_link" text:visited-style-name="Internet_20_link">10.0 <text:s/>Monitoring </text:a><text:tab/>22</text:p>
          <text:p text:style-name="P173"><text:a xlink:type="simple" xlink:href="#11.xCAT import/export images|outline" text:style-name="Internet_20_link" text:visited-style-name="Internet_20_link">11.0 xCAT import/export images</text:a><text:tab/>22</text:p>
          <text:p text:style-name="P173"><text:a xlink:type="simple" xlink:href="#12. xCAT Statelite|outline" text:style-name="Internet_20_link" text:visited-style-name="Internet_20_link">12.0 <text:s/>xCAT Statelite</text:a><text:tab/>22</text:p>
          <text:p text:style-name="P173"><text:a xlink:type="simple" xlink:href="#13. xCAT IB Support|outline" text:style-name="Internet_20_link" text:visited-style-name="Internet_20_link">13.0 <text:s/>xCAT IB Support</text:a><text:tab/>22</text:p>
          <text:p text:style-name="P173"><text:a xlink:type="simple" xlink:href="#14. SystemP hardware discovery and HMC connection|outline" text:style-name="Internet_20_link" text:visited-style-name="Internet_20_link">14.0 <text:s/>SystemP hardware discovery and HMC connection</text:a><text:tab/>22</text:p>
          <text:p text:style-name="P173"><text:a xlink:type="simple" xlink:href="#15. Setup High Availability Management Node|outline" text:style-name="Internet_20_link" text:visited-style-name="Internet_20_link">15.0 <text:s/>Setup High Availability Management Node</text:a><text:tab/>22</text:p>
          <text:p text:style-name="P173"><text:a xlink:type="simple" xlink:href="#16.xCAT IBM HPC Integration Support|outline" text:style-name="Internet_20_link" text:visited-style-name="Internet_20_link">16.0 xCAT IBM HPC Integration Support</text:a><text:tab/>22</text:p>
          <text:p text:style-name="P173"><text:a xlink:type="simple" xlink:href="#17. xCAT Web Interface|outline" text:style-name="Internet_20_link" text:visited-style-name="Internet_20_link">17.0 <text:s/>xCAT Web Interface</text:a><text:tab/>23</text:p>
          <text:p text:style-name="P173"><text:a xlink:type="simple" xlink:href="#18. Customize your installation methods|outline" text:style-name="Internet_20_link" text:visited-style-name="Internet_20_link">18.0 <text:s/>Customize your installation methods</text:a><text:tab/>23</text:p>
          <text:p text:style-name="P173"><text:a xlink:type="simple" xlink:href="#19. Using the BoMC (Boot Media Creator) the BoMC |outline" text:style-name="Internet_20_link" text:visited-style-name="Internet_20_link">19.0 <text:s/>Using the BoMC (Boot Media Creator) the BoMC </text:a><text:tab/>23</text:p>
          <text:p text:style-name="P173"><text:a xlink:type="simple" xlink:href="#20. Uninstalling xCAT on Linux|outline" text:style-name="Internet_20_link" text:visited-style-name="Internet_20_link">20.0 <text:s/>Uninstalling xCAT on Linux</text:a><text:tab/>23</text:p>
          <text:p text:style-name="P173"><text:a xlink:type="simple" xlink:href="#21. Migrating from xCAT 1.3 to 2.x|outline" text:style-name="Internet_20_link" text:visited-style-name="Internet_20_link">21.0 <text:s/>Migrating from xCAT 1.3 to 2.x</text:a><text:tab/>23</text:p>
          <text:p text:style-name="P173"><text:a xlink:type="simple" xlink:href="#22. xCAT for CSM Admin|outline" text:style-name="Internet_20_link" text:visited-style-name="Internet_20_link">22.0 <text:s/>xCAT for CSM Admin</text:a><text:tab/>23</text:p>
          <text:p text:style-name="P173"><text:a xlink:type="simple" xlink:href="#23. xCAT How-To(s)|outline" text:style-name="Internet_20_link" text:visited-style-name="Internet_20_link">23.0 <text:s/>xCAT How-To(s)</text:a><text:tab/>24</text:p>
          <text:p text:style-name="P174"><text:a xlink:type="simple" xlink:href="#23.1. xCAT on Windows|outline" text:style-name="Internet_20_link" text:visited-style-name="Internet_20_link">23.1 <text:s/>xCAT on Windows</text:a><text:tab/>24</text:p>
          <text:p text:style-name="P174"><text:a xlink:type="simple" xlink:href="#23.2. xCAT and Xen|outline" text:style-name="Internet_20_link" text:visited-style-name="Internet_20_link">23.2 <text:s/>xCAT and Xen</text:a><text:tab/>24</text:p>
          <text:p text:style-name="P174"><text:a xlink:type="simple" xlink:href="#23.3. Stateless GPFS|outline" text:style-name="Internet_20_link" text:visited-style-name="Internet_20_link">23.3 <text:s/>Stateless GPFS</text:a><text:tab/>24</text:p>
          <text:p text:style-name="P174"><text:a xlink:type="simple" xlink:href="#23.4. Maui|outline" text:style-name="Internet_20_link" text:visited-style-name="Internet_20_link">23.4 <text:s/>Maui</text:a><text:tab/>24</text:p>
          <text:p text:style-name="P174"><text:a xlink:type="simple" xlink:href="#23.5. Moab|outline" text:style-name="Internet_20_link" text:visited-style-name="Internet_20_link">23.5 <text:s/>Moab</text:a><text:tab/>24</text:p>
          <text:p text:style-name="P174"><text:a xlink:type="simple" xlink:href="#23.6.Torque |outline" text:style-name="Internet_20_link" text:visited-style-name="Internet_20_link">23.6 Torque </text:a><text:tab/>24</text:p>
          <text:p text:style-name="P174"><text:a xlink:type="simple" xlink:href="#23.7.Ganglia|outline" text:style-name="Internet_20_link" text:visited-style-name="Internet_20_link">23.7 Ganglia</text:a><text:tab/>24</text:p>
          <text:p text:style-name="P174"><text:a xlink:type="simple" xlink:href="#23.8. LDAP|outline" text:style-name="Internet_20_link" text:visited-style-name="Internet_20_link">23.8 <text:s/>LDAP</text:a><text:tab/>25</text:p>
          <text:p text:style-name="P174"><text:a xlink:type="simple" xlink:href="#23.9. XCAT Developer Guide |outline" text:style-name="Internet_20_link" text:visited-style-name="Internet_20_link">23.9 <text:s/>XCAT Developer Guide </text:a><text:tab/>25</text:p>
          <text:p text:style-name="P173"><text:a xlink:type="simple" xlink:href="#24. Known Bugs|outline" text:style-name="Internet_20_link" text:visited-style-name="Internet_20_link">24.0 <text:s/>Known Bugs</text:a><text:tab/>25</text:p>
          <text:p text:style-name="P173"><text:a xlink:type="simple" xlink:href="#25. Feature requests|outline" text:style-name="Internet_20_link" text:visited-style-name="Internet_20_link">25.0 <text:s/>Feature requests</text:a><text:tab/>25</text:p>
          <text:p text:style-name="P173"><text:a xlink:type="simple" xlink:href="#26. References|outline" text:style-name="Internet_20_link" text:visited-style-name="Internet_20_link">26.0 <text:s/>References</text:a><text:tab/>25</text:p>
          <text:p text:style-name="P173"><text:a xlink:type="simple" xlink:href="#27.Appendix A:  xCAT Commands and Database Tables|outline" text:style-name="Internet_20_link" text:visited-style-name="Internet_20_link">27.0 Appendix A: <text:s/>xCAT Commands and Database Tables</text:a><text:tab/>25</text:p>
          <text:p text:style-name="P173"><text:a xlink:type="simple" xlink:href="#28.Appendix B:  xCAT node group support ( static and dynamic)|outline" text:style-name="Internet_20_link" text:visited-style-name="Internet_20_link">28.0 Appendix B: <text:s/>xCAT node group support ( static and dynamic)</text:a><text:tab/>29</text:p>
          <text:p text:style-name="P173"><text:a xlink:type="simple" xlink:href="#29.Appendix C:  xCAT Database Tables and Object Defs|outline" text:style-name="Internet_20_link" text:visited-style-name="Internet_20_link">29.0 Appendix C: <text:s/>xCAT Database Tables and Object Defs</text:a><text:tab/>31</text:p>
          <text:p text:style-name="P174"><text:a xlink:type="simple" xlink:href="#29.1.Object definitions|outline" text:style-name="Internet_20_link" text:visited-style-name="Internet_20_link">29.1 Object definitions</text:a><text:tab/>31</text:p>
          <text:p text:style-name="P173"><text:a xlink:type="simple" xlink:href="#30. Appendix D: Customizing Your Nodes by Creating Your Own Scripts|outline" text:style-name="Internet_20_link" text:visited-style-name="Internet_20_link">30.0 <text:s/>Appendix D: Customizing Your Nodes by Creating Your Own Scripts</text:a><text:tab/>33</text:p>
          <text:p text:style-name="P174"><text:a xlink:type="simple" xlink:href="#30.1.Types of Post*scripts |outline" text:style-name="Internet_20_link" text:visited-style-name="Internet_20_link">30.1 Types of Post*scripts </text:a><text:tab/>33</text:p>
          <text:p text:style-name="P174"><text:a xlink:type="simple" xlink:href="#30.2.Post*Script execution|outline" text:style-name="Internet_20_link" text:visited-style-name="Internet_20_link">30.2 Post*Script execution</text:a><text:tab/>34</text:p>
          <text:p text:style-name="P174"><text:a xlink:type="simple" xlink:href="#30.3.Prescripts|outline" text:style-name="Internet_20_link" text:visited-style-name="Internet_20_link">30.3 Prescripts</text:a><text:tab/>37</text:p>
          <text:p text:style-name="P174"><text:a xlink:type="simple" xlink:href="#30.4. Suggestions for writing scripts|outline" text:style-name="Internet_20_link" text:visited-style-name="Internet_20_link">30.4 <text:s/>Suggestions for writing scripts</text:a><text:tab/>38</text:p>
        </text:index-body>
      </text:table-of-content>
      <text:p text:style-name="P79"/>
      <text:h text:style-name="P158"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text:soft-page-break/>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8"><text:s text:c="12"/></text:span></text:p>
      <text:h text:style-name="P155" text:outline-level="2">xCAT <text:s/>Architecture</text:h>
      <text:p text:style-name="P55"/>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167" text:outline-level="2">Supported Operating Systems</text:h>
      <text:p text:style-name="P61"/>
      <text:p text:style-name="P78"><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99">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99">If a node experiences a hardware problem, the hardware can be pulled from the rack and replaced with new hardware and the node booted again and it will come up with the same state as before.</text:p>
        </text:list-item>
        <text:list-item>
          <text:p text:style-name="P199">In a provisioning environment, new nodes can be provisioned or moved without the worry of them losing state.</text:p>
        </text:list-item>
      </text:list>
      <text:p text:style-name="Standard"><text:soft-page-break/></text:p>
      <text:p text:style-name="Standard">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202">RAM-root<text:span text:style-name="T7"> – The entire OS image is contained in a RAM file system that is sent to the node when it boots. <text:s/>Typical size for a minimal compute node for Linux is 75-160 MB of memory.</text:span></text:p>
        </text:list-item>
        <text:list-item>
          <text:p text:style-name="P202">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202">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205"/>
        </text:list-item>
      </text:list>
      <text:p text:style-name="P87"><text:span text:style-name="T7">Statelite ( xCAT 2.4 and later) provides an efficient and flexible diskless solution ,because most of the OS </text:span>image is NFS mounted read-only, but a configurable list of directories and files can</text:p>
      <text:p text:style-name="P88">be read-write. The read-write files can either be persistent across reboots, or</text:p>
      <text:p text:style-name="P49"><text:span text:style-name="T86">volatile (restoring to pristine state after reboot)</text:span><text:span text:style-name="T87">. <text:s text:c="2"/>There are advantages and disadvantages over Stateless, <text:s/>which are outlined in the </text:span><text:a xlink:type="simple" xlink:href="http://xcat.svn.sourceforge.net/viewvc/xcat/xcat-core/trunk/xCAT-client/share/doc/xCAT-Statelite.pdf"><text:span text:style-name="T87">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s/>Hostnames should also only contain alpha-numeric charaters. <text:s/>Special characters ( -, *,etc) can cause noderange resolution to fail. <text:s/>See man noderange for noderange options.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51"/>
      <text:p text:style-name="P52"/>
      <text:p text:style-name="P52">For example an entry in the nodelist table would look like the following:</text:p>
      <text:p text:style-name="P52">"testnode.cluster.net","testnode,compute",,,,,</text:p>
      <text:p text:style-name="P52"/>
      <text:h text:style-name="P155" text:outline-level="2">xCAT <text:s/>Features</text:h>
      <text:p text:style-name="Standard">Features <text:s/>provided by xCAT for AIX or Linux clusters include the following:</text:p>
      <text:list text:style-name="WW8Num10">
        <text:list-item text:start-value="1">
          <text:p text:style-name="P22">Deploying diskless and diskfull nodes.</text:p>
        </text:list-item>
        <text:list-item>
          <text:p text:style-name="P22">Node group support.</text:p>
        </text:list-item>
        <text:list-item>
          <text:p text:style-name="P22">Node discovery. </text:p>
        </text:list-item>
        <text:list-item>
          <text:p text:style-name="P22">Operating system image management.</text:p>
        </text:list-item>
        <text:list-item>
          <text:p text:style-name="P22"><text:soft-page-break/>Support for user-provided customization scripts. <text:span text:style-name="_20_Char">xCAT supports the automatic running of user-provided customization scripts on the nodes when they are deployed (installed or booted).</text:span></text:p>
        </text:list-item>
        <text:list-item>
          <text:p text:style-name="P22">xCAT data store in plug-in relational <text:s/>database (SQLite, MySQL,Postgresl, TBD)</text:p>
        </text:list-item>
        <text:list-item>
          <text:p text:style-name="P360">Hardware control commands for discovering hardware, gathering MAC addresses, VPD, and environments, power control, initiating a network boot, and LPAR creation/deletion. <text:s/></text:p>
        </text:list-item>
        <text:list-item>
          <text:p text:style-name="P360">Hierarchical support to allow large system to distribute the management of the cluster to service nodes. </text:p>
        </text:list-item>
        <text:list-item>
          <text:p text:style-name="P22">Remote console support.</text:p>
        </text:list-item>
        <text:list-item>
          <text:p text:style-name="P364">Parallel remote shell and remote copy commands.</text:p>
        </text:list-item>
        <text:list-item>
          <text:p text:style-name="P364">rsync support.</text:p>
        </text:list-item>
        <text:list-item>
          <text:p text:style-name="P22">Monitoring plug-in infrastructure (RMC, Ganglia)</text:p>
        </text:list-item>
        <text:list-item>
          <text:p text:style-name="P364">Notification infrastructure which lets users monitor xCAT database table changes. </text:p>
        </text:list-item>
        <text:list-item>
          <text:p text:style-name="P22">Predefined conditions, responses and sensors.</text:p>
        </text:list-item>
        <text:list-item>
          <text:p text:style-name="P22">Software and firmware inventory </text:p>
        </text:list-item>
        <text:list-item>
          <text:p text:style-name="P23">InfiniteBand configuration</text:p>
        </text:list-item>
        <text:list-item>
          <text:p text:style-name="P22">Xen support</text:p>
        </text:list-item>
        <text:list-item>
          <text:p text:style-name="P22">Windows support</text:p>
        </text:list-item>
        <text:list-item>
          <text:p text:style-name="P22">GUI for initial cluster setup</text:p>
        </text:list-item>
        <text:list-item>
          <text:p text:style-name="P22">Allow continuous operation during cluster software updates <text:s/>using plug-in job scheduler ( LoadLeveler, Moab). </text:p>
        </text:list-item>
        <text:list-item>
          <text:p text:style-name="P22">Automatic setup for syslog, remote shell, DNS, DHCP, and ntp for both the xCAT management node and the cluster nodes.</text:p>
        </text:list-item>
        <text:list-item>
          <text:p text:style-name="P364">Documentation and “<text:span text:style-name="T32">man</text:span>” pages.</text:p>
          <text:p text:style-name="P368"/>
        </text:list-item>
      </text:list>
      <text:h text:style-name="P155" text:outline-level="2">xCAT <text:s/>license</text:h>
      <text:p text:style-name="Body_20_Text_20_First_20_Indent">xCAT 2 Open Source License: <text:a xlink:type="simple" xlink:href="http://www.opensource.org/licenses/eclipse-1.0.php">Eclipse Public License</text:a> </text:p>
      <text:h text:style-name="P155" text:outline-level="2">xCAT <text:s/>support</text:h>
      <text:p text:style-name="P55"/>
      <text:p text:style-name="P146"><text:span text:style-name="T72">Support for xCAT may now be </text:span><text:a xlink:type="simple" xlink:href="http://www-01.ibm.com/software/lotus/passportadvantage/paselectedsupportprograms.html">purchased</text:a><text:span text:style-name="T72">.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72">. <text:s text:c="5"/></text:span><text:span text:style-name="T8"><text:s text:c="7"/></text:span></text:p>
      <text:p text:style-name="P154">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text:soft-page-break/>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3">
        <text:list-item>
          <text:p text:style-name="P385">The xcatd daemon, <text:s/>logs all commands run, and who runs them. <text:s/></text:p>
          <text:p text:style-name="P388">A typical entry is as follows:</text:p>
          <text:p text:style-name="P388">Feb 23 09:27:30 xcat20RRmn xCAT: xCAT: Allowing tabdump for root from localhost.localdomain</text:p>
          <text:p text:style-name="P392">You can grep for the following string in /var/log/messages on the MN, <text:s/>to obtain those entries:</text:p>
          <text:p text:style-name="P192">fgrep "xCAT: Allowing" /var/log/messages</text:p>
          <text:p text:style-name="P388"/>
          <text:p text:style-name="P388">You can also grep for all denials of requests:</text:p>
          <text:p text:style-name="P192">fgrep "xCAT: Denying" /var/log/messages</text:p>
          <text:p text:style-name="P192"/>
        </text:list-item>
        <text:list-item>
          <text:p text:style-name="P386">The xcatd daemon, logs startup errors <text:s/>and database access errors. </text:p>
        </text:list-item>
        <text:list-item>
          <text:p text:style-name="P385"><text:span text:style-name="T17">Errors from postscript running on nodes, and service nodes are logged in the syslog on the MN.</text:span><text:span text:style-name="T22"> </text:span></text:p>
        </text:list-item>
      </text:list>
      <text:p text:style-name="P44">Additonal setup</text:p>
      <text:p text:style-name="P57"/>
      <text:p text:style-name="P57">You can change the syslog setup to suit your needs. <text:s text:c="3"/>See the man page for the syslog software you are using. </text:p>
      <text:p text:style-name="P57"/>
      <text:p text:style-name="P58">On AIX, <text:s/>xCAT uses syslog:</text:p>
      <text:p text:style-name="P57"><text:s text:c="8"/>xCAT sets up the log to create up to 5 files of 1meg each and then rotate. <text:s text:c="2"/>See /etc/syslog.conf.</text:p>
      <text:p text:style-name="P57"/>
      <text:p text:style-name="P57"><text:s text:c="8"/># xCAT settings</text:p>
      <text:p text:style-name="P57"><text:s text:c="8"/>*.debug <text:s text:c="2"/>/var/log/messages <text:s/>rotate 1024K files 5</text:p>
      <text:p text:style-name="P57"/>
      <text:p text:style-name="P57"/>
      <text:p text:style-name="P58">On SLES xCAT uses syslog_ng:</text:p>
      <text:p text:style-name="P57"/>
      <text:p text:style-name="P57"><text:s text:c="3"/>T<text:span text:style-name="T40">he <text:s/>setup of xCAT used in syslog_ng, is basically the defaults of the syslog_ng software on the MN. <text:s/>It only changes to allow syslogs to be forwarded to the MN from the nodes. </text:span></text:p>
      <text:p text:style-name="P52"><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52"/>
      <text:p text:style-name="P52">When syslog_ng is installed, <text:s/>it sets itself up to use logrotate to rotate the generated logs. <text:s text:c="4"/>See man logrotate for more details. </text:p>
      <text:p text:style-name="P57"><text:s/></text:p>
      <text:p text:style-name="P57"/>
      <text:p text:style-name="P58">On RedHat xCAT user rsyslog:</text:p>
      <text:p text:style-name="P58"/>
      <text:p text:style-name="P60">xCAT uses basic defaults for rsyslog. <text:s text:c="2"/>See <text:a xlink:type="simple" xlink:href="http://linux.die.net/man/8/rsyslogd">http://linux.die.net/man/8/rsyslogd</text:a> <text:s/>for more information. <text:s text:c="3"/></text:p>
      <text:p text:style-name="P60"/>
      <text:p text:style-name="P53">When rsyslog is installed, <text:s/>it sets itself up to use logrotate to rotate the generated logs. <text:s text:c="4"/>See man logrotate for more details. </text:p>
      <text:p text:style-name="P58"><text:soft-page-break/></text:p>
      <text:p text:style-name="P63">On a node or service node:</text:p>
      <text:p text:style-name="P57"/>
      <text:p text:style-name="P57"><text:s text:c="2"/>xCAT directs syslog <text:s/>to send all syslog messages to the Management Node.</text:p>
      <text:p text:style-name="P57"/>
      <text:p text:style-name="P57">For example on RedHat:</text:p>
      <text:p text:style-name="P57"><text:s text:c="7"/>This entry in /etc/rsyslog.conf, <text:s/>directs syslog to <text:s/>forward all <text:s/>messages to the ip address, which is the <text:s/>ip of the MN.</text:p>
      <text:p text:style-name="P57"><text:s text:c="8"/># xCAT settings</text:p>
      <text:p text:style-name="P57"><text:s text:c="8"/>*.* @7.113.44.250</text:p>
      <text:p text:style-name="P57"/>
      <text:p text:style-name="P57"/>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P161" text:outline-level="1">Installing an xCAT Management Node</text:h>
      <text:h text:style-name="Heading_20_2" text:outline-level="2"><text:s/><text:span text:style-name="T69">Hardware features required</text:span></text:h>
      <text:p text:style-name="P85">Although the hardware requirement depend <text:s/>on your cluster plans. <text:s text:c="2"/>A minimum requirement for a xCAT Management Node or Service Node <text:s/>that is dedicated to running xCAT to install a small cluster ( &lt; 16 nodes) <text:s/>should have 4-6 Gigabytes of memory. <text:s text:c="2"/>A medium size cluster <text:s/>6-8 Gigabytes of memory and a large cluster ( 16 or greater). Keeping swapping to a minimum should be a goal. </text:p>
      <text:h text:style-name="P168" text:outline-level="2">Install an AIX Management Node </text:h>
      <text:p text:style-name="P84"/>
      <text:p text:style-name="P84"/>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39"/>
      <text:h text:style-name="P169" text:outline-level="2"><text:s/>Install a Linux Management Node </text:h>
      <text:p text:style-name="Body_20_Text_20_First_20_Indent">To install the xCAT Management Node (MN), <text:s/>the following steps are taken:</text:p>
      <text:list text:style-name="L4">
        <text:list-item>
          <text:p text:style-name="P206">I<text:span text:style-name="T40">nstall the MN with t</text:span><text:span text:style-name="T45">he OS. <text:s/>Install all rpms from the OS. <text:s/></text:span><text:span text:style-name="T18">But if you don't, and you use yum/zypper, it will <text:s/>install the dependencies (e.g. dhcp, bind, expect, httpd, nfs-utils, vsftpd, etc.) for xCAT later.</text:span></text:p>
        </text:list-item>
        <text:list-item>
          <text:p text:style-name="P207">Configure Cluster-Facing NICS</text:p>
        </text:list-item>
        <text:list-item>
          <text:p text:style-name="P207">Configure NTP</text:p>
        </text:list-item>
        <text:list-item>
          <text:p text:style-name="P207">Configure Hostname</text:p>
        </text:list-item>
        <text:list-item>
          <text:p text:style-name="P207">Configure DNS or some hostname resolution method. </text:p>
        </text:list-item>
        <text:list-item>
          <text:p text:style-name="P207"><text:soft-page-break/>Setup basic /etc/hosts file</text:p>
        </text:list-item>
        <text:list-item>
          <text:p text:style-name="P207">Configure Ethernet switches</text:p>
        </text:list-item>
        <text:list-item>
          <text:p text:style-name="P207">Create a separate file system for /install</text:p>
        </text:list-item>
      </text:list>
      <text:p text:style-name="Standard"/>
      <text:p text:style-name="P75">Convention: In order to distinguish the operation among different OS or distros, the mark likes <text:span text:style-name="T58">[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3">[SLES11] – applicable for distro SLES11</text:p>
      <text:p text:style-name="Heading_20_3">Install a Linux Management Node </text:p>
      <text:p text:style-name="P144">Install the OS of Management Node</text:p>
      <text:p text:style-name="P78">xCAT 2 management nodes are supported on this list of <text:s/><text:a xlink:type="simple" xlink:href="https://sourceforge.net/apps/mediawiki/xcat/index.php?title=XCAT_Features">Hardware and OS Distos.</text:a></text:p>
      <text:p text:style-name="P78"/>
      <text:p text:style-name="P89"/>
      <text:p text:style-name="P145">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8">The RedHat SELinux (Secure Enterprise Linux) must be disabled on the xCAT 2 management node, various xCAT 2 functions will be affected if the SELinux feature is enabled.</text:p>
      <text:p text:style-name="P78">One method for disabling the SELinux is the following:</text:p>
      <text:list text:style-name="L5">
        <text:list-item>
          <text:p text:style-name="P214">In the /etc/selinux/config file, set SELINUX=<text:span text:style-name="T4">disabled.</text:span></text:p>
        </text:list-item>
        <text:list-item>
          <text:p text:style-name="P215">Reboot the node.</text:p>
        </text:list-item>
      </text:list>
      <text:p text:style-name="P78"/>
      <text:p text:style-name="Heading_20_3"><text:span text:style-name="T4">[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104">service iptables stop</text:p>
      <text:p text:style-name="P104">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text:soft-page-break/>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text:span><text:span text:style-name="T4">command or Linux Graphic User Interface. Here is an example of using ifcfg-* files to configure the NICs: </text:span></text:p>
      <text:p text:style-name="P78"/>
      <text:p text:style-name="P78">The location of the ifcfg-* files:</text:p>
      <text:p text:style-name="Standard"><text:span text:style-name="T33">[RH]:</text:span> <text:span text:style-name="T63">/etc/sysconfig/network-scripts/ifcfg-*</text:span></text:p>
      <text:p text:style-name="Standard"><text:span text:style-name="T33">[SLES]: </text:span>/<text:span text:style-name="T63">etc/sysconfig/network/ifcfg-*</text:span></text:p>
      <text:p text:style-name="P78"/>
      <text:p text:style-name="Standard">An example <text:span text:style-name="T4">of the content of </text:span>ifcfg-* <text:span text:style-name="T4">file</text:span>:</text:p>
      <text:p text:style-name="P104">DEVICE=eth1</text:p>
      <text:p text:style-name="P104">ONBOOT=yes</text:p>
      <text:p text:style-name="P104">BOOTPROTO=static</text:p>
      <text:p text:style-name="P104">IPADDR=11.16.0.1</text:p>
      <text:p text:style-name="P104">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8"><text:span text:style-name="T33">[RH]:</text:span> <text:span text:style-name="T62">/etc/sysconfig/network-scripts/ifcfg-*</text:span></text:p>
      <text:p text:style-name="Standard"><text:span text:style-name="T33">[SLES]:</text:span><text:span text:style-name="T64"> </text:span><text:span text:style-name="T63">/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41">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5">[RH]:</text:span><text:span text:style-name="T4"> Edit the </text:span>/etc/sysconfig/network <text:span text:style-name="T4">and add</text:span> <text:span text:style-name="T4">entry</text:span> <text:span text:style-name="T4">'</text:span>HOSTNAME=(desired hostname)<text:span text:style-name="T4">'.</text:span></text:p>
      <text:p text:style-name="P78"/>
      <text:p text:style-name="P78"><text:span text:style-name="T33">[SLES]:</text:span> Edit the /etc/HOSTNAME and add the proper hostname.</text:p>
      <text:p text:style-name="P78"/>
      <text:p text:style-name="P110">Setup the TimeZone</text:p>
      <text:p text:style-name="P99">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11"><text:soft-page-break/><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37"/>
      <text:p text:style-name="Heading_20_3"><text:s/><text:reference-mark-start text:name="Setup basic hosts file"/><text:span text:style-name="T4">Set up basic hosts file</text:span><text:reference-mark-end text:name="Setup basic hosts file"/></text:p>
      <text:p text:style-name="P27">Ensure <text:span text:style-name="T4">the /etc/hosts has the entries of localhost and management node itself.</text:span></text:p>
      <text:p text:style-name="P35">127.0.0.1<text:tab/><text:tab/>localhost.localdomain localhost</text:p>
      <text:p text:style-name="P35">::1<text:tab/><text:tab/>localhost6.localdomain6 localhost6</text:p>
      <text:list text:style-name="L6">
        <text:list-item>
          <text:list>
            <text:list-item>
              <text:list>
                <text:list-item>
                  <text:list>
                    <text:list-item>
                      <text:p text:style-name="P196"><text:s text:c="10"/>xcat20mn.clusters.com xcat20mn</text:p>
                    </text:list-item>
                    <text:list-item>
                      <text:p text:style-name="P196"><text:s text:c="11"/>.....</text:p>
                    </text:list-item>
                  </text:list>
                </text:list-item>
              </text:list>
            </text:list-item>
          </text:list>
        </text:list-item>
      </text:list>
      <text:p text:style-name="P33">Note: <text:span text:style-name="T73">Name resolution is required by xCAT</text:span><text:span text:style-name="T73"> 2</text:span><text:span text:style-name="T73">. <text:s/>You can use a simple /etc/hosts mechanism or you can optionally set up a DNS name server. <text:s/>You can refer to section 4.3 </text:span><text:span text:style-name="T74">Configuring name resolution (optional) </text:span><text:span text:style-name="T73">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7">would be to reboot the management server at this point.</text:p>
      <text:p text:style-name="P27"/>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P78"/>
      <text:p text:style-name="P78">It is not required, but recommended, that you create a separate file system for the /install directory on the Management Node. <text:s text:c="2"/>The size should be at least 30 meg to hold to allow space for several install images. </text:p>
      <text:p text:style-name="Standard"/>
      <text:p text:style-name="P37"><text:s/><text:span text:style-name="T4">[RH] </text:span>Remove the package tftp-server</text:p>
      <text:p text:style-name="P27">If you are a <text:s/>Power5 user, <text:s/>then skip the removal of tftp-server in this section. <text:s/>For more information read <text:s/><text:a xlink:type="simple" xlink:href="http://xcat.svn.sourceforge.net/viewvc/xcat/xcat-core/trunk/xCAT-client/share/doc/xCAT2pLinux.pdf"><text:span text:style-name="T46">xCAT 2 Cookbook for Linux on IBM System P.</text:span></text:a></text:p>
      <text:p text:style-name="P29"/>
      <text:p text:style-name="P28"><text:span text:style-name="T4">xCAT</text:span>ships <text:s/>the package atftp* package with its dependencies. This package conflicts with the tftp-server that is by default installed with <text:s/>the OS. <text:s/></text:p>
      <text:p text:style-name="P36">In order to install the xCAT successfully, you have to remove <text:span text:style-name="T4">any </text:span>tftp-server <text:span text:style-name="T4">package that is installed </text:span>first.</text:p>
      <text:p text:style-name="Code">yum erase tftp-server.*</text:p>
      <text:p text:style-name="Code"/>
      <text:p text:style-name="Standard"><text:soft-page-break/>or if <text:span text:style-name="T4">tftp-server depended by other packages:</text:span> </text:p>
      <text:p text:style-name="P125">rpm -e --nodeps tftp-server </text:p>
      <text:p text:style-name="P105"/>
      <text:p text:style-name="P38"><text:s/><text:span text:style-name="T4">[RH] </text:span>Remove the package <text:span text:style-name="T19">OpenIPMI-tools</text:span></text:p>
      <text:p text:style-name="P28">The xCAT software ships its own ipmi-tools* package with its dependencies. <text:s text:c="2"/>This package conflicts with the OpenIPMIs-tool packages <text:span text:style-name="T4">of the OS</text:span>, <text:s/>which must be removed before xCAT is installed. <text:s/></text:p>
      <text:p text:style-name="P127"/>
      <text:h text:style-name="Heading_20_2" text:outline-level="2"><text:s/><text:reference-mark-start text:name="Download and Install xCAT 2 From an MN That Has Internet Access"/>Download and Install xCAT 2 From an MN That Has Internet Access<text:reference-mark-end text:name="Download and Install xCAT 2 From an MN That Has Internet Access"/></text:h>
      <text:p text:style-name="P78">XCAT can be downloaded and installed using YUM on RedHat systems or zypper on SuSE systems.</text:p>
      <text:p text:style-name="Standard"><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4">For</text:span><text:span text:style-name="T31"> SLES systems, <text:s/></text:span><text:span text:style-name="T34">just simply use the zypper command to add the xCAT download site into the zypper repository and then use the zypper command to download and install xCAT2.</text:span></text:p>
      <text:p text:style-name="P82">Note: disable any firewalls that could prevent the download. <text:s text:c="2"/>See section<text:reference-ref text:reference-format="text" text:ref-name="Disable the Firewall">Disable the Firewall</text:reference-ref>.</text:p>
      <text:p text:style-name="P82"/>
      <text:p text:style-name="P76"/>
      <text:p text:style-name="Heading_20_4"><text:span text:style-name="T4">[RH] </text:span>Setup Yum</text:p>
      <text:p text:style-name="P70">Download Repository Files into the /etc/yum.repos.d.</text:p>
      <text:p text:style-name="P70">To get the current official release:</text:p>
      <text:p text:style-name="Code">cd etc/yum.repos.d</text:p>
      <text:p text:style-name="P103">wget <text:span text:style-name="T76">http://xcat.sourceforge.net/yum/xcat-core/xCAT-core.repo</text:span></text:p>
      <text:p text:style-name="P103">wget <text:a xlink:type="simple" xlink:href="http://xcat.sourceforge.net/yum/xcat-dep/"><text:span text:style-name="T76">http://xcat.sourceforge.net/yum/xcat-dep/</text:span></text:a><text:span text:style-name="T76">&lt;release&gt;/&lt;arch&gt;/xCAT-dep.repo</text:span></text:p>
      <text:p text:style-name="P108"/>
      <text:p text:style-name="P109">for example:</text:p>
      <text:p text:style-name="P109">wget http://xcat.sourceforge.net/yum/xcat-dep/rh5/ppc64/xCAT-dep.repo</text:p>
      <text:p text:style-name="P81"/>
      <text:p text:style-name="Heading_20_4"><text:span text:style-name="T4">[SLES] </text:span>Setup Zypper</text:p>
      <text:p text:style-name="P69">[SLES11]:</text:p>
      <text:p text:style-name="Code"><text:span text:style-name="T4">zypper ar -t rpm-md </text:span><text:a xlink:type="simple" xlink:href="http://xcat.sf.net/yum/xcat-core"><text:span text:style-name="T4">http://xcat.sf.net/yum/xcat-core</text:span></text:a><text:span text:style-name="T4"> xCAT-core</text:span></text:p>
      <text:p text:style-name="P126"><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5">[SLES10.2+]:</text:p>
      <text:p text:style-name="P126"><text:span text:style-name="T4">zypper sa -t rpm-md </text:span><text:a xlink:type="simple" xlink:href="http://xcat.sf.net/yum/xcat-core"><text:span text:style-name="T4">http://xcat.sf.net/yum/xcat-core</text:span></text:a><text:span text:style-name="T4"> xCAT-core</text:span></text:p>
      <text:p text:style-name="P126"><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80"/>
      <text:h text:style-name="Heading_20_2" text:outline-level="2"><text:s/><text:reference-mark-start text:name="Download and Install xCAT 2 For an MN That Does Not Have Internet Access"/>Download and Install xCAT 2 For an MN That Does <text:span text:style-name="T84">Not Have</text:span> Internet Access<text:reference-mark-end text:name="Download and Install xCAT 2 For an MN That Does Not Have Internet Access"/></text:h>
      <text:p text:style-name="Standard"><text:span text:style-name="T40">Go to the </text:span><text:a xlink:type="simple" xlink:href="http://xcat.sourceforge.net/#download"><text:span text:style-name="T40">xCAT Download</text:span></text:a><text:span text:style-name="T40"> site.</text:span><text:span text:style-name="T42"> <text:s/></text:span><text:span text:style-name="T43">Download the level of xCAT tarball you desire</text:span><text:span text:style-name="T44">d</text:span><text:span text:style-name="T43">. Go to the </text:span><text:a xlink:type="simple" xlink:href="http://sourceforge.net/project/showfiles.php?group_id=208749&amp;package_id=258529&amp;release_id=608981"><text:span text:style-name="T43">xCAT Dependencies Download</text:span></text:a><text:span text:style-name="T43"> page and get the latest xCAT dependency tarball. </text:span></text:p>
      <text:p text:style-name="P67"/>
      <text:p text:style-name="P112"><text:soft-page-break/><text:span text:style-name="T4">Download the</text:span> tarballs</text:p>
      <text:p text:style-name="P71"><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28"/>
      <text:p text:style-name="Code">tar jxvf <text:s/>xcat-core-2.x.tar.bz2</text:p>
      <text:p text:style-name="P153"><text:span text:style-name="T4">[RH] </text:span>Setup YUM repositor<text:span text:style-name="T4">ies</text:span> for xCAT and Dependencies</text:p>
      <text:p text:style-name="P70">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12"><text:span text:style-name="T4">[SLES] </text:span>Setup Zypper <text:span text:style-name="T31">repositor</text:span><text:span text:style-name="T34">ies</text:span> for xCAT and Dependencies</text:p>
      <text:p text:style-name="P70"><text:tab/></text:p>
      <text:p text:style-name="P69">[SLES 10.2+]:</text:p>
      <text:p text:style-name="P90"><text:span text:style-name="T65">zypper sa </text:span><text:a xlink:type="simple" xlink:href="/root/xcat2/xcat-dep/sles10/ppc64"><text:span text:style-name="T65">file:///root/xcat2/xcat-dep/sles10/&lt;arch&gt;</text:span></text:a><text:span text:style-name="T65"> xCAT-dep</text:span></text:p>
      <text:p text:style-name="P103"><text:span text:style-name="T61">zypper sa </text:span><text:a xlink:type="simple" xlink:href="/root/xcat2/core-snap"><text:span text:style-name="T61">file:///root/xcat2/</text:span></text:a><text:a xlink:type="simple" xlink:href="/root/xcat2/core-snap"><text:span text:style-name="T61">xcat-core</text:span></text:a><text:span text:style-name="T61"> xcat-core</text:span></text:p>
      <text:p text:style-name="P83"/>
      <text:p text:style-name="P69">[SLES 11]:</text:p>
      <text:p text:style-name="P103"><text:span text:style-name="T70">zypper</text:span><text:span text:style-name="T65"> ar </text:span><text:a xlink:type="simple" xlink:href="/root/xcat2/xcat-dep/sles10/ppc64"><text:span text:style-name="T65">file:///root/xcat2/xcat-dep/sles11/&lt;arch&gt;</text:span></text:a><text:span text:style-name="T65"> xCAT-dep</text:span></text:p>
      <text:p text:style-name="P103"><text:span text:style-name="T71">zypper</text:span><text:span text:style-name="T66"> ar </text:span><text:a xlink:type="simple" xlink:href="/root/xcat2/xcat-core"><text:span text:style-name="T66">file:///root/xcat2/</text:span></text:a><text:a xlink:type="simple" xlink:href="/root/xcat2/xcat-core"><text:span text:style-name="T66">xcat-core</text:span></text:a><text:a xlink:type="simple" xlink:href="/root/xcat2/core-snap"><text:span text:style-name="T66">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68">zypper</text:span> sl -d” <text:s/><text:span text:style-name="T4">and remove the zypper repository using com</text:span><text:span text:style-name="T4">m</text:span><text:span text:style-name="T4">and zypper sd on SLES 10.2+ or zypper rr on SLES 11.</text:span></text:p>
      <text:p text:style-name="P134"/>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4">has access</text:span> to the internet, you can simply create a file called <text:span text:style-name="T3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oft-page-break/><text:span text:style-name="T67">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4">does not have internet access</text:span>, then download the necessary fedora RPMs, copy them to the MN, and create a local YUM repository:</text:p>
      <text:p text:style-name="Standard"/>
      <text:p text:style-name="P63">Note: <text:s text:c="2"/><text:span text:style-name="T4">The value of &lt;releasever&gt; in following link can be the release number of Fedora, it can be 8,9,12,13</text:span>. </text:p>
      <text:p text:style-name="Standard"/>
      <text:p text:style-name="Code">cd /root/xcat2/xcat-dep/rh5/x86_64</text:p>
      <text:p text:style-name="Code">export BASEURL=http://download.fedora.redhat.com/pub/fedora/linux/releases/<text:span text:style-name="T4">&lt;releasever&gt;</text:span>/Everything/x86_64/os/Packages/</text:p>
      <text:p text:style-name="P20"/>
      <text:p text:style-name="P21">[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13">[Fedora9]</text:p>
      <text:p text:style-name="P54">You need to download rpm packages which are same with the Fedata8, but net-snmp-5.4.1-19.fc9 is needed for Fedora9.</text:p>
      <text:p text:style-name="P115">[<text:span text:style-name="T33">Fedora12</text:span>]</text:p>
      <text:p text:style-name="P107">wget $BASEURL/expect-5.43.0-19.fc12.i686.rpm</text:p>
      <text:p text:style-name="P107">wget $BASEURL/net-snmp-perl-5.4.2.1-18.fc12.x86_64.rpm</text:p>
      <text:p text:style-name="P107">wget $BASEURL/syslinux-3.75-4.fc12.x86_64.rpm</text:p>
      <text:p text:style-name="P107">wget $BASEURL/dhcp-4.1.0p1-12.fc12.x86_64.rpm</text:p>
      <text:p text:style-name="P107">wget $BASEURL/perl-XML-Simple-2.18-5.fc12.noarch.rpm</text:p>
      <text:p text:style-name="P107">wget $BASEURL/ksh-20090630-1.fc12.x86_64.rpm</text:p>
      <text:p text:style-name="P107">wget $BASEURL/perl-Test-Simple-0.92-82.fc12.x86_64.rpm</text:p>
      <text:p text:style-name="P107">wget $BASEURL/perl-Net-Telnet-3.03-9.fc12.noarch.rpm</text:p>
      <text:p text:style-name="P107">wget $BASEURL/ipmitool-1.8.11-4.fc12.x86_64.rpm</text:p>
      <text:p text:style-name="P107"><text:soft-page-break/>wget $BASEURL/perl-Crypt-PasswdMD5-1.3-5.fc12.noarch.rpm</text:p>
      <text:p text:style-name="P107">wget $BASEURL/perl-DBD-SQLite-1.25-4.fc12.x86_64.rpm</text:p>
      <text:p text:style-name="P115">[Fedora13]</text:p>
      <text:p text:style-name="P130">wget $BASEURL/dhcp-4.1.1-15.fc13.x86_64.rpm</text:p>
      <text:p text:style-name="P130">wget $BASEURL/ipmitool-1.8.11-4.fc13.x86_64.rpm</text:p>
      <text:p text:style-name="P130">wget $BASEURL/syslinux-3.84-1.fc13.x86_64.rpm</text:p>
      <text:p text:style-name="P130">wget $BASEURL/ksh-20100309-3.fc13.x86_64.rpm</text:p>
      <text:p text:style-name="P130">wget $BASEURL/net-snmp-perl-5.5-12.fc13.x86_64.rpm</text:p>
      <text:p text:style-name="P130">wget $BASEURL/expect-5.43.0-19.fc12.i686.rpm</text:p>
      <text:p text:style-name="P130">wget $BASEURL/perl-Test-Simple-0.92-112.fc13.x86_64.rpm</text:p>
      <text:p text:style-name="P130">wget $BASEURL/perl-Crypt-PasswdMD5-1.3-6.fc13.noarch.rpm</text:p>
      <text:p text:style-name="P130">wget $BASEURL/perl-DBD-SQLite-1.27-3.fc13.x86_64.rpm</text:p>
      <text:p text:style-name="P101"/>
      <text:p text:style-name="Code">createrepo .</text:p>
      <text:p text:style-name="Standard"/>
      <text:p text:style-name="P59"/>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65">If you have the RHEL CD(s) or DVD(s):</text:p>
      <text:p text:style-name="P91"><text:span text:style-name="T35">If the RHEL distro only has one CD or DVD</text:span><text:span text:style-name="T35">:</text:span></text:p>
      <text:list text:style-name="L7">
        <text:list-item text:start-value="1">
          <text:p text:style-name="P369">Insert the RHEL CD or DVD into the CD or DVD drive.</text:p>
        </text:list-item>
        <text:list-item>
          <text:p text:style-name="P370"><text:span text:style-name="T4">Mount the </text:span><text:span text:style-name="T4"><text:s/>disk into some directory, for example, /media/cdrom/.</text:span></text:p>
        </text:list-item>
        <text:list-item>
          <text:p text:style-name="P370"><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18">[rhel-5.3]</text:p>
      <text:p text:style-name="P119">name=RHEL 5.3 from DVD </text:p>
      <text:p text:style-name="P119">baseurl=file:///media/cdrom/Server </text:p>
      <text:p text:style-name="P119">enabled=1 </text:p>
      <text:p text:style-name="P119">gpgcheck=1</text:p>
      <text:p text:style-name="P123"><text:span text:style-name="T4">Note: </text:span>To make the YUM repository work persistently after management node reboot, the CD/DVD drive mount needs to be added into the /etc/fstab, <text:span text:style-name="T4">or add the mount command into Linux startup scripts</text:span>.</text:p>
      <text:p text:style-name="P129"/>
      <text:p text:style-name="P93">If the RHEL distro has more than one CDs or DVDs:</text:p>
      <text:p text:style-name="P94"><text:span text:style-name="T5">1.</text:span><text:span text:style-name="T59">I</text:span><text:span text:style-name="T50">nsert the R</text:span><text:span text:style-name="T49">HEL CDs or DVDs into the CD or DVD drive one by one:</text:span></text:p>
      <text:p text:style-name="P13"><text:s text:c="18"/>A. Mount the CD or DVD device</text:p>
      <text:p text:style-name="P13"><text:s text:c="18"/>B. For the 1st CD or DVD only, cd to the mounted directory and run: <text:s/>rpm --import RPM-GPG-KEY- 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9"><text:s text:c="16"/>gpgcheck=1</text:p>
      <text:p text:style-name="Code"/>
      <text:p text:style-name="P65"><text:soft-page-break/>If you have the RHEL iso files:</text:p>
      <text:p text:style-name="P93">If the RHEL distro only has one iso file:</text:p>
      <text:list text:style-name="L8">
        <text:list-item text:start-value="1">
          <text:p text:style-name="P372">Copy the iso file to any directory, such as <text:span text:style-name="T4">/</text:span>iso</text:p>
        </text:list-item>
      </text:list>
      <text:p text:style-name="P121">mkdir /iso</text:p>
      <text:p text:style-name="P120"><text:span text:style-name="T4">c</text:span>p RHEL5.2-Server-20080430.0-ppc-DVD.iso /iso/</text:p>
      <text:list text:style-name="L8" text:continue-numbering="true">
        <text:list-item>
          <text:p text:style-name="P372"><text:span text:style-name="T4">Mount the </text:span><text:span text:style-name="T4">iso file to a directory such as /iso/rhels5.2</text:span></text:p>
        </text:list-item>
      </text:list>
      <text:p text:style-name="P125"/>
      <text:p text:style-name="P120">cd /iso</text:p>
      <text:p text:style-name="P120">mount -o loop RHEL5.2-Server-20080430.0-ppc-DVD.iso <text:span text:style-name="T4">/iso/rhels5.2</text:span></text:p>
      <text:list text:style-name="L8" text:continue-numbering="true">
        <text:list-item>
          <text:p text:style-name="P374">Create a YUM repository file, for example, rhel-dvd.repo, under directory /etc/yum.repos.d. The YUM repository contents should <text:s/>look like:</text:p>
        </text:list-item>
      </text:list>
      <text:p text:style-name="P120">[rhe-5-server]</text:p>
      <text:p text:style-name="P120">name=RHEL 5 SERVER packages</text:p>
      <text:p text:style-name="P120">baseurl=file:///iso/<text:span text:style-name="T4">rhels5.2</text:span>/Server</text:p>
      <text:p text:style-name="P120">enabled=1</text:p>
      <text:p text:style-name="P120">gpgcheck=1</text:p>
      <text:p text:style-name="P122"><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93">If the RHEL distro has more than one iso files</text:p>
      <text:p text:style-name="P93"/>
      <text:p text:style-name="P95">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text:style-name="L8" text:continue-numbering="true">
        <text:list-header>
          <text:p text:style-name="P374"/>
        </text:list-header>
      </text:list>
      <text:list text:style-name="L9">
        <text:list-header>
          <text:p text:style-name="P195"/>
        </text:list-header>
      </text:list>
      <text:p text:style-name="P64">For either case above:</text:p>
      <text:p text:style-name="Code"><text:span text:style-name="T4">change directory</text:span> to where the RHEL CD image is and run</text:p>
      <text:p text:style-name="Code">rpm --import RPM-GPG-KEY-redhat-release </text:p>
      <text:p text:style-name="P104"/>
      <text:p text:style-name="Heading_20_4"><text:span text:style-name="T4">[SLES] Set</text:span>up repository </text:p>
      <text:p text:style-name="Standard">If <text:span text:style-name="T4">you have</text:span> a SLES ISO:</text:p>
      <text:p text:style-name="P106">mkdir /iso</text:p>
      <text:p text:style-name="P106">copy <text:span text:style-name="T66">SLES11-DVD-ppc-GM-DVD1.iso </text:span><text:s/>to /iso/</text:p>
      <text:p text:style-name="P106">mkdir /iso/1</text:p>
      <text:p text:style-name="P106">cd /iso</text:p>
      <text:p text:style-name="P104">mount -o lo<text:span text:style-name="T60">op </text:span><text:span text:style-name="T62">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p text:style-name="P114"><text:soft-page-break/>Setup repository after copycds <text:span text:style-name="T4">(optional)</text:span></text:p>
      <text:p text:style-name="P78">After you did the copycds command for the Operating System which is the OS of management node, the copycds command copied all the installation files of the Operating System from CD/DVD into the xCAT install directory (/install is the default), the files in the installation directory can be used as the system repository for the management node. </text:p>
      <text:p text:style-name="P78"/>
      <text:p text:style-name="P78">Replace the value of “baseurl” with following URL for the system repository configuration file.</text:p>
      <text:p text:style-name="P78"/>
      <text:p text:style-name="P114">[RH]</text:p>
      <text:p text:style-name="P78">The new repository URL should be “file:/install/&lt;os&gt;/&lt;arch&gt;/Server”</text:p>
      <text:p text:style-name="P78"/>
      <text:p text:style-name="P114">[SLES]</text:p>
      <text:p text:style-name="P78">The new reposity URL should be “file:/install/&lt;os&gt;/&lt;arch&gt;/1”</text:p>
      <text:p text:style-name="P78"/>
      <text:h text:style-name="Heading_20_2" text:outline-level="2"><text:s/>Install <text:s/>xCAT and Dependencies on the MN ( yum/zypper)</text:h>
      <text:p text:style-name="Standard"><text:span text:style-name="T35">[</text:span><text:span text:style-name="T33">RH</text:span><text:span text:style-name="T35">]</text:span><text:span text:style-name="T33">:</text:span></text:p>
      <text:p text:style-name="Code">yum clean metadata</text:p>
      <text:p text:style-name="Code">yum install xCAT</text:p>
      <text:p text:style-name="Text_20_body"/>
      <text:p text:style-name="P135"><text:span text:style-name="T4">[</text:span>SLES<text:span text:style-name="T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text:soft-page-break/>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31">xCATsn-2*.rpm</text:span> xcat-core/xCAT-client*.rpm xcat-core/xCAT-nbroot-core*.rpm xcat-core/xCAT-server*.rpm --replacepkgs</text:p>
      <text:p text:style-name="Standard"/>
      <text:p text:style-name="Code"><text:soft-page-break/></text:p>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64"><text:span text:style-name="T4">[RHEL]</text:span>:</text:p>
      <text:p text:style-name="Code">yum install yaboot-xcat.noarch</text:p>
      <text:p text:style-name="P125"/>
      <text:p text:style-name="Heading_20_3"><text:s text:c="2"/>Test xCAT Installation</text:p>
      <text:p text:style-name="Standard">Add command to the path:</text:p>
      <text:p text:style-name="P104"><text:span text:style-name="T60">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10">
        <text:list-item>
          <text:p text:style-name="P216"><text:span text:style-name="T31">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216">If the management node has access to the internet, the yum<text:span text:style-name="T4">/zypper</text:span> command below will pull the updates directly from the xCAT site.</text:p>
        </text:list-item>
      </text:list>
      <text:p text:style-name="Standard"/>
      <text:p text:style-name="P65">[RH]:</text:p>
      <text:p text:style-name="P142">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35"><text:span text:style-name="T4">[</text:span>SLES<text:span text:style-name="T4">]</text:span>:</text:p>
      <text:p text:style-name="P141">If you want to just update the xCAT rpms then run the below commands. <text:s/>Note: this will not apply the changes that may have been made to the xCAT deps packages. </text:p>
      <text:p text:style-name="P104"><text:soft-page-break/>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104">zypper refresh</text:p>
      <text:p text:style-name="Code">zypper update</text:p>
      <text:p text:style-name="Text_20_body"/>
      <text:p text:style-name="P77">Note: If you have a service node stateless image in a hierachical configuration , don't forget to update the image with the new xCAT rpms to keep the service node at the same level as the management Node. </text:p>
      <text:list text:style-name="WW8Num9">
        <text:list-item>
          <text:list>
            <text:list-item>
              <text:p text:style-name="P124"/>
            </text:list-item>
          </text:list>
        </text:list-item>
      </text:list>
      <text:h text:style-name="P158" text:outline-level="1">Deploying and Maintaining Cluster Nodes </text:h>
      <text:p text:style-name="P147">Note: <text:span text:style-name="T4">In </text:span>xCAT 2.3 <text:span text:style-name="T4">and be</text:span><text:span text:style-name="T4">yond</text:span>, the node deployment progress can be monitored and reinitiated if necessary, see rnetboot and rpower manpages for more details.</text:p>
      <text:h text:style-name="P156"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3">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78">. </text:span></text:p>
      <text:h text:style-name="P161"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text:soft-page-break/>Installing AIX standalone nodes (using standard NIM rte method)</text:h>
      <text:p text:style-name="P51"><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38"><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80"><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32"/>
      <text:p text:style-name="P136"><text:span text:style-name="T85">The docume</text:span><text:span text:style-name="T54">nt </text:span><text:a xlink:type="simple" xlink:href="http://xcat.svn.sourceforge.net/viewvc/xcat/xcat-core/trunk/xCAT-client/share/doc/xCAT2AIXonJSblade.pdf"><text:span text:style-name="T55">xCAT2 AIX on JS blade – Howto</text:span></text:a><text:span text:style-name="T55"> </text:span><text:span text:style-name="T54">fo</text:span><text:span text:style-name="T4">cuses </text:span><text:span text:style-name="T85">on the step by step installation introduction for AIX on a JS blade center.</text:span></text:p>
      <text:h text:style-name="P161" text:outline-level="1">Updating the <text:s/>xCAT Cluster</text:h>
      <text:h text:style-name="Heading_20_2" text:outline-level="2">Updating Linux </text:h>
      <text:p text:style-name="Body_20_Text_20_First_20_Indent"><text:span text:style-name="T39">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9">updatenode</text:span></text:a><text:span text:style-name="T39">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48"/>
      <text:h text:style-name="P158"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59" text:outline-level="1" text:is-list-header="true"><text:soft-page-break/></text:h>
      <text:h text:style-name="P158"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P161" text:outline-level="1">Setting up alternate databases</text:h>
      <text:h text:style-name="P150" text:outline-level="2" text:is-list-header="true"/>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40"><text:s/>Instructions for setting up a PostgreSQL database on Linux, are found in the </text:span><text:a xlink:type="simple" xlink:href="http://xcat.svn.sourceforge.net/viewvc/xcat/xcat-core/trunk/xCAT-client/share/doc/xCAT2SetupPostgresql.pdf"><text:span text:style-name="T40">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40">xCAT2 MySQL setup </text:span></text:a><text:s/>documentation. </text:p>
      <text:h text:style-name="Heading_20_2" text:outline-level="2"><text:soft-page-break/>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149" text:outline-level="1">Synchronizing files from the MN to the nodes</text:h>
      <text:p text:style-name="Text_20_body_20_indent"><text:span text:style-name="T58">In xCAT2.3 and later </text:span><text:span text:style-name="T58">support is provided to automatically sync file</text:span><text:span text:style-name="T58">Syncfiles How-To</text:span><text:span text:style-name="T58">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58">Syncfiles How-To</text:span></text:a><text:a xlink:type="simple" xlink:href="https://xcat.svn.sourceforge.net/svnroot/xcat/xcat-core/trunk/xCAT-client/share/doc/xCAT2SyncFilesHowTo.pdf"><text:span text:style-name="T58"> </text:span></text:a><text:span text:style-name="T58">describes how to do this. <text:s text:c="2"/></text:span></text:p>
      <text:h text:style-name="P160" text:outline-level="1"><text:span text:style-name="T88"><text:s/>Monitoring</text:span> </text:h>
      <text:p text:style-name="Body_20_Text_20_First_20_Indent"><text:span text:style-name="T53">There are two monitoring infrastructures <text:s/>in xCAT 2.0. The </text:span><text:span text:style-name="T79">xCAT Monitoring Plug-in Infrastructure </text:span><text:span text:style-name="T53">allows you to plug-in one or more third party </text:span>monitoring software such as Ganglia, RMC, SNMP etc. to monitor the xCAT cluster. The <text:span text:style-name="T79">xCAT Notification Infrastructure </text:span><text:span text:style-name="T53">allows you to watch for the changes in xCAT </text:span><text:span text:style-name="T80">database tables.</text:span></text:p>
      <text:p text:style-name="Body_20_Text_20_First_20_Indent"><text:span text:style-name="T80">How to enable and use the xCAT Monitoring infrastructure is documented in <text:s text:c="2"/></text:span><text:a xlink:type="simple" xlink:href="http://xcat.svn.sourceforge.net/viewvc/xcat/xcat-core/trunk/xCAT-client/share/doc/xCAT2-Monitoring.pdf"><text:span text:style-name="T80">xCAT 2.0 Monitoring How-to</text:span></text:a> .</text:p>
      <text:h text:style-name="P164" text:outline-level="1">xCAT import/export images</text:h>
      <text:p text:style-name="Body_20_Text_20_First_20_Indent"><text:span text:style-name="T88"><text:s/></text:span><text:span text:style-name="T40">Instructions for exporting and importing xCAT images are documented in </text:span><text:a xlink:type="simple" xlink:href="http://xcat.svn.sourceforge.net/viewvc/xcat/xcat-core/trunk/xCAT-client/share/doc/xCAT-imgport.pdf%20"><text:span text:style-name="T90">Making images portable within xCAT</text:span></text:a><text:a xlink:type="simple" xlink:href="http://xcat.svn.sourceforge.net/viewvc/xcat/xcat-core/trunk/xCAT-client/share/doc/xCAT-imgport.pdf%20"><text:span text:style-name="T47">.</text:span></text:a></text:p>
      <text:h text:style-name="P162" text:outline-level="1"><text:s/><text:span text:style-name="T88">xCAT Statelite</text:span></text:h>
      <text:p text:style-name="Body_20_Text_20_First_20_Indent"><text:span text:style-name="T80">Information on setting up a Linux Cluster with </text:span><text:s/>NFS root diskless nodes is contained in the <text:a xlink:type="simple" xlink:href="http://xcat.svn.sourceforge.net/viewvc/xcat/xcat-core/trunk/xCAT-client/share/doc/xCAT-Statelite.pdf">xCAT Statelite Cookbook.</text:a></text:p>
      <text:h text:style-name="P162" text:outline-level="1"><text:s/><text:span text:style-name="T88">xCAT IB Support</text:span></text:h>
      <text:p text:style-name="Text_20_body_20_indent"><text:span text:style-name="T81">The </text:span><text:a xlink:type="simple" xlink:href="http://xcat.svn.sourceforge.net/viewvc/xcat/xcat-core/trunk/xCAT-client/share/doc/xCAT2IBsupport.pdf"><text:span text:style-name="T81">xCAT IB support document</text:span></text:a><text:span text:style-name="T81"> will explain how to configure xCAT for infiniband.</text:span></text:p>
      <text:p text:style-name="P131"/>
      <text:h text:style-name="P116" text:outline-level="1"><text:s/><text:span text:style-name="T88">SystemP </text:span><text:span text:style-name="T89">hardware </text:span><text:span text:style-name="T88">discovery </text:span><text:span text:style-name="T89">a</text:span><text:span text:style-name="T88">nd </text:span><text:span text:style-name="T89">HMC connection</text:span></text:h>
      <text:p text:style-name="P102">How to perform system P hardware automation discovery and setup HMC connection are documented in <text:a xlink:type="simple" xlink:href="http://xcat.svn.sourceforge.net/viewvc/xcat/xcat-core/trunk/xCAT-client/share/doc/xCAT2pHWManagement.pdf">System p Hardware Management</text:a>.</text:p>
      <text:p text:style-name="P100"/>
      <text:h text:style-name="P117" text:outline-level="1"><text:s/>Setup High Availability Management Node</text:h>
      <text:p text:style-name="Standard"><text:span text:style-name="T81"><text:s/>Instructions for setting up a standby management node to provide high availability for management node are found in the </text:span><text:a xlink:type="simple" xlink:href="http://xcat.svn.sourceforge.net/viewvc/xcat/xcat-core/trunk/xCAT-client/share/doc/xCAT2SetupHAMN.pdf"><text:span text:style-name="T81">Setup HA MN </text:span></text:a><text:span text:style-name="T81">documentation.</text:span></text:p>
      <text:p text:style-name="Standard"/>
      <text:h text:style-name="P164" text:outline-level="1">xCAT IBM HPC Integration Support</text:h>
      <text:p text:style-name="P39"><text:span text:style-name="T81">The wiki page <text:s/></text:span><text:a xlink:type="simple" xlink:href="http://sourceforge.net/apps/mediawiki/xcat/index.php?title=Setting_up_the_IBM_HPC_Stack_in_an_xCAT_Cluster">Setting up the IBM HPC Stack in an xCAT Cluster</text:a><text:span text:style-name="T81"> will explain how to install and </text:span><text:soft-page-break/><text:span text:style-name="T81">configure the following IBM HPC software products in your xCAT cluster:</text:span></text:p>
      <text:list text:style-name="L11">
        <text:list-item>
          <text:p text:style-name="P182">GPFS </text:p>
        </text:list-item>
        <text:list-item>
          <text:p text:style-name="P182">LoadLeveler</text:p>
        </text:list-item>
        <text:list-item>
          <text:p text:style-name="P182">Parallel Environment (PE), including:</text:p>
          <text:list>
            <text:list-item>
              <text:p text:style-name="P182">Parallel Operating Environment (POE)</text:p>
            </text:list-item>
            <text:list-item>
              <text:p text:style-name="P182">Low-Level Application Programming Interface (LAPI)</text:p>
            </text:list-item>
            <text:list-item>
              <text:p text:style-name="P182">Protocol Network Services Daemo(PNSD)</text:p>
            </text:list-item>
            <text:list-item>
              <text:p text:style-name="P182">Parallel Debugger (PDB)</text:p>
            </text:list-item>
          </text:list>
        </text:list-item>
        <text:list-item>
          <text:p text:style-name="P182">ESSL and PESSL</text:p>
        </text:list-item>
        <text:list-item>
          <text:p text:style-name="P182">IBM vacpp and xlf compilers</text:p>
        </text:list-item>
        <text:list-item>
          <text:p text:style-name="P182">RSCT</text:p>
        </text:list-item>
      </text:list>
      <text:p text:style-name="P157"/>
      <text:h text:style-name="P164" text:outline-level="1"><text:s/>xCAT Web Interface</text:h>
      <text:p text:style-name="P3">Setting up <text:s/>the xCAT Web Interface is described in the <text:a xlink:type="simple" xlink:href="http://xcat.svn.sourceforge.net/viewvc/xcat/xcat-core/trunk/xCAT-client/share/doc/xCAT2webInterfaceHowTo.pdf">xCAT Web Interface How-TO</text:a>.</text:p>
      <text:h text:style-name="P163" text:outline-level="1"><text:s/><text:span text:style-name="T82">Customize your installation methods</text:span></text:h>
      <text:p text:style-name="P8">How to setup customized methods of installation are documented in </text:p>
      <text:p text:style-name="Body_20_Text_20_First_20_Indent"><text:a xlink:type="simple" xlink:href="http://sourceforge.net/apps/mediawiki/xcat/index.php?title=BootTarget"><text:span text:style-name="T81">Boot Targets and Customized Installation methods.</text:span></text:a></text:p>
      <text:h text:style-name="P40" text:outline-level="1"><text:a xlink:type="simple" xlink:href="http://sourceforge.net/apps/mediawiki/xcat/index.php?title=BootTarget"><text:span text:style-name="T29"><text:s/>Using the BoMC (Boot Media Creator)</text:span></text:a><text:a xlink:type="simple" xlink:href="http://sourceforge.net/apps/mediawiki/xcat/index.php?title=BootTarget"><text:span text:style-name="T30"> the BoMC </text:span></text:a></text:h>
      <text:p text:style-name="P34"><text:a xlink:type="simple" xlink:href="http://xcat.svn.sourceforge.net/viewvc/xcat/xcat-core/trunk/xCAT-client/share/doc/xCAT_Integration_with_IBM_Toolscenter_BoMC_and_ASU.pdf"><text:span text:style-name="T9">xCAT Integration with IBM Supported and Licensed Tools for System X and BladeCenter.</text:span></text:a></text:p>
      <text:h text:style-name="P165" text:outline-level="1"><text:s/>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60" text:outline-level="1"><text:s/><text:span text:style-name="T88">Migrating from xCAT 1.3 to 2.x</text:span></text:h>
      <text:p text:style-name="P68">This information is a quick overview, and has not been updated with each new release of xCAT, so some parts become out of date over time. </text:p>
      <text:p text:style-name="P68"/>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163" text:outline-level="1"><text:s/><text:span text:style-name="T88">xCAT for CSM Admin</text:span></text:h>
      <text:p text:style-name="P68"><text:s text:c="3"/>These redbooks contain great information, but they are all one-time efforts and are not updated with each new release of xCAT, so some parts become more out of date as time goes on. </text:p>
      <text:p text:style-name="P68"/>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ext:soft-page-break/>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41" text:outline-level="1"><text:reference-mark-start text:name="xCAT How-To(s)"/><text:s/><text:span text:style-name="T88">xCAT How-To(s)</text:span><text:reference-mark-end text:name="xCAT How-To(s)"/></text:h>
      <text:p text:style-name="P31"/>
      <text:p text:style-name="P27"><text:span text:style-name="T48">The </text:span><text:a xlink:type="simple" xlink:href="http://sourceforge.net/apps/mediawiki/xcat/index.php?title=Main_Page"><text:span text:style-name="T48">wiki</text:span></text:a><text:span text:style-name="T48"> has a great </text:span><text:a xlink:type="simple" xlink:href="http://sourceforge.net/apps/mediawiki/xcat/index.php?title=HowTos"><text:span text:style-name="T48">"HowTo" section</text:span></text:a><text:span text:style-name="T48">. </text:span></text:p>
      <text:p text:style-name="P30"/>
      <text:p text:style-name="P27"><text:reference-mark-start text:name="Note about How-Tos"/><text:span text:style-name="T48">Note about How-Tos</text:span><text:reference-mark-end text:name="Note about How-Tos"/><text:span text:style-name="T48">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8"><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oft-page-break/><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75">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82">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2">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2">References</text:span></text:h>
      <text:list text:style-name="L12">
        <text:list-item text:start-value="1">
          <text:p text:style-name="P175">xCAT web site: <text:s/><text:a xlink:type="simple" xlink:href="http://xcat.sourceforge.net/">http://xcat.sourceforge.net/</text:a></text:p>
        </text:list-item>
        <text:list-item>
          <text:p text:style-name="P175">xCAT wiki: <text:a xlink:type="simple" xlink:href="http://sourceforge.net/apps/mediawiki/xcat/index.php?title=Main_Page">WIKI main page</text:a></text:p>
        </text:list-item>
        <text:list-item>
          <text:p text:style-name="P175">xCAT mailing list: <text:s/><text:a xlink:type="simple" xlink:href="https://lists.sourceforge.net/lists/listinfo/xcat-user">Joining the mailing list</text:a></text:p>
        </text:list-item>
      </text:list>
      <text:p text:style-name="Text_20_body"/>
      <text:h text:style-name="P161" text:outline-level="1">Appendix A: <text:s/>xCAT Commands and Database Tables</text:h>
      <text:list text:style-name="L12">
        <text:list-header>
          <text:p text:style-name="P175"/>
        </text:list-header>
      </text:list>
      <text:p text:style-name="Body_20_Text_20_First_20_Indent">Note: some of these commands run on Linux and AIX, some are targeted only for AIX or Linux. </text:p>
      <text:p text:style-name="Heading_20_3"/>
      <text:p text:style-name="P42">Database support</text:p>
      <text:list text:style-name="L13">
        <text:list-item text:start-value="1">
          <text:p text:style-name="P218"><text:a xlink:type="simple" xlink:href="http://xcat.sourceforge.net/man5/xcatdb.5.html">DB Tables</text:a>– Complete list of xCAT database tables descriptions. </text:p>
        </text:list-item>
        <text:list-item>
          <text:p text:style-name="P218"><text:a xlink:type="simple" xlink:href="http://xcat.sourceforge.net/man1/chdef.1.html">chdef</text:a> - Change xCAT data object definitions. </text:p>
        </text:list-item>
        <text:list-item>
          <text:p text:style-name="P218"><text:a xlink:type="simple" xlink:href="http://xcat.sourceforge.net/man8/chtab.8.html">chtab </text:a>- Add, delete or update rows in the database tables. </text:p>
        </text:list-item>
        <text:list-item>
          <text:p text:style-name="P218"><text:a xlink:type="simple" xlink:href="http://xcat.sourceforge.net/man1/dumpxCATdb.1.html">dumpxCATdb</text:a> – dumps entire xCAT database.</text:p>
        </text:list-item>
        <text:list-item>
          <text:p text:style-name="P218"><text:a xlink:type="simple" xlink:href="http://xcat.sourceforge.net/man1/gettab.1.html">gettab</text:a> – searches through tables with keys and return matching attributes. </text:p>
        </text:list-item>
        <text:list-item>
          <text:p text:style-name="P218"><text:a xlink:type="simple" xlink:href="http://xcat.sourceforge.net/man1/lsdef.1.html">lsdef</text:a> - used to display xCAT object definitions which are stored in the xCAT database. </text:p>
        </text:list-item>
        <text:list-item>
          <text:p text:style-name="P218"><text:a xlink:type="simple" xlink:href="http://xcat.sourceforge.net/man1/lsflexnode.1.html">lsflexnode</text:a> – Displays the information of <text:s/>a flexible node. ( 2.5 or later)</text:p>
        </text:list-item>
        <text:list-item>
          <text:p text:style-name="P218"><text:a xlink:type="simple" xlink:href="http://xcat.sourceforge.net/man1/mkdef.1.html">mkdef </text:a>– used to create xCAT data object definitions.</text:p>
        </text:list-item>
        <text:list-item>
          <text:p text:style-name="P218"><text:a xlink:type="simple" xlink:href="http://xcat.sourceforge.net/man1/mkflexnode.1.html">mkflexnode</text:a> – Create <text:s/>a flexible node. ( 2.5 or later)</text:p>
        </text:list-item>
        <text:list-item>
          <text:p text:style-name="P218"><text:a xlink:type="simple" xlink:href="http://xcat.sourceforge.net/man8/mkrrbc.8.html">mkrrbc</text:a> - Adds or deletes BladeCenter management module and switch node definitions in the xCAT cluster database.</text:p>
        </text:list-item>
        <text:list-item>
          <text:p text:style-name="P218"><text:a xlink:type="simple" xlink:href="http://xcat.sourceforge.net/man8/mkrrnodes.8.html">mkrrnodes</text:a> – adds or deletes nodes in the xCAT cluster database. <text:s/>Allows creation/deletion of many nodes at once. <text:bookmark text:name="item_mkrrnodes1"/></text:p>
        </text:list-item>
        <text:list-item>
          <text:p text:style-name="P218"><text:a xlink:type="simple" xlink:href="http://xcat.sourceforge.net/man8/nodeadd.8.html">nodeadd</text:a> - <text:s/>Adds nodes to the xCAT cluster database. </text:p>
        </text:list-item>
        <text:list-item>
          <text:p text:style-name="P218"><text:a xlink:type="simple" xlink:href="http://xcat.sourceforge.net/man1/nodech.1.html">nodech</text:a> - Changes nodes' attributes in the xCAT cluster database. </text:p>
        </text:list-item>
        <text:list-item>
          <text:p text:style-name="P218"><text:soft-page-break/><text:a xlink:type="simple" xlink:href="http://xcat.sourceforge.net/man1/nodech.1.html">nodels</text:a> - lists the nodes, and their attributes, from the xCAT database. </text:p>
        </text:list-item>
        <text:list-item>
          <text:p text:style-name="P218"><text:a xlink:type="simple" xlink:href="http://xcat.sourceforge.net/man1/noderm.1.html">noderm </text:a>- removes the nodes in the noderange from all database table. </text:p>
        </text:list-item>
        <text:list-item>
          <text:p text:style-name="P218"><text:a xlink:type="simple" xlink:href="http://xcat.sourceforge.net/man1/restorexCATdb.1.html">restorexCATdb</text:a> – restore the xCAT database. </text:p>
        </text:list-item>
        <text:list-item>
          <text:p text:style-name="P218"><text:a xlink:type="simple" xlink:href="http://xcat.sourceforge.net/man1/rmdef.1.html">rmdef </text:a>- remove xCAT data object definitions. </text:p>
        </text:list-item>
        <text:list-item>
          <text:p text:style-name="P218"><text:a xlink:type="simple" xlink:href="http://xcat.sourceforge.net/man1/rmflexnode.1.html">rmflexnode</text:a> – Remove <text:s/>a flexible node. ( 2.5 or later)</text:p>
        </text:list-item>
        <text:list-item>
          <text:p text:style-name="P218"><text:a xlink:type="simple" xlink:href="http://xcat.sourceforge.net/man1/runsqlcmd.8.html">runsqlcmd </text:a>– Runs sql commands input from a file against the currect xCAT DB ( 2.5 or later)</text:p>
        </text:list-item>
        <text:list-item>
          <text:p text:style-name="P218"><text:a xlink:type="simple" xlink:href="http://xcat.sourceforge.net/man8/tabdump.8.html">tabdump</text:a> - display an xCAT database table in CSV format. </text:p>
        </text:list-item>
        <text:list-item>
          <text:p text:style-name="P218"><text:a xlink:type="simple" xlink:href="http://xcat.sourceforge.net/man8/tabedit.8.html">tabedit</text:a> - view an xCAT database table in an editor and make changes. </text:p>
        </text:list-item>
        <text:list-item>
          <text:p text:style-name="P218"><text:a xlink:type="simple" xlink:href="http://xcat.sourceforge.net/man1/tabgrep.1.html">tabgrep</text:a> - list table names in which an entry for the given node appears. </text:p>
        </text:list-item>
        <text:list-item>
          <text:p text:style-name="P218"><text:a xlink:type="simple" xlink:href="http://xcat.sourceforge.net/man8/tabprune.8.html">tabprune</text:a> – delete records from the eventlog and auditlog tables (2.4 or later). </text:p>
        </text:list-item>
        <text:list-item>
          <text:p text:style-name="P218"><text:a xlink:type="simple" xlink:href="http://xcat.sourceforge.net/man8/tabrestore.8.html">tabrestore </text:a>- replaces the contents of an xCAT database table with the contents in a csv file. </text:p>
        </text:list-item>
        <text:list-item>
          <text:p text:style-name="P218"><text:a xlink:type="simple" xlink:href="http://xcat.sourceforge.net/man5/xcatstanzafile.5.html">xcatstanzafile</text:a> - Format of a stanza file that can be used with xCAT data object definition commands. </text:p>
        </text:list-item>
      </text:list>
      <text:p text:style-name="P42">Hardware Control </text:p>
      <text:list text:style-name="L14">
        <text:list-item>
          <text:p text:style-name="P243"><text:a xlink:type="simple" xlink:href="http://xcat.sourceforge.net/man1/getmacs.1.html">getmacs</text:a> - Collects node MAC address. </text:p>
        </text:list-item>
        <text:list-item>
          <text:p text:style-name="P243"><text:a xlink:type="simple" xlink:href="http://xcat.sourceforge.net/man1/lshwconn.1.html">lshwconn</text:a> – Display the connection status for FSP and BPA nodes (2.3)</text:p>
        </text:list-item>
        <text:list-item>
          <text:p text:style-name="P243"><text:a xlink:type="simple" xlink:href="http://xcat.sourceforge.net/man1/lsslp.1.html">lsslp</text:a> - Discovers selected networked services information within the same subnet. </text:p>
        </text:list-item>
        <text:list-item>
          <text:p text:style-name="P243"><text:a xlink:type="simple" xlink:href="http://xcat.sourceforge.net/man1/lsvm.1.html">lsvm </text:a>- Lists partition profile information for HMC- and IVM-managed nodes. </text:p>
        </text:list-item>
        <text:list-item>
          <text:p text:style-name="P243"><text:a xlink:type="simple" xlink:href="http://xcat.sourceforge.net/man1/mkhwconn.1.html">mkhwconn</text:a> - <text:s/>Sets up <text:s/>connections for FSP and BPA nodes to HMC nodes (2.3). <text:s text:c="2"/></text:p>
        </text:list-item>
        <text:list-item>
          <text:p text:style-name="P243"><text:a xlink:type="simple" xlink:href="http://xcat.sourceforge.net/man1/nodestat.1.html">nodestat </text:a>- display the running status of a noderange </text:p>
        </text:list-item>
      </text:list>
      <text:list text:style-name="L15">
        <text:list-item>
          <text:p text:style-name="P249"><text:a xlink:type="simple" xlink:href="http://xcat.sourceforge.net/man1/rbeacon.1.html">rbeacon </text:a>- Turns beacon on/off/blink or gives status of a node or noderange. </text:p>
        </text:list-item>
        <text:list-item>
          <text:p text:style-name="P249"><text:a xlink:type="simple" xlink:href="http://xcat.sourceforge.net/man1/rcons.1.html">rcons </text:a>- <text:s/>remotely accesses the serial console of a node.</text:p>
        </text:list-item>
        <text:list-item>
          <text:p text:style-name="P249"><text:span text:style-name="T77">renergy</text:span> – remote energy management tools (2.3)</text:p>
        </text:list-item>
        <text:list-item>
          <text:p text:style-name="P249"><text:a xlink:type="simple" xlink:href="http://xcat.sourceforge.net/man1/replaycons.1.html">replaycons</text:a> - replay the console output for a node </text:p>
        </text:list-item>
        <text:list-item>
          <text:p text:style-name="P249"><text:a xlink:type="simple" xlink:href="http://xcat.sourceforge.net/man1/reventlog.1.html">reventlog</text:a> - retrieve or clear remote hardware event logs </text:p>
        </text:list-item>
        <text:list-item>
          <text:p text:style-name="P249"><text:a xlink:type="simple" xlink:href="http://xcat.sourceforge.net/man1/rflash.1.html">rflash </text:a>- Performs Licensed Internal Code (LIC) update support for HMC-attached P5/P6</text:p>
        </text:list-item>
        <text:list-item>
          <text:p text:style-name="P249"><text:a xlink:type="simple" xlink:href="http://xcat.sourceforge.net/man1/rmhwconn.1.html">rmhwconn </text:a>– Remove the connections from the FSP and BPA nodes to the HMC nodes (2.3).</text:p>
        </text:list-item>
        <text:list-item>
          <text:p text:style-name="P249"><text:a xlink:type="simple" xlink:href="http://xcat.sourceforge.net/man1/rmigrate.1.html">rmigrate</text:a> - Execute migration of a guest VM between hosts/hypervisors .</text:p>
        </text:list-item>
        <text:list-item>
          <text:p text:style-name="P249"><text:a xlink:type="simple" xlink:href="http://xcat.sourceforge.net/man1/rmvm.1.html">rmvm</text:a> - Removes HMC- and IVM-managed partitions. </text:p>
        </text:list-item>
      </text:list>
      <text:list text:style-name="L16">
        <text:list-item>
          <text:p text:style-name="P258"><text:a xlink:type="simple" xlink:href="http://xcat.sourceforge.net/man1/rnetboot.1.html">rnetboot</text:a> - Cause the range of nodes to boot to network. </text:p>
        </text:list-item>
      </text:list>
      <text:list text:style-name="L17">
        <text:list-item>
          <text:p text:style-name="P259"><text:a xlink:type="simple" xlink:href="http://xcat.sourceforge.net/man1/rpower.1.html">rpower </text:a>- remote power control of nodes </text:p>
        </text:list-item>
        <text:list-item>
          <text:p text:style-name="P259"><text:a xlink:type="simple" xlink:href="http://xcat.sourceforge.net/man1/rscan.1.html">rscan</text:a> - Collects node information from one or more hardware control points. </text:p>
        </text:list-item>
        <text:list-item>
          <text:p text:style-name="P259"><text:a xlink:type="simple" xlink:href="http://xcat.sourceforge.net/man1/rsetboot.1.html">rsetboot</text:a> - Sets the boot device to be used for BMC-based servers for the next boot only. </text:p>
        </text:list-item>
        <text:list-item>
          <text:p text:style-name="P259"><text:a xlink:type="simple" xlink:href="http://xcat.sourceforge.net/man1/rspconfig.1.html">rspconfig</text:a> - configures various settings in the nodes' service processors. </text:p>
        </text:list-item>
        <text:list-item>
          <text:p text:style-name="P259"><text:a xlink:type="simple" xlink:href="http://xcat.sourceforge.net/man1/rspreset.1.html">rspreset</text:a> - resets the service processors associated with the specified nodes </text:p>
        </text:list-item>
        <text:list-item>
          <text:p text:style-name="P259"><text:a xlink:type="simple" xlink:href="http://xcat.sourceforge.net/man1/switchblade.1.html">switchblade</text:a> - reassign the BladeCenter media tray and/or KVM to the specified blade </text:p>
        </text:list-item>
        <text:list-item>
          <text:p text:style-name="P259"><text:a xlink:type="simple" xlink:href="http://xcat.sourceforge.net/man1/wcons.1.html">wcons</text:a> – windowed remote console</text:p>
        </text:list-item>
        <text:list-item>
          <text:p text:style-name="P259"><text:a xlink:type="simple" xlink:href="http://xcat.sourceforge.net/man1/wkill.1.html">wkill </text:a>– kill windowed remote consoles</text:p>
        </text:list-item>
      </text:list>
      <text:p text:style-name="P43">Monitoring </text:p>
      <text:list text:style-name="L18">
        <text:list-item>
          <text:p text:style-name="P267"><text:a xlink:type="simple" xlink:href="http://xcat.sourceforge.net/man1/monadd.1.html">monadd</text:a> - Registers a monitoring plug-in to the xCAT cluster. </text:p>
        </text:list-item>
        <text:list-item>
          <text:p text:style-name="P267"><text:a xlink:type="simple" xlink:href="http://xcat.sourceforge.net/man1/moncfg.1.html">moncfg</text:a> - Configures a 3rd party monitoring software to monitor the xCAT cluster. </text:p>
        </text:list-item>
        <text:list-item>
          <text:p text:style-name="P267"><text:a xlink:type="simple" xlink:href="http://xcat.sourceforge.net/man1/mondecfg.1.html">mondecfg</text:a> - Deconfigures a 3rd party monitoring software from monitoring the xCAT cluster. </text:p>
        </text:list-item>
        <text:list-item>
          <text:p text:style-name="P267"><text:a xlink:type="simple" xlink:href="http://xcat.sourceforge.net/man1/monls.1.html">monls </text:a>- Lists monitoring plug-in modules that can be used to monitor the xCAT cluster. </text:p>
        </text:list-item>
        <text:list-item>
          <text:p text:style-name="P267"><text:a xlink:type="simple" xlink:href="http://xcat.sourceforge.net/man1/monrm.1.html">monrm</text:a> - Unregisters a monitoring plug-in module from the xCAT cluster. </text:p>
        </text:list-item>
        <text:list-item>
          <text:p text:style-name="P267"><text:a xlink:type="simple" xlink:href="http://xcat.sourceforge.net/man1/monstart.1.html">monstart</text:a> - Starts a plug-in module to monitor the xCAT cluster. </text:p>
        </text:list-item>
        <text:list-item>
          <text:p text:style-name="P267"><text:soft-page-break/><text:a xlink:type="simple" xlink:href="http://xcat.sourceforge.net/man1/monstop.1.html">monstop</text:a> - Stops a monitoring plug-in module to monitor the xCAT cluster. </text:p>
        </text:list-item>
      </text:list>
      <text:list text:style-name="L19">
        <text:list-item>
          <text:p text:style-name="P274"><text:a xlink:type="simple" xlink:href="http://xcat.sourceforge.net/man1/regnotif.1.html">regnotif </text:a>- Registers a Perl module or a command that will get called when changes occur in the desired xCAT database tables. </text:p>
        </text:list-item>
        <text:list-item>
          <text:p text:style-name="P274"><text:a xlink:type="simple" xlink:href="http://xcat.sourceforge.net/man1/unregnotif.1.html">unregnotif </text:a>- unregister a Perl module or a command that was watching for the changes of the desired xCAT database tables. </text:p>
        </text:list-item>
      </text:list>
      <text:p text:style-name="P42">Inventory</text:p>
      <text:list text:style-name="L20">
        <text:list-item>
          <text:p text:style-name="P276"><text:a xlink:type="simple" xlink:href="http://xcat.sourceforge.net/man1/rinv.1.html">rinv </text:a>- remote hardware inventory.</text:p>
        </text:list-item>
        <text:list-item>
          <text:p text:style-name="P276"><text:a xlink:type="simple" xlink:href="http://xcat.sourceforge.net/man1/rvitals.1.html">rvitals</text:a> – retrieves remote hardware vitals information.</text:p>
        </text:list-item>
        <text:list-item>
          <text:p text:style-name="P276"><text:a xlink:type="simple" xlink:href="http://xcat.sourceforge.net/man1/sinv.1.html">sinv </text:a>- Checks the software configuration of the nodes in the cluster. </text:p>
        </text:list-item>
      </text:list>
      <text:p text:style-name="P42">Parallel Commands</text:p>
      <text:list text:style-name="L21">
        <text:list-item>
          <text:p text:style-name="P279"><text:a xlink:type="simple" xlink:href="http://xcat.sourceforge.net/man1/pcons.1.html">pcons</text:a> <text:s/>- runs a command on the noderange using the out-of-band console.</text:p>
        </text:list-item>
        <text:list-item>
          <text:p text:style-name="P279"><text:a xlink:type="simple" xlink:href="http://xcat.sourceforge.net/man1/pping.1.html">pping</text:a> <text:s/>- parallel ping.</text:p>
        </text:list-item>
        <text:list-item>
          <text:p text:style-name="P279"><text:a xlink:type="simple" xlink:href="http://xcat.sourceforge.net/man1/ppping.1.html">ppping</text:a> – parallel ping between nodes in a cluster. </text:p>
        </text:list-item>
        <text:list-item>
          <text:p text:style-name="P279"><text:a xlink:type="simple" xlink:href="http://xcat.sourceforge.net/man1/prsync.1.html">prsync</text:a> – parallel rsync</text:p>
        </text:list-item>
        <text:list-item>
          <text:p text:style-name="P279"><text:a xlink:type="simple" xlink:href="http://xcat.sourceforge.net/man1/pscp.1.html">pscp</text:a> – parallel remote copy ( supports scp and not hierarchy)</text:p>
        </text:list-item>
        <text:list-item>
          <text:p text:style-name="P279"><text:a xlink:type="simple" xlink:href="http://xcat.sourceforge.net/man1/psh.1.html">psh</text:a> – parallel remote shell ( supports <text:s/>ssh and not hierarchy)</text:p>
        </text:list-item>
        <text:list-item>
          <text:p text:style-name="P279"><text:a xlink:type="simple" xlink:href="http://xcat.sourceforge.net/man1/xdcp.1.html">xdcp</text:a> – concurrently copies files too and from multiple nodes. ( scp/rcp and hierarchy)</text:p>
        </text:list-item>
        <text:list-item>
          <text:p text:style-name="P279"><text:a xlink:type="simple" xlink:href="http://xcat.sourceforge.net/man1/xdsh.1.html">xdsh </text:a>– concurrently runs commands on multiple nodes. ( supports ssh/rsh and hierarchy)</text:p>
        </text:list-item>
        <text:list-item>
          <text:p text:style-name="P279"><text:a xlink:type="simple" xlink:href="http://xcat.sourceforge.net/man1/xdshbak.1.html">xdshbak</text:a>- formats the output of the xdsh command. </text:p>
        </text:list-item>
      </text:list>
      <text:list text:style-name="L22">
        <text:list-item>
          <text:p text:style-name="P288"><text:a xlink:type="simple" xlink:href="http://xcat.sourceforge.net/man1/xcoll.1.html">xcoll</text:a> – Formats command output of the psh, xdsh, rinv command</text:p>
        </text:list-item>
      </text:list>
      <text:p text:style-name="Standard"/>
      <text:p text:style-name="P42">Deployment</text:p>
      <text:list text:style-name="L23">
        <text:list-item>
          <text:p text:style-name="P289"><text:a xlink:type="simple" xlink:href="http://xcat.sourceforge.net/man8/copycds-cdrom.8.html">copycds-cdrom</text:a> - client side wrapper for copycds supporting physical drives. </text:p>
        </text:list-item>
        <text:list-item>
          <text:p text:style-name="P289"><text:a xlink:type="simple" xlink:href="http://xcat.sourceforge.net/man8/copycds.8.html">copycds </text:a>- Copies Linux distributions and service levels from CDs to install directory. </text:p>
        </text:list-item>
      </text:list>
      <text:list text:style-name="L24">
        <text:list-item>
          <text:p text:style-name="P291"><text:a xlink:type="simple" xlink:href="http://xcat.sourceforge.net/man1/genimage.1.html">genimage</text:a> - Generates a stateless image to be used for a diskless install. </text:p>
        </text:list-item>
        <text:list-item>
          <text:p text:style-name="P291"><text:a xlink:type="simple" xlink:href="http://xcat.sourceforge.net/man1/geninitrd.1.html">geninitrd</text:a> - Regenerates the initrd for a stateless image to be used for a diskless install.</text:p>
        </text:list-item>
        <text:list-item>
          <text:p text:style-name="P291"><text:a xlink:type="simple" xlink:href="http://xcat.sourceforge.net/man1/imgexport.1.html">imgexport - </text:a><text:s/>Exports an xCAT image (2.5+)</text:p>
        </text:list-item>
        <text:list-item>
          <text:p text:style-name="P294"><text:a xlink:type="simple" xlink:href="http://xcat.sourceforge.net/man1/imgimport.1.html">imgimport</text:a> - Imports an xCAT image or configuration file into the xCAT tables (2.5+)</text:p>
        </text:list-item>
        <text:list-item>
          <text:p text:style-name="P291"><text:a xlink:type="simple" xlink:href="http://xcat.sourceforge.net/man1/liteimg.1.html">liteimg</text:a> - <text:s text:c="2"/>Modify statelite image</text:p>
        </text:list-item>
        <text:list-item>
          <text:p text:style-name="P291"><text:a xlink:type="simple" xlink:href="http://xcat.sourceforge.net/man1/mkdsklsnode.1.html">mkdsklsnode</text:a> - <text:s/>xCAT command to define and initialize AIX/NIM diskless machines. </text:p>
        </text:list-item>
        <text:list-item>
          <text:p text:style-name="P291"><text:a xlink:type="simple" xlink:href="http://xcat.sourceforge.net/man1/mknimimage.1.html">mknimimage</text:a> - xCAT command to create AIX image definitions. </text:p>
        </text:list-item>
        <text:list-item>
          <text:p text:style-name="P291"><text:a xlink:type="simple" xlink:href="http://xcat.sourceforge.net/man8/makeroutes.8.html">makeroutes</text:a> – connect nodes to the Management Node using Service node as gateway. ( 2.5+)</text:p>
        </text:list-item>
        <text:list-item>
          <text:p text:style-name="P291"><text:a xlink:type="simple" xlink:href="http://xcat.sourceforge.net/man8/mknb.8.html">mknb</text:a> - creates a network boot root image for node discovery and flashing </text:p>
        </text:list-item>
        <text:list-item>
          <text:p text:style-name="P291"><text:a xlink:type="simple" xlink:href="http://xcat.sourceforge.net/man1/nimnodecust.1.html">nimnodecust </text:a>- xCAT command to customize AIX/NIM standalone machines. </text:p>
        </text:list-item>
        <text:list-item>
          <text:p text:style-name="P291"><text:a xlink:type="simple" xlink:href="http://xcat.sourceforge.net/man1/nimnodeset.1.html">nimnodeset </text:a>- xCAT command to initialize AIX/NIM standalone machines. </text:p>
        </text:list-item>
        <text:list-item>
          <text:p text:style-name="P291"><text:a xlink:type="simple" xlink:href="http://xcat.sourceforge.net/man8/nodeset.8.html">nodeset </text:a>- set the boot state for a noderange </text:p>
        </text:list-item>
      </text:list>
      <text:list text:style-name="L25">
        <text:list-item>
          <text:p text:style-name="P307"><text:a xlink:type="simple" xlink:href="http://xcat.sourceforge.net/man1/packimage.1.html">packimage</text:a> - Packs the stateless image from the chroot file system. </text:p>
        </text:list-item>
        <text:list-item>
          <text:p text:style-name="P307"><text:a xlink:type="simple" xlink:href="http://xcat.sourceforge.net/man1/rbootseq.1.html">rbootseq</text:a> - Persistently sets the order of boot devices for BladeCenter blades. </text:p>
        </text:list-item>
        <text:list-item>
          <text:p text:style-name="P307"><text:a xlink:type="simple" xlink:href="http://xcat.sourceforge.net/man8/rinstall.8.html">rinstall</text:a> - Begin installation on a noderange </text:p>
        </text:list-item>
        <text:list-item>
          <text:p text:style-name="P307"><text:a xlink:type="simple" xlink:href="http://xcat.sourceforge.net/man1/rmdsklsnode.1.html">rmdsklsnode</text:a> - Use this xCAT command to remove AIX/NIM diskless machine definitions.</text:p>
        </text:list-item>
        <text:list-item>
          <text:p text:style-name="P307"><text:a xlink:type="simple" xlink:href="http://xcat.sourceforge.net/man1/rmnimimage.1.html">rmnimimage</text:a> - xCAT command to remove an xCAT osimage definition and the associated NIM resources. </text:p>
        </text:list-item>
        <text:list-item>
          <text:p text:style-name="P307"><text:a xlink:type="simple" xlink:href="http://xcat.sourceforge.net/man8/setupiscsidev.8.html">setupiscsidev</text:a> - creates a LUN for a node to boot up with, using iSCSI. </text:p>
        </text:list-item>
        <text:list-item>
          <text:p text:style-name="P307"><text:soft-page-break/><text:a xlink:type="simple" xlink:href="http://xcat.sourceforge.net/man1/snmove.1.html">snmove</text:a> – moves nodes from one Service Node to another. <text:s/>( 2.5 or later)</text:p>
        </text:list-item>
        <text:list-item>
          <text:p text:style-name="P307"><text:a xlink:type="simple" xlink:href="http://xcat.sourceforge.net/man1/updateSNimage.1.html">updateSNimage</text:a> – (No longer used) Adds the needed Service Node configuration files to the install image. </text:p>
        </text:list-item>
        <text:list-item>
          <text:p text:style-name="P307"><text:a xlink:type="simple" xlink:href="http://xcat.sourceforge.net/man1/updatenode.1.html">updatenode</text:a> - Reruns postsctipts or runs additional scripts on the nodes.</text:p>
        </text:list-item>
        <text:list-item>
          <text:p text:style-name="P307"><text:a xlink:type="simple" xlink:href="http://xcat.sourceforge.net/man8/winstall.8.html">winstall</text:a> - <text:s/>Begin installation on a noderange and display in wcons </text:p>
        </text:list-item>
        <text:list-item>
          <text:p text:style-name="P307"><text:a xlink:type="simple" xlink:href="http://xcat.sourceforge.net/man1/xcat2nim.1.html">xcat2nim</text:a> - Use this command to create and manage AIX NIM definitions based on xCAT object definitions. </text:p>
        </text:list-item>
        <text:list-item>
          <text:p text:style-name="P307"><text:a xlink:type="simple" xlink:href="http://xcat.sourceforge.net/man1/xcatchroot.1.html">xcatchroot</text:a>- Use this command to modify an xCAT AIX diskless operating system image. (2.5)</text:p>
        </text:list-item>
        <text:list-item>
          <text:p text:style-name="P307"><text:a xlink:type="simple" xlink:href="http://xcat.sourceforge.net/man1/chkosimage.1.html">chkosimage</text:a>- Use this command to check an osimage. <text:s/>(2.5 or later)</text:p>
          <text:p text:style-name="P307"/>
        </text:list-item>
      </text:list>
      <text:p text:style-name="P42">csm to xCAT migration tools</text:p>
      <text:p text:style-name="P72"/>
      <text:p text:style-name="P72"/>
      <text:list text:style-name="L26">
        <text:list-item>
          <text:p text:style-name="P321"><text:a xlink:type="simple" xlink:href="http://xcat.sourceforge.net/man1/csm2xcat.1.html">csm2xcat</text:a><text:span text:style-name="T8"> </text:span><text:span text:style-name="T13">-</text:span><text:span text:style-name="T8"> </text:span>Migrates a CSM database to a xCAT database. </text:p>
        </text:list-item>
        <text:list-item>
          <text:p text:style-name="P321"><text:a xlink:type="simple" xlink:href="http://xcat.sourceforge.net/man1/cfm2xcat.1.html">cfm2xcat</text:a> – (2.3+)Migrates a CSM cfmupdatenode set to the xdcp -F sync files setup in xCAT.</text:p>
        </text:list-item>
        <text:list-item>
          <text:p text:style-name="P321"><text:a xlink:type="simple" xlink:href="http://xcat.sourceforge.net/man1/groupfiles4dsh.1.html">groupfiles4dsh</text:a><text:span text:style-name="T8"> </text:span><text:span text:style-name="T13">- <text:s/>Creates a directory of nodegroup files to be used with AIX dsh. </text:span></text:p>
        </text:list-item>
      </text:list>
      <text:p text:style-name="P56"/>
      <text:p text:style-name="P45"><text:s/>Others</text:p>
      <text:p text:style-name="P56"/>
      <text:list text:style-name="L27">
        <text:list-item>
          <text:p text:style-name="P324"><text:a xlink:type="simple" xlink:href="http://xcat.sourceforge.net/man8/makedhcp.8.html">makedhcp</text:a> - Creates new dhcp configuration files and updates live dhcp configuration using omapi. <text:s text:c="4"/></text:p>
        </text:list-item>
        <text:list-item>
          <text:p text:style-name="P324"><text:a xlink:type="simple" xlink:href="http://xcat.sourceforge.net/man8/makedns.8.html">makedns</text:a> - sets up domain name services (DNS) from the entries in /etc/hosts. </text:p>
        </text:list-item>
        <text:list-item>
          <text:p text:style-name="P324"><text:a xlink:type="simple" xlink:href="http://xcat.sourceforge.net/man8/makehosts.8.html">makehosts</text:a> - sets up /etc/hosts from the xCAT hosts table.</text:p>
        </text:list-item>
        <text:list-item>
          <text:p text:style-name="P324"><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324"><text:a xlink:type="simple" xlink:href="http://xcat.sourceforge.net/man8/makeknownhosts.8.html">makeknownhosts </text:a><text:span text:style-name="T8">– creates a ssh known_hosts file from the input node range. </text:span></text:p>
        </text:list-item>
      </text:list>
      <text:list text:style-name="L27">
        <text:list-item text:start-value="1">
          <text:p text:style-name="P324"><text:a xlink:type="simple" xlink:href="http://xcat.sourceforge.net/man8/makenetworks.8.html">makenetworks</text:a> - populates the xCAT networks table, using network information from the local system </text:p>
        </text:list-item>
        <text:list-item>
          <text:p text:style-name="P324"><text:a xlink:type="simple" xlink:href="http://xcat.sourceforge.net/man8/mysqlsetup.8.html">mysqlsetup</text:a> – automatically setup of the MySQL database and xCAT to use MySql. </text:p>
        </text:list-item>
      </text:list>
      <text:list text:style-name="L28">
        <text:list-item>
          <text:p text:style-name="P331"><text:a xlink:type="simple" xlink:href="http://xcat.sourceforge.net/man3/noderange.3.html">noderange</text:a> – Supported syntax for compactly expressing a list of node names.</text:p>
        </text:list-item>
        <text:list-item>
          <text:p text:style-name="P331"><text:a xlink:type="simple" xlink:href="http://xcat.sourceforge.net/man1/pbstop.1.html">pbstop</text:a> - Monitors your cluster in a terminal window. </text:p>
        </text:list-item>
        <text:list-item>
          <text:p text:style-name="P331"><text:a xlink:type="simple" xlink:href="http://xcat.sourceforge.net/man8/pgsqlsetup.8.html">pgsqlsetup</text:a> - ( 2.5 or later)automatically setup of the PostgreSQL <text:s/>database and xCAT to use PostgreSQL.</text:p>
        </text:list-item>
        <text:list-item>
          <text:p text:style-name="P331"><text:a xlink:type="simple" xlink:href="http://xcat.sourceforge.net/man8/xcatconfig.8.html">xcatconfig</text:a> – setups up MN during install. <text:s/>Can be used to reinitialize keys, credentials, site table after install. </text:p>
        </text:list-item>
        <text:list-item>
          <text:p text:style-name="P331"><text:a xlink:type="simple" xlink:href="http://xcat.sourceforge.net/man8/xcatd.8.html">xcatd</text:a> – xCAT daemon </text:p>
        </text:list-item>
      </text:list>
      <text:list text:style-name="L29">
        <text:list-item text:start-value="1">
          <text:p text:style-name="P335"><text:a xlink:type="simple" xlink:href="http://xcat.sourceforge.net/man1/xcatstart.1.html">xcatstart</text:a> - Starts the xCAT daemon (xcatd) on AIX ( removed in xCAT2.4)</text:p>
        </text:list-item>
        <text:list-item>
          <text:p text:style-name="P335"><text:a xlink:type="simple" xlink:href="http://xcat.sourceforge.net/man1/xcatstop.1.html">xcatstop</text:a> - Stops the xCAT daemon (xcatd) on AIX. (removed in xCAT2.4)</text:p>
        </text:list-item>
      </text:list>
      <text:list text:style-name="L27">
        <text:list-item text:start-value="1">
          <text:p text:style-name="P324"><text:a xlink:type="simple" xlink:href="http://xcat.sourceforge.net/man1/xcatstart.1.html"><text:span text:style-name="T4">restartxcatd</text:span></text:a> - <text:span text:style-name="T4">restart</text:span> the xCAT daemon (xcatd) on AIX. <text:span text:style-name="T4">(xCAT2.4 or later)</text:span></text:p>
        </text:list-item>
        <text:list-item>
          <text:p text:style-name="P324"><text:a xlink:type="simple" xlink:href="http://xcat.sourceforge.net/man1/xcatchroot.1.html"><text:span text:style-name="T4">xcatchroot</text:span></text:a><text:span text:style-name="T4"> – AIX command (2.4+) to modify an xCAT diskless operating system image.</text:span></text:p>
        </text:list-item>
      </text:list>
      <text:list text:style-name="L30">
        <text:list-item>
          <text:p text:style-name="P339"><text:a xlink:type="simple" xlink:href="http://xcat.sourceforge.net/man1/xCATWorld.1.html">xCATWorld</text:a> – Sample client program for xCAT. </text:p>
        </text:list-item>
      </text:list>
      <text:list text:style-name="L22">
        <text:list-item text:start-value="1">
          <text:p text:style-name="P288"><text:a xlink:type="simple" xlink:href="http://xcat.sourceforge.net/man1/xpbsnodes.1.html">xpbsnodes</text:a> - PBS pbsnodes front-end for a noderange. </text:p>
        </text:list-item>
      </text:list>
      <text:list text:style-name="L31">
        <text:list-item>
          <text:p text:style-name="P341"><text:a xlink:type="simple" xlink:href="http://xcat.sourceforge.net/man1/xcat.1.html"><text:span text:style-name="T57">Summary of <text:s/>xCAT Commands</text:span></text:a><text:span text:style-name="T75"> </text:span></text:p>
        </text:list-item>
      </text:list>
      <text:p text:style-name="P86"/>
      <text:p text:style-name="P86"/>
      <text:h text:style-name="Heading_20_1" text:outline-level="1"><text:soft-page-break/><text:span text:style-name="T82">Appendix B: <text:s/>xCAT node group support</text:span><text:span text:style-name="T82"> ( static and dynamic)</text:span></text:h>
      <text:p text:style-name="P86"/>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6">XCAT supports both <text:span text:style-name="T38">static</text:span> and <text:span text:style-name="T38">dynamic</text:span> groups. <text:s text:c="2"/>A <text:span text:style-name="T38">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52"/>
      <text:p text:style-name="P52">Note: Dynamic node group support is available in xCAT version 2.3 and later.</text:p>
      <text:p text:style-name="Standard"/>
      <text:p text:style-name="Standard">In xCAT, the definition of a <text:span text:style-name="T38">static</text:span> group has been extended to include additional attributes that would normally be assigned to individual nodes. <text:s/>When a node is part of a <text:span text:style-name="T38">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8">dynamic</text:span> groups.</text:p>
      <text:p text:style-name="Standard"/>
      <text:p text:style-name="Standard">To list all the attributes that may be set for a group definition you can run:</text:p>
      <text:p text:style-name="Standard"/>
      <text:p text:style-name="Standard"><text:tab/><text:span text:style-name="T38">lsdef -t group -h</text:span></text:p>
      <text:p text:style-name="Standard"/>
      <text:p text:style-name="Standard">When a node is included in one or more <text:span text:style-name="T38">static</text:span> groups a particular node attribute could actually be stored in several different object definitions. <text:s text:c="2"/>It could be in the node definition itself or it could be in one or more <text:span text:style-name="T38">static</text:span> group definitions. <text:s/>The precedence for determining which value to use is to choose the attribute value specified in the node definition if it is provided. If not, then each <text:span text:style-name="T38">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52"/>
      <text:p text:style-name="P66"><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50"/>
      <text:p text:style-name="Heading_20_3"><text:soft-page-break/>Creating a static node group</text:p>
      <text:p text:style-name="Text_20_body">There are two basic ways to create xCAT static node groups. <text:s text:c="2"/>You can either set the “groups” attribute of the node definition or you can create a group definition directly. <text:s/></text:p>
      <text:p text:style-name="P198">You can set the “groups” attribute of the node definition when you are defining the node with the <text:span text:style-name="T33">mkdef</text:span> <text:span text:style-name="T4">or </text:span><text:span text:style-name="T35">nodeadd</text:span><text:span text:style-name="T4"> </text:span>command or you can modify the attribute later using the <text:span text:style-name="T33">chdef</text:span> <text:span text:style-name="T4">or </text:span><text:span text:style-name="T35">nodech</text:span><text:span text:style-name="T4"> </text:span>command. <text:s/>For example, <text:s/>if you want a set of nodes to be added to the group “<text:span text:style-name="T38">aixnodes</text:span>” you could run <text:span text:style-name="T33">chdef</text:span> <text:span text:style-name="T4">or </text:span><text:span text:style-name="T35">nodech</text:span><text:span text:style-name="T4"> </text:span>as follows.</text:p>
      <text:list text:style-name="WW8Num2">
        <text:list-header>
          <text:p text:style-name="P172"/>
        </text:list-header>
      </text:list>
      <text:p text:style-name="P25"><text:tab/><text:span text:style-name="T52">chdef –t node -p –o node01,node02,node03 groups=aixnodes </text:span></text:p>
      <text:p text:style-name="P26"><text:tab/>or</text:p>
      <text:p text:style-name="P26"><text:tab/>nodech node01,node02,node03 groups=aixnodes</text:p>
      <text:p text:style-name="P25">The “-p” (plus) option specifies that “<text:span text:style-name="T38">aixnodes</text:span>” be added to any existing value for the “groups” attribute. <text:span text:style-name="T4">The “-p” (plus) option is not supported by </text:span><text:span text:style-name="T35">nodech</text:span><text:span text:style-name="T4"> command.</text:span></text:p>
      <text:list text:style-name="WW8Num2" text:continue-numbering="true">
        <text:list-header>
          <text:p text:style-name="P172">The second option would be to create a new group definition directly using the <text:span text:style-name="T32">mkdef</text:span><text:span text:style-name="T4"> </text:span>command as follows.</text:p>
        </text:list-header>
      </text:list>
      <text:p text:style-name="P25"><text:tab/><text:span text:style-name="T52">mkdef –t group –o aixnodes members=”node01,node02,node03”</text:span></text:p>
      <text:p text:style-name="P25">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3">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8">dynamic</text:span> node group called <text:span text:style-name="T38">mygroup</text:span>, <text:s/>where the hardware control point is <text:span text:style-name="T38">hmc01</text:span> and the partition profile is not set to <text:span text:style-name="T38">service</text:span>.</text:p>
      <text:p text:style-name="P11"><text:soft-page-break/></text:p>
      <text:p text:style-name="P11"><text:tab/><text:span text:style-name="T38">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 text:c="11"/>mkdef -t group -o nonpbladenodes -d -w mgt!=blade -w 'arch!~ppc'</text:p>
      <text:p text:style-name="P18"/>
      <text:p text:style-name="Standard"/>
      <text:h text:style-name="Heading_20_2" text:outline-level="2" text:is-list-header="true"/>
      <text:h text:style-name="Heading_20_1" text:outline-level="1"><text:span text:style-name="T82">Appendix C: <text:s/>xCAT Database Tables</text:span><text:span text:style-name="T82">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7"><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46"/>
      <text:p text:style-name="P46">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2">chtab, tabdump, tabrestore</text:span>, and <text:span text:style-name="T3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ext:soft-page-break/>The attributes and values defined in the data object definitions will still be stored in the database tables defined for xCAT. <text:span text:style-name="T36">These data object definitions should not limit experienced xCAT customers from managing the specific tables directly, if they so desire. <text:s/>A new set of commands is provided to support </text:span><text:span text:style-name="T36">the object definitions. <text:s text:c="2"/>These commands will automatically handle the storage in and retrieval from the correct tables.</text:span></text:p>
      <text:p text:style-name="P48"/>
      <text:p text:style-name="P48">The following data object types are currently supported.</text:p>
      <text:list text:style-name="WW8Num17">
        <text:list-item text:start-value="1">
          <text:p text:style-name="P342"><text:span text:style-name="T33">site</text:span> - Cluster-wide information. All the data is stored in the <text:span text:style-name="T37">site</text:span> table. </text:p>
        </text:list-item>
        <text:list-item>
          <text:p text:style-name="P342"><text:span text:style-name="T3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2"><text:span text:style-name="T33">network</text:span> - A description of a unique network. <text:s/>This data is stored in the <text:span text:style-name="T37">networks</text:span> table. </text:p>
        </text:list-item>
        <text:list-item>
          <text:p text:style-name="P342"><text:span text:style-name="T33">monitoring</text:span> - A description of a monitoring plugin. <text:s/>This data is stored in the <text:span text:style-name="T37">monitoring </text:span>table.</text:p>
        </text:list-item>
        <text:list-item>
          <text:p text:style-name="P346"><text:span text:style-name="T32">notification</text:span> - <text:s/>Defines <text:span text:style-name="T14">the Perl modules and commands that will get called for changes in certain xCAT database tables. <text:s/></text:span>The data is stored in the <text:span text:style-name="T37">notification</text:span> table.<text:span text:style-name="T14"> </text:span></text:p>
        </text:list-item>
        <text:list-item>
          <text:p text:style-name="P342"><text:span text:style-name="T3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295"><text:span text:style-name="T33">osimage</text:span> – Defines a unique operating system image and related resources that are required for xCAT to deploy a cluster node.</text:p>
        </text:list-item>
        <text:list-item>
          <text:p text:style-name="P295"><text:span text:style-name="T33">policy</text:span> - Controls who has authority to run specific xCAT operations.</text:p>
        </text:list-item>
        <text:list-item>
          <text:p text:style-name="P297">boottarget <text:span text:style-name="T7">- Target profiles with their accompanying kernel parameters.</text:span></text:p>
        </text:list-item>
        <text:list-item>
          <text:p text:style-name="P297">eventlog -<text:span text:style-name="T7"> Stores events that occurred.</text:span></text:p>
        </text:list-item>
      </text:list>
      <text:p text:style-name="P64"/>
      <text:p text:style-name="Standard">There are four basic xCAT commands that may be used to manage any of the data object definitions.</text:p>
      <text:list text:style-name="WW8Num15">
        <text:list-item text:start-value="1">
          <text:p text:style-name="P376"><text:span text:style-name="T33">mkdef</text:span> – Make data object definitions.</text:p>
        </text:list-item>
        <text:list-item>
          <text:p text:style-name="P362"><text:span text:style-name="T33">chdef</text:span> - Change data object definitions.</text:p>
        </text:list-item>
        <text:list-item>
          <text:p text:style-name="P362"><text:span text:style-name="T33">lsdef</text:span> - List data object definitions.</text:p>
        </text:list-item>
        <text:list-item>
          <text:p text:style-name="P377"><text:span text:style-name="T33">rmdef</text:span> - Remove data object definitions.</text:p>
        </text:list-item>
      </text:list>
      <text:p text:style-name="P72">In addition to the standard command line input and output the <text:span text:style-name="T32">mkdef</text:span>, <text:span text:style-name="T32">chdef</text:span>, and <text:span text:style-name="T3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72"><text:s/></text:p>
      <text:list text:style-name="WW8Num4">
        <text:list-item text:start-value="1">
          <text:p text:style-name="P171">To create a set of definitions using information contained in a stanza file.</text:p>
        </text:list-item>
      </text:list>
      <text:p text:style-name="P92">cat mystanzafile <text:s/>| mkdef <text:s/>-z</text:p>
      <text:list text:style-name="WW8Num4" text:continue-numbering="true">
        <text:list-header>
          <text:p text:style-name="P97"/>
        </text:list-header>
        <text:list-item>
          <text:p text:style-name="P171">To write all node definitions to a stanza file.</text:p>
          <text:p text:style-name="P98">lsdef –t node -l -z &gt; nodestanzafile</text:p>
        </text:list-item>
      </text:list>
      <text:p text:style-name="P72"/>
      <text:p text:style-name="P72">The stanza file support also provides an easy way to backup and restore the cluster data.</text:p>
      <text:p text:style-name="P72"/>
      <text:p text:style-name="P66">For more information on the use of stanza files see the <text:span text:style-name="T32">xcatstanzafile</text:span> <text:span text:style-name="T32">man</text:span> page.</text:p>
      <text:h text:style-name="P166" text:outline-level="1"><text:soft-page-break/><text:span text:style-name="T82"><text:s/></text:span><text:bookmark-start text:name="_Ref191868728"/><text:span text:style-name="T83">A</text:span><text:bookmark-end text:name="_Ref191868728"/><text:span text:style-name="T83">ppendix D: Customizing Your Nodes by Creating Your Own Scripts</text:span></text:h>
      <text:p text:style-name="P62"/>
      <text:p text:style-name="Standard">xCAT automatically runs a few postscripts and postbootscripts that are delivered with xCAT to set up the nodes. <text:s/>You can also add your own scripts to further customize the nodes. <text:s text:c="2"/>This Appendix explains the xCAT support to do this. </text:p>
      <text:p text:style-name="Standard"/>
      <text:h text:style-name="Heading_20_2" text:outline-level="2"><text:reference-mark-start text:name="Types of Postscripts"/>Types of Post*scripts<text:reference-mark-end text:name="Types of Postscripts"/> </text:h>
      <text:p text:style-name="Standard"/>
      <text:p text:style-name="Standard">There are two <text:s/>types of *scripts in the postscripts table. The types are based on when in the install process they will be executed. <text:s/>tabdump -d postscripts also gives information. </text:p>
      <text:p text:style-name="Standard"/>
      <text:list text:style-name="L32">
        <text:list-item>
          <text:p text:style-name="P348"><text:span text:style-name="T31">postscripts attribute</text:span> – List of scripts that should be run on this node after diskfull installation or diskless boot. xCAT automatically adds the postscripts from <text:s/>the xcatdefaults.postscripts attribute of the table to run first on the nodes after install or diskless boot. </text:p>
          <text:p text:style-name="P348">For installation of RedHat, CentOS, Fedora, the scripts will be run before the reboot.</text:p>
          <text:p text:style-name="P348">For installation of SLES, the scripts will be run after the reboot but before the init.d process. For Linux diskless deployment, the scripts will be run at the init.d time, and xCAT will automatically add the list of scripts from the postbootscripts attribute to run after postscripts list.</text:p>
          <text:p text:style-name="P348">For AIX, the scripts will run after reboot, <text:s/>just as the postbootscripts attribute. <text:s/>This will change in the future to support running before boot, <text:s/>so currently for <text:s/>AIX you <text:s/>should use the postbootscripts attribute for your scripts. </text:p>
          <text:p text:style-name="P348"/>
        </text:list-item>
        <text:list-item>
          <text:p text:style-name="P348"><text:span text:style-name="T31">postbootscripts attribute</text:span> -list of scripts that should be run on this Linux node at the init.d time after diskfull installation reboot or <text:s/>diskless boot. </text:p>
          <text:p text:style-name="P348">For AIX, the scripts run after reboot. </text:p>
          <text:p text:style-name="P348">xCAT automatically adds the scripts in the xcatdefaults.postbootscripts attribute to run first in the list.</text:p>
          <text:p text:style-name="P348"/>
        </text:list-item>
      </text:list>
      <text:p text:style-name="Standard">To add your own *script, place it in /install/postscripts on the management node. Make sure it is executable and world readable. <text:s text:c="2"/>Then add it to the postscripts table for the group of nodes you want it to be run on (or the “all” group if you want it run on all nodes in the appropriate attribute, according to when you want it to run. <text:s/></text:p>
      <text:p text:style-name="Standard"/>
      <text:p text:style-name="Standard">To check what scripts will be run on your node during installation:</text:p>
      <text:p text:style-name="P96"/>
      <text:p text:style-name="P96">lsdef node1 | grep scripts</text:p>
      <text:p text:style-name="P35"><text:s text:c="8"/>postbootscripts=otherpkgs</text:p>
      <text:p text:style-name="P96"><text:s text:c="2"/>postscripts=syslog,remoteshell,syncfiles</text:p>
      <text:p text:style-name="Standard"/>
      <text:h text:style-name="Heading_20_2" text:outline-level="2" text:is-list-header="true"><text:soft-page-break/></text:h>
      <text:h text:style-name="Heading_20_2" text:outline-level="2">Post*Script execution</text:h>
      <text:p text:style-name="Text_20_body"/>
      <text:p text:style-name="Text_20_body">When your script is executed on the node, <text:s/>all the attributes in the site table are exported as variables for your scripts to use. <text:s/>You can add extra attributes for yourself. <text:s text:c="2"/>See the sample mypostscript file below.</text:p>
      <text:p text:style-name="Text_20_body">To run the postscripts, <text:s/>a script is built, so the above exported variables can be input. <text:s/>You can usually find that script in /tmp on the node and for example in the Linux case it is call mypostscript. <text:s/>A good way to debug problems it to go to the node and just run mypostscript and see errors. <text:s text:c="2"/>You can also check the syslog on the Management Node for errors. <text:s/></text:p>
      <text:p text:style-name="Text_20_body">When writing you postscripts, <text:s/>it is good to follow the example of the current postscripts and write errors to syslog and in shell. <text:s text:c="2"/>See <text:reference-ref text:reference-format="text" text:ref-name="Suggestions for writing postscripts">Suggestions for writing scripts</text:reference-ref>.</text:p>
      <text:p text:style-name="Text_20_body"/>
      <text:p text:style-name="Text_20_body">Example of mypostscript:</text:p>
      <text:p text:style-name="P143"># subroutine used to run postscripts</text:p>
      <text:p text:style-name="P143">run_ps () {</text:p>
      <text:p text:style-name="P143"><text:s/>logdir="/var/log/xcat"</text:p>
      <text:p text:style-name="P143"><text:s/>mkdir -p $logdir</text:p>
      <text:p text:style-name="P143"><text:s/>logfile="/var/log/xcat/xcat.log"</text:p>
      <text:p text:style-name="P143"><text:s/>if [[ -f $1 ]]; then</text:p>
      <text:p text:style-name="P143"><text:s text:c="2"/>echo "Running postscript: $1" | tee -a $logfile</text:p>
      <text:p text:style-name="P143"><text:s text:c="2"/>./$1 2&gt;&amp;1 | tee -a $logfile</text:p>
      <text:p text:style-name="P143"><text:s/>else</text:p>
      <text:p text:style-name="P143"><text:s text:c="2"/>echo "Postscript $1 does NOT exist." | tee -a $logfile</text:p>
      <text:p text:style-name="P143"><text:s/>fi</text:p>
      <text:p text:style-name="P143">}</text:p>
      <text:p text:style-name="P143"># subroutine end</text:p>
      <text:p text:style-name="P143">AUDITSKIPCMDS='tabdump,nodels'</text:p>
      <text:p text:style-name="P143">export AUDITSKIPCMDS</text:p>
      <text:p text:style-name="P143">TEST='test'</text:p>
      <text:p text:style-name="P143">export TEST</text:p>
      <text:p text:style-name="P143">NAMESERVERS='7.114.8.1'</text:p>
      <text:p text:style-name="P143">export NAMESERVERS</text:p>
      <text:p text:style-name="P143">NTPSERVERS='7.113.47.250'</text:p>
      <text:p text:style-name="P143">export NTPSERVERS</text:p>
      <text:p text:style-name="P143">INSTALLLOC='/install'</text:p>
      <text:p text:style-name="P143">export INSTALLLOC</text:p>
      <text:p text:style-name="P143">DEFSERIALPORT='0'</text:p>
      <text:p text:style-name="P143">export DEFSERIALPORT</text:p>
      <text:p text:style-name="P143">DEFSERIALSPEED='19200'</text:p>
      <text:p text:style-name="P143"><text:soft-page-break/>export DEFSERIALSPEED</text:p>
      <text:p text:style-name="P143">DHCPINTERFACES="'xcat20RRmn|eth0;rra000-m|eth1'"</text:p>
      <text:p text:style-name="P143">export DHCPINTERFACES</text:p>
      <text:p text:style-name="P143">FORWARDERS='7.113.8.1,7.114.8.2'</text:p>
      <text:p text:style-name="P143">export FORWARDERS</text:p>
      <text:p text:style-name="P143">NAMESERVER='7.113.8.1,7.114.47.250'</text:p>
      <text:p text:style-name="P143">export NAMESERVER</text:p>
      <text:p text:style-name="P143">DB='postg'</text:p>
      <text:p text:style-name="P143">export DB</text:p>
      <text:p text:style-name="P143">BLADEMAXP='64'</text:p>
      <text:p text:style-name="P143">export BLADEMAXP</text:p>
      <text:p text:style-name="P143">FSPTIMEOUT='0'</text:p>
      <text:p text:style-name="P143">export FSPTIMEOUT</text:p>
      <text:p text:style-name="P143">INSTALLDIR='/install'</text:p>
      <text:p text:style-name="P143">export INSTALLDIR</text:p>
      <text:p text:style-name="P143">IPMIMAXP='64'</text:p>
      <text:p text:style-name="P143">export IPMIMAXP</text:p>
      <text:p text:style-name="P143">IPMIRETRIES='3'</text:p>
      <text:p text:style-name="P143">export IPMIRETRIES</text:p>
      <text:p text:style-name="P143">IPMITIMEOUT='2'</text:p>
      <text:p text:style-name="P143">export IPMITIMEOUT</text:p>
      <text:p text:style-name="P143">CONSOLEONDEMAND='no'</text:p>
      <text:p text:style-name="P143">export CONSOLEONDEMAND</text:p>
      <text:p text:style-name="P143">SITEMASTER=7.113.47.250</text:p>
      <text:p text:style-name="P143">export SITEMASTER</text:p>
      <text:p text:style-name="P143">MASTER=7.113.47.250</text:p>
      <text:p text:style-name="P143">export MASTER</text:p>
      <text:p text:style-name="P143">MAXSSH='8'</text:p>
      <text:p text:style-name="P143">export MAXSSH</text:p>
      <text:p text:style-name="P143">PPCMAXP='64'</text:p>
      <text:p text:style-name="P143">export PPCMAXP</text:p>
      <text:p text:style-name="P143">PPCRETRY='3'</text:p>
      <text:p text:style-name="P143">export PPCRETRY</text:p>
      <text:p text:style-name="P143">PPCTIMEOUT='0'</text:p>
      <text:p text:style-name="P143">export PPCTIMEOUT</text:p>
      <text:p text:style-name="P143">SHAREDTFTP='1'</text:p>
      <text:p text:style-name="P143">export SHAREDTFTP</text:p>
      <text:p text:style-name="P143">SNSYNCFILEDIR='/var/xcat/syncfiles'</text:p>
      <text:p text:style-name="P143">export SNSYNCFILEDIR</text:p>
      <text:p text:style-name="P143">TFTPDIR='/tftpboot'</text:p>
      <text:p text:style-name="P143">export TFTPDIR</text:p>
      <text:p text:style-name="P143">XCATDPORT='3001'</text:p>
      <text:p text:style-name="P143">export XCATDPORT</text:p>
      <text:p text:style-name="P143"><text:soft-page-break/>XCATIPORT='3002'</text:p>
      <text:p text:style-name="P143">export XCATIPORT</text:p>
      <text:p text:style-name="P143">XCATCONFDIR='/etc/xcat'</text:p>
      <text:p text:style-name="P143">export XCATCONFDIR</text:p>
      <text:p text:style-name="P143">TIMEZONE='America/New_York'</text:p>
      <text:p text:style-name="P143">export TIMEZONE</text:p>
      <text:p text:style-name="P143">USENMAPFROMMN='no'</text:p>
      <text:p text:style-name="P143">export USENMAPFROMMN</text:p>
      <text:p text:style-name="P143">DOMAIN='cluster.net'</text:p>
      <text:p text:style-name="P143">export DOMAIN</text:p>
      <text:p text:style-name="P143">USESSHONAIX='no'</text:p>
      <text:p text:style-name="P143">export USESSHONAIX</text:p>
      <text:p text:style-name="P143">NODE=rra000-m</text:p>
      <text:p text:style-name="P143">export NODE</text:p>
      <text:p text:style-name="P143">NFSSERVER=7.113.47.250</text:p>
      <text:p text:style-name="P143">export NFSSERVER</text:p>
      <text:p text:style-name="P143">INSTALLNIC=eth0</text:p>
      <text:p text:style-name="P143">export INSTALLNIC</text:p>
      <text:p text:style-name="P143">PRIMARYNIC=eth1</text:p>
      <text:p text:style-name="P143">OSVER=fedora9</text:p>
      <text:p text:style-name="P143">export OSVER</text:p>
      <text:p text:style-name="P143">ARCH=x86_64</text:p>
      <text:p text:style-name="P143">export ARCH</text:p>
      <text:p text:style-name="P143">PROFILE=service</text:p>
      <text:p text:style-name="P143">export PROFILE</text:p>
      <text:p text:style-name="P143">PATH=`dirname $0`:$PATH</text:p>
      <text:p text:style-name="P143">export PATH</text:p>
      <text:p text:style-name="P143">NODESETSTATE='netboot'</text:p>
      <text:p text:style-name="P143">export NODESETSTATE</text:p>
      <text:p text:style-name="P143">UPDATENODE=1</text:p>
      <text:p text:style-name="P143">export UPDATENODE</text:p>
      <text:p text:style-name="P143">NTYPE=service</text:p>
      <text:p text:style-name="P143">export NTYPE</text:p>
      <text:p text:style-name="P143">MACADDRESS='00:14:5E:5B:51:FA'</text:p>
      <text:p text:style-name="P143">export MACADDRESS</text:p>
      <text:p text:style-name="P143">MONSERVER=7.113.47.250</text:p>
      <text:p text:style-name="P143">export MONSERVER</text:p>
      <text:p text:style-name="P143">MONMASTER=7.113.47.250</text:p>
      <text:p text:style-name="P143">export MONMASTER</text:p>
      <text:p text:style-name="P143">OSPKGS=bash,openssl,dhclient,kernel,openssh-server,openssh-clients,busybox-anaconda,vim-minimal,rpm,bind,bind-utils,ksh,nfs-utils,dhcp,bzip2,rootfiles,vixie-cron,wget,vsftpd,ntp,rsync</text:p>
      <text:p text:style-name="P143">OTHERPKGS1=xCATsn,xCAT-rmc,rsct/rsct.core,rsct/rsct.core.utils,rsct/src,yaboot-xcat</text:p>
      <text:p text:style-name="P143">export OTHERPKGS1</text:p>
      <text:p text:style-name="P143"><text:soft-page-break/>OTHERPKGS_INDEX=1</text:p>
      <text:p text:style-name="P143">export OTHERPKGS_INDEX</text:p>
      <text:p text:style-name="P143">NOSYNCFILES=1</text:p>
      <text:p text:style-name="P143">export NOSYNCFILES</text:p>
      <text:p text:style-name="P143"># postscripts-start-here\n</text:p>
      <text:p text:style-name="P143">run_ps ospkgs</text:p>
      <text:p text:style-name="P143"># postscripts-end-here\n</text:p>
      <text:p text:style-name="Text_20_body"/>
      <text:h text:style-name="Heading_20_2" text:outline-level="2" text:is-list-header="true"/>
      <text:h text:style-name="Heading_20_2" text:outline-level="2">Prescripts</text:h>
      <text:p text:style-name="P152">The prescript table will <text:s/>allow you to run scripts before the install process. <text:s/>This can be helpful for performing advanced actions such as manipulating system services or configurations before beginning to install a node, or to prepare application servers for the addition of new nodes.</text:p>
      <text:p text:style-name="P152"/>
      <text:p text:style-name="P10">The scripts will be run as root on the MASTER for the node. <text:s/>If there is a service node for the node, then the scripts will be run on the service node. <text:s/></text:p>
      <text:p text:style-name="Default_20_Text"/>
      <text:p text:style-name="Default_20_Text">Identify the scripts to be run for each node by adding entries to the prescripts table:</text:p>
      <text:p text:style-name="P96"># tabedit prescripts</text:p>
      <text:p text:style-name="P96">#node,begin,end,comments,disable</text:p>
      <text:p text:style-name="Standard">Or:</text:p>
      <text:p text:style-name="P96"># chdef -t node -o &lt;noderange&gt; prescripts-begin=&lt;beginscripts&gt; prescripts-end=&lt;endscripts&gt;</text:p>
      <text:p text:style-name="Standard">Or:</text:p>
      <text:p text:style-name="P96"># chdef -t group -o &lt;nodegroup&gt; prescripts-begin=&lt;beginscripts&gt; prescripts-end=&lt;endscripts&gt;</text:p>
      <text:p text:style-name="P35"/>
      <text:p text:style-name="Standard"/>
      <text:list text:style-name="L33">
        <text:list-item>
          <text:p text:style-name="P357"><text:span text:style-name="T62">begin </text:span><text:span text:style-name="T40">or</text:span><text:span text:style-name="T62"> prescripts-begin</text:span>: <text:s/>This attribute lists the scripts to be run at the beginning of the nodeset(Linux), nimnodeset(AIX), <text:s/>mkdsklsnode(AIX), or rmdsklsnode(AIX) command.</text:p>
        </text:list-item>
        <text:list-item>
          <text:p text:style-name="P357"><text:span text:style-name="T62">end </text:span><text:span text:style-name="T40">or</text:span><text:span text:style-name="T62"> prescripts-end:</text:span> <text:s/>This attribute lists <text:s/>the scripts to be run at the end of the nodeset(Linux), nimnodeset(AIX), mkdsklsnode(AIX), or rmdksklsnode(AIX) command.</text:p>
        </text:list-item>
      </text:list>
      <text:p text:style-name="Standard"/>
      <text:p text:style-name="Heading_20_4">Format for naming prescripts:</text:p>
      <text:p text:style-name="P133">The general format for the <text:span text:style-name="T62">prescripts-begin</text:span> or <text:span text:style-name="T62">prescripts-end</text:span> attribute is:</text:p>
      <text:p text:style-name="P133"><text:s text:c="3"/>[<text:span text:style-name="T38">action1</text:span>:]<text:span text:style-name="T38">s1,s2</text:span>...[|<text:span text:style-name="T38">action2</text:span>:<text:span text:style-name="T38">s3,s4,s5</text:span>...]</text:p>
      <text:p text:style-name="P133"><text:s/>where:</text:p>
      <text:p text:style-name="P133"><text:s text:c="2"/>- <text:span text:style-name="T38">action1</text:span> and <text:span text:style-name="T38">action2</text:span> are the nodeset actions ( 'install', 'netboot',etc) specified in the command for Linux. </text:p>
      <text:p text:style-name="P133"><text:s text:c="2"/>- <text:span text:style-name="T38">action1</text:span> and <text:span text:style-name="T38">action2</text:span> can be <text:s/>'diskless' for mkdsklsnode command, 'standalone' <text:s/>for nimnodeset command, or 'remove' for rmdsklsnode command <text:s/>for AIX. </text:p>
      <text:p text:style-name="P133"><text:soft-page-break/><text:s text:c="2"/>- <text:span text:style-name="T38">s1</text:span> and <text:span text:style-name="T38">s2</text:span> are the scripts to run for <text:span text:style-name="T38">action1</text:span> in order.</text:p>
      <text:p text:style-name="P133"><text:s text:c="2"/>- <text:span text:style-name="T38">s3</text:span>, <text:span text:style-name="T38">s4</text:span>, and <text:span text:style-name="T38">s5</text:span> are the scripts to run for <text:span text:style-name="T38">action2</text:span>.</text:p>
      <text:p text:style-name="P133"><text:s/>If actions are omitted, the scripts apply to all actions.</text:p>
      <text:p text:style-name="P133"><text:s/>Examples:</text:p>
      <text:list text:style-name="L34">
        <text:list-item>
          <text:p text:style-name="P378"><text:span text:style-name="T62">myscript1,myscript2</text:span> <text:s/>- <text:s/>run scripts for all supported commands ( command depends on whether AIX or Linux)</text:p>
        </text:list-item>
      </text:list>
      <text:list text:style-name="L35">
        <text:list-item>
          <text:p text:style-name="P379"><text:s text:c="3"/><text:span text:style-name="T62">diskless:myscript1,myscript2</text:span> <text:s text:c="2"/>(AIX) <text:s/>- run scripts 1,2 <text:s/>for the mkdsklsnode command</text:p>
        </text:list-item>
        <text:list-item>
          <text:p text:style-name="P379"><text:s text:c="3"/><text:span text:style-name="T62">install:myscript1,myscript2|netboot:myscript3</text:span> <text:s/></text:p>
        </text:list-item>
      </text:list>
      <text:p text:style-name="P133"><text:s text:c="20"/>(Linux) – run script 1,2 for nodeset(install), runs script3 for <text:s/>nodeset(netboot). </text:p>
      <text:p text:style-name="P133"/>
      <text:p text:style-name="P133"><text:s/>All the scripts should be copied to /install/prescripts directory <text:s/>and made executable for <text:s/>root and world readable for mounting. <text:s text:c="2"/>If you have service nodes in your cluster with a local /install directory (i.e. /install is not mounted from the xCAT management node to the service nodes), you will need to synchronize your /install/prescripts directory to your service node anytime you create new scripts or make changes to existing scripts. </text:p>
      <text:p text:style-name="P133"><text:s/>The following two environment variables will be passed to each script:</text:p>
      <text:list text:style-name="L36">
        <text:list-item>
          <text:p text:style-name="P381"><text:s text:c="3"/>NODES - a coma separated list of node names that need to run the script for</text:p>
        </text:list-item>
        <text:list-item>
          <text:p text:style-name="P381"><text:s text:c="3"/>ACTION - current nodeset action.</text:p>
          <text:p text:style-name="P381"/>
        </text:list-item>
      </text:list>
      <text:p text:style-name="P133">By default, the script will be invoked once for all nodes. <text:s/>However, if <text:span text:style-name="T31">'#xCAT setting:MAX_INSTANCE=number'</text:span> is specified in the script, the script</text:p>
      <text:p text:style-name="P133"><text:s/>will get invoked for each node in parallel, but no more than number of instances specified in <text:span text:style-name="T31">number </text:span><text:s/>will be invoked at at a time. </text:p>
      <text:p text:style-name="P132"/>
      <text:p text:style-name="Standard"/>
      <text:p text:style-name="Text_20_body"/>
      <text:p text:style-name="P140"/>
      <text:h text:style-name="P170" text:outline-level="2"><text:s/><text:reference-mark-start text:name="Suggestions for writing postscripts"/>Suggestions for writing scripts<text:reference-mark-end text:name="Suggestions for writing postscripts"/></text:h>
      <text:list text:style-name="L37">
        <text:list-item>
          <text:p text:style-name="P179"><text:span text:style-name="T56">S</text:span><text:span text:style-name="T51">ome compute node profiles exclude perl to keep the image as small as possible. <text:s/>If this is your case, your postscripts should obviously be written in another shell language, e.g. bash, ksh. </text:span></text:p>
        </text:list-item>
        <text:list-item>
          <text:p text:style-name="P180">If a postscript is specific for an os, <text:s/>name your postscript <text:s text:c="3"/>mypostscript.osname, e.g <text:s/>setupssh.aix.</text:p>
        </text:list-item>
        <text:list-item>
          <text:p text:style-name="P180">Add “logger” statements to send errors back to the Management Node. <text:s text:c="2"/>By default, xCAT configures the syslog service on compute nodes to forward all syslog messages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Cambria" svg:font-family="Cambria"/>
    <style:font-face style:name="StarSymbol" svg:font-family="StarSymbol"/>
    <style:font-face style:name="Tahoma3" svg:font-family="Tahoma"/>
    <style:font-face style:name="Courier New1" svg:font-family="'Courier New'" style:font-family-generic="modern"/>
    <style:font-face style:name="LiberationSerif-Bold" svg:font-family="LiberationSerif-Bold" style:font-family-generic="roma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9-24T12:21:28</dc:date>
    <meta:printed-by>Egan Ford</meta:printed-by>
    <meta:print-date>2008-05-08T10:26:10</meta:print-date>
    <meta:editing-cycles>731</meta:editing-cycles>
    <meta:editing-duration>P11DT20H45M9S</meta:editing-duration>
    <meta:user-defined meta:name="Info 1"/>
    <meta:user-defined meta:name="Info 2"/>
    <meta:user-defined meta:name="Info 3"/>
    <meta:user-defined meta:name="Info 4"/>
    <meta:document-statistic meta:table-count="0" meta:image-count="0" meta:object-count="0" meta:page-count="38" meta:paragraph-count="1018" meta:word-count="12123" meta:character-count="74061"/>
  </office:meta>
</office:document-meta>
</file>